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12.36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HELP_ID</text:p>
          </table:table-cell>
          <table:table-cell table:style-name="ce1" office:value-type="string">
            <text:p>HELP_LINK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16">
            <text:p>2016</text:p>
          </table:table-cell>
          <table:table-cell table:style-name="ce1" office:value-type="float" office:value="2017">
            <text:p>2017</text:p>
          </table:table-cell>
          <table:table-cell table:style-name="ce1" office:value-type="float" office:value="2018">
            <text:p>2018</text:p>
          </table:table-cell>
          <table:table-cell table:style-name="ce1" office:value-type="float" office:value="2019">
            <text:p>2019</text:p>
          </table:table-cell>
          <table:table-cell table:style-name="ce1" office:value-type="float" office:value="2020">
            <text:p>2020</text:p>
          </table:table-cell>
          <table:table-cell table:style-name="ce1" office:value-type="float" office:value="2021">
            <text:p>2021</text:p>
          </table:table-cell>
          <table:table-cell table:style-name="ce1"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NDM1</text:p>
          </table:table-cell>
          <table:table-cell table:formula="of:=HYPERLINK(CONCATENATE(&quot;http://www.holyhog.com/deficit_hawk/&quot;;[.B2]; &quot;.html&quot;))" office:value-type="string" office:string-value="http://www.holyhog.com/deficit_hawk/SPENDM1.html">
            <text:p>http://www.holyhog.com/deficit_hawk/SPENDM1.html</text:p>
          </table:table-cell>
          <table:table-cell office:value-type="string">
            <text:p>MIL</text:p>
          </table:table-cell>
          <table:table-cell/>
          <table:table-cell office:value-type="string">
            <text:p>Introduce Minimum Out-of-Pocket Requirements Under TRICARE For Life </text:p>
          </table:table-cell>
          <table:table-cell office:value-type="float" office:value="0">
            <text:p>0</text:p>
          </table:table-cell>
          <table:table-cell office:value-type="float" office:value="-2700">
            <text:p>-2700</text:p>
          </table:table-cell>
          <table:table-cell office:value-type="float" office:value="-3900">
            <text:p>-3900</text:p>
          </table:table-cell>
          <table:table-cell office:value-type="float" office:value="-4200">
            <text:p>-4200</text:p>
          </table:table-cell>
          <table:table-cell office:value-type="float" office:value="-4500">
            <text:p>-4500</text:p>
          </table:table-cell>
          <table:table-cell office:value-type="float" office:value="-4800">
            <text:p>-4800</text:p>
          </table:table-cell>
          <table:table-cell office:value-type="float" office:value="-5100">
            <text:p>-5100</text:p>
          </table:table-cell>
          <table:table-cell office:value-type="float" office:value="-5500">
            <text:p>-5500</text:p>
          </table:table-cell>
          <table:table-cell office:value-type="float" office:value="-5900">
            <text:p>-5900</text:p>
          </table:table-cell>
          <table:table-cell office:value-type="float" office:value="-6400">
            <text:p>-640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ENDM2</text:p>
          </table:table-cell>
          <table:table-cell table:formula="of:=HYPERLINK(CONCATENATE(&quot;http://www.holyhog.com/deficit_hawk/&quot;;[.B3]; &quot;.html&quot;))" office:value-type="string" office:string-value="http://www.holyhog.com/deficit_hawk/SPENDM2.html">
            <text:p>http://www.holyhog.com/deficit_hawk/SPENDM2.html</text:p>
          </table:table-cell>
          <table:table-cell office:value-type="string">
            <text:p>ENG</text:p>
          </table:table-cell>
          <table:table-cell/>
          <table:table-cell office:value-type="string">
            <text:p>Transfer the Tennessee Valley Authority\'s Electric Utility Functions and Associated Assets and Liabilities 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-100">
            <text:p>-100</text:p>
          </table:table-cell>
          <table:table-cell table:number-columns-repeated="7" office:value-type="float" office:value="-500">
            <text:p>-500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ENDM3</text:p>
          </table:table-cell>
          <table:table-cell table:formula="of:=HYPERLINK(CONCATENATE(&quot;http://www.holyhog.com/deficit_hawk/&quot;;[.B4]; &quot;.html&quot;))" office:value-type="string" office:string-value="http://www.holyhog.com/deficit_hawk/SPENDM3.html">
            <text:p>http://www.holyhog.com/deficit_hawk/SPENDM3.html</text:p>
          </table:table-cell>
          <table:table-cell office:value-type="string">
            <text:p>ENG</text:p>
          </table:table-cell>
          <table:table-cell/>
          <table:table-cell office:value-type="string">
            <text:p>Reduce the Size of the Strategic Petroleum Reserve </text:p>
          </table:table-cell>
          <table:table-cell office:value-type="float" office:value="-700">
            <text:p>-700</text:p>
          </table:table-cell>
          <table:table-cell office:value-type="float" office:value="-1300">
            <text:p>-1300</text:p>
          </table:table-cell>
          <table:table-cell table:number-columns-repeated="3" office:value-type="float" office:value="-1400">
            <text:p>-1400</text:p>
          </table:table-cell>
          <table:table-cell office:value-type="float" office:value="-700">
            <text:p>-700</text:p>
          </table:table-cell>
          <table:table-cell table:number-columns-repeated="4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ENDM4</text:p>
          </table:table-cell>
          <table:table-cell table:formula="of:=HYPERLINK(CONCATENATE(&quot;http://www.holyhog.com/deficit_hawk/&quot;;[.B5]; &quot;.html&quot;))" office:value-type="string" office:string-value="http://www.holyhog.com/deficit_hawk/SPENDM4.html">
            <text:p>http://www.holyhog.com/deficit_hawk/SPENDM4.html</text:p>
          </table:table-cell>
          <table:table-cell office:value-type="string">
            <text:p>AG</text:p>
          </table:table-cell>
          <table:table-cell/>
          <table:table-cell office:value-type="string">
            <text:p>Prohibit New Enrollment in the Conservation Stewardship Program <text:s/></text:p>
          </table:table-cell>
          <table:table-cell office:value-type="float" office:value="-35">
            <text:p>-35</text:p>
          </table:table-cell>
          <table:table-cell office:value-type="float" office:value="-255">
            <text:p>-255</text:p>
          </table:table-cell>
          <table:table-cell office:value-type="float" office:value="-479">
            <text:p>-479</text:p>
          </table:table-cell>
          <table:table-cell office:value-type="float" office:value="-706">
            <text:p>-706</text:p>
          </table:table-cell>
          <table:table-cell office:value-type="float" office:value="-899">
            <text:p>-899</text:p>
          </table:table-cell>
          <table:table-cell office:value-type="float" office:value="-1185">
            <text:p>-1185</text:p>
          </table:table-cell>
          <table:table-cell office:value-type="float" office:value="-1411">
            <text:p>-1411</text:p>
          </table:table-cell>
          <table:table-cell office:value-type="float" office:value="-1634">
            <text:p>-1634</text:p>
          </table:table-cell>
          <table:table-cell office:value-type="float" office:value="-1860">
            <text:p>-1860</text:p>
          </table:table-cell>
          <table:table-cell office:value-type="float" office:value="-2087">
            <text:p>-2087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PENDM5</text:p>
          </table:table-cell>
          <table:table-cell table:formula="of:=HYPERLINK(CONCATENATE(&quot;http://www.holyhog.com/deficit_hawk/&quot;;[.B6]; &quot;.html&quot;))" office:value-type="string" office:string-value="http://www.holyhog.com/deficit_hawk/SPENDM5.html">
            <text:p>http://www.holyhog.com/deficit_hawk/SPENDM5.html</text:p>
          </table:table-cell>
          <table:table-cell office:value-type="string">
            <text:p>AG</text:p>
          </table:table-cell>
          <table:table-cell/>
          <table:table-cell office:value-type="string">
            <text:p>Limit Enrollment in the Conservation Reserve Program 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table:number-columns-repeated="2" office:value-type="float" office:value="-800">
            <text:p>-800</text:p>
          </table:table-cell>
          <table:table-cell office:value-type="float" office:value="-1100">
            <text:p>-1100</text:p>
          </table:table-cell>
          <table:table-cell office:value-type="float" office:value="-1000">
            <text:p>-1000</text:p>
          </table:table-cell>
          <table:table-cell office:value-type="float" office:value="-1100">
            <text:p>-1100</text:p>
          </table:table-cell>
          <table:table-cell office:value-type="float" office:value="-1000">
            <text:p>-1000</text:p>
          </table:table-cell>
          <table:table-cell table:number-columns-repeated="2" office:value-type="float" office:value="-1200">
            <text:p>-1200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ENDM6</text:p>
          </table:table-cell>
          <table:table-cell table:formula="of:=HYPERLINK(CONCATENATE(&quot;http://www.holyhog.com/deficit_hawk/&quot;;[.B7]; &quot;.html&quot;))" office:value-type="string" office:string-value="http://www.holyhog.com/deficit_hawk/SPENDM6.html">
            <text:p>http://www.holyhog.com/deficit_hawk/SPENDM6.html</text:p>
          </table:table-cell>
          <table:table-cell office:value-type="string">
            <text:p>AG</text:p>
          </table:table-cell>
          <table:table-cell/>
          <table:table-cell office:value-type="string">
            <text:p>Reduce the Premium Subsidy in the Crop Insurance Program </text:p>
          </table:table-cell>
          <table:table-cell office:value-type="float" office:value="-400">
            <text:p>-400</text:p>
          </table:table-cell>
          <table:table-cell table:number-columns-repeated="3" office:value-type="float" office:value="-1200">
            <text:p>-1200</text:p>
          </table:table-cell>
          <table:table-cell table:number-columns-repeated="6" office:value-type="float" office:value="-1300">
            <text:p>-1300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PENDM7</text:p>
          </table:table-cell>
          <table:table-cell table:formula="of:=HYPERLINK(CONCATENATE(&quot;http://www.holyhog.com/deficit_hawk/&quot;;[.B8]; &quot;.html&quot;))" office:value-type="string" office:string-value="http://www.holyhog.com/deficit_hawk/SPENDM7.html">
            <text:p>http://www.holyhog.com/deficit_hawk/SPENDM7.html</text:p>
          </table:table-cell>
          <table:table-cell office:value-type="string">
            <text:p>AG</text:p>
          </table:table-cell>
          <table:table-cell/>
          <table:table-cell office:value-type="string">
            <text:p>Reduce by 20 Percentage Points the Share of a Farmer\'s Base Acreage Eligible for USDA Payments <text:s/></text:p>
          </table:table-cell>
          <table:table-cell office:value-type="float" office:value="0">
            <text:p>0</text:p>
          </table:table-cell>
          <table:table-cell table:number-columns-repeated="3" office:value-type="float" office:value="-1000">
            <text:p>-1000</text:p>
          </table:table-cell>
          <table:table-cell table:number-columns-repeated="6" office:value-type="float" office:value="-1100">
            <text:p>-1100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PENDM8</text:p>
          </table:table-cell>
          <table:table-cell table:formula="of:=HYPERLINK(CONCATENATE(&quot;http://www.holyhog.com/deficit_hawk/&quot;;[.B9]; &quot;.html&quot;))" office:value-type="string" office:string-value="http://www.holyhog.com/deficit_hawk/SPENDM8.html">
            <text:p>http://www.holyhog.com/deficit_hawk/SPENDM8.html</text:p>
          </table:table-cell>
          <table:table-cell office:value-type="string">
            <text:p>HOUSING</text:p>
          </table:table-cell>
          <table:table-cell/>
          <table:table-cell office:value-type="string">
            <text:p>Lower the Loan Limits on Mortgages Guaranteed by Fannie Mae and Freddie Mac <text:s/>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  <table:table-cell table:number-columns-repeated="3" office:value-type="float" office:value="-300">
            <text:p>-300</text:p>
          </table:table-cell>
          <table:table-cell table:number-columns-repeated="3" office:value-type="float" office:value="-400">
            <text:p>-400</text:p>
          </table:table-cell>
          <table:table-cell table:number-columns-repeated="2" office:value-type="float" office:value="-500">
            <text:p>-500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ENDM9</text:p>
          </table:table-cell>
          <table:table-cell table:formula="of:=HYPERLINK(CONCATENATE(&quot;http://www.holyhog.com/deficit_hawk/&quot;;[.B10]; &quot;.html&quot;))" office:value-type="string" office:string-value="http://www.holyhog.com/deficit_hawk/SPENDM9.html">
            <text:p>http://www.holyhog.com/deficit_hawk/SPENDM9.html</text:p>
          </table:table-cell>
          <table:table-cell office:value-type="string">
            <text:p>HOUSING</text:p>
          </table:table-cell>
          <table:table-cell/>
          <table:table-cell office:value-type="string">
            <text:p>Increase Guarantee Fees Charged by Fannie Mae and Freddie Mac </text:p>
          </table:table-cell>
          <table:table-cell office:value-type="float" office:value="-1200">
            <text:p>-1200</text:p>
          </table:table-cell>
          <table:table-cell table:number-columns-repeated="4" office:value-type="float" office:value="-2500">
            <text:p>-2500</text:p>
          </table:table-cell>
          <table:table-cell office:value-type="float" office:value="-2700">
            <text:p>-2700</text:p>
          </table:table-cell>
          <table:table-cell office:value-type="float" office:value="-3000">
            <text:p>-3000</text:p>
          </table:table-cell>
          <table:table-cell office:value-type="float" office:value="-3100">
            <text:p>-3100</text:p>
          </table:table-cell>
          <table:table-cell office:value-type="float" office:value="-3200">
            <text:p>-3200</text:p>
          </table:table-cell>
          <table:table-cell office:value-type="float" office:value="-3300">
            <text:p>-3300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PENDM10</text:p>
          </table:table-cell>
          <table:table-cell table:formula="of:=HYPERLINK(CONCATENATE(&quot;http://www.holyhog.com/deficit_hawk/&quot;;[.B11]; &quot;.html&quot;))" office:value-type="string" office:string-value="http://www.holyhog.com/deficit_hawk/SPENDM10.html">
            <text:p>http://www.holyhog.com/deficit_hawk/SPENDM10.html</text:p>
          </table:table-cell>
          <table:table-cell office:value-type="string">
            <text:p>EDU</text:p>
          </table:table-cell>
          <table:table-cell/>
          <table:table-cell office:value-type="string">
            <text:p>Eliminate Subsidized Loans to Graduate Students <text:s/></text:p>
          </table:table-cell>
          <table:table-cell office:value-type="float" office:value="-700">
            <text:p>-700</text:p>
          </table:table-cell>
          <table:table-cell office:value-type="float" office:value="-1700">
            <text:p>-1700</text:p>
          </table:table-cell>
          <table:table-cell table:number-columns-repeated="2" office:value-type="float" office:value="-2000">
            <text:p>-2000</text:p>
          </table:table-cell>
          <table:table-cell table:number-columns-repeated="2" office:value-type="float" office:value="-1900">
            <text:p>-1900</text:p>
          </table:table-cell>
          <table:table-cell table:number-columns-repeated="2" office:value-type="float" office:value="-2000">
            <text:p>-2000</text:p>
          </table:table-cell>
          <table:table-cell table:number-columns-repeated="2" office:value-type="float" office:value="-2100">
            <text:p>-2100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ENDM11</text:p>
          </table:table-cell>
          <table:table-cell table:formula="of:=HYPERLINK(CONCATENATE(&quot;http://www.holyhog.com/deficit_hawk/&quot;;[.B12]; &quot;.html&quot;))" office:value-type="string" office:string-value="http://www.holyhog.com/deficit_hawk/SPENDM11.html">
            <text:p>http://www.holyhog.com/deficit_hawk/SPENDM11.html</text:p>
          </table:table-cell>
          <table:table-cell office:value-type="string">
            <text:p>EDU</text:p>
          </table:table-cell>
          <table:table-cell/>
          <table:table-cell office:value-type="string">
            <text:p>Change the Interest Rate Structure for Student Loans </text:p>
          </table:table-cell>
          <table:table-cell office:value-type="float" office:value="2100">
            <text:p>2100</text:p>
          </table:table-cell>
          <table:table-cell office:value-type="float" office:value="3000">
            <text:p>3000</text:p>
          </table:table-cell>
          <table:table-cell office:value-type="float" office:value="900">
            <text:p>900</text:p>
          </table:table-cell>
          <table:table-cell office:value-type="float" office:value="-2000">
            <text:p>-2000</text:p>
          </table:table-cell>
          <table:table-cell office:value-type="float" office:value="-4900">
            <text:p>-4900</text:p>
          </table:table-cell>
          <table:table-cell office:value-type="float" office:value="-8000">
            <text:p>-8000</text:p>
          </table:table-cell>
          <table:table-cell office:value-type="float" office:value="-10000">
            <text:p>-10000</text:p>
          </table:table-cell>
          <table:table-cell office:value-type="float" office:value="-10700">
            <text:p>-10700</text:p>
          </table:table-cell>
          <table:table-cell office:value-type="float" office:value="-11000">
            <text:p>-11000</text:p>
          </table:table-cell>
          <table:table-cell office:value-type="float" office:value="-11400">
            <text:p>-11400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PENDM12</text:p>
          </table:table-cell>
          <table:table-cell table:formula="of:=HYPERLINK(CONCATENATE(&quot;http://www.holyhog.com/deficit_hawk/&quot;;[.B13]; &quot;.html&quot;))" office:value-type="string" office:string-value="http://www.holyhog.com/deficit_hawk/SPENDM12.html">
            <text:p>http://www.holyhog.com/deficit_hawk/SPENDM12.html</text:p>
          </table:table-cell>
          <table:table-cell office:value-type="string">
            <text:p>HEALTH</text:p>
          </table:table-cell>
          <table:table-cell/>
          <table:table-cell office:value-type="string">
            <text:p>Add a "Public Plan" to the Health Insurance Exchanges 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-3200">
            <text:p>-3200</text:p>
          </table:table-cell>
          <table:table-cell office:value-type="float" office:value="-5900">
            <text:p>-5900</text:p>
          </table:table-cell>
          <table:table-cell office:value-type="float" office:value="-8300">
            <text:p>-8300</text:p>
          </table:table-cell>
          <table:table-cell office:value-type="float" office:value="-11300">
            <text:p>-11300</text:p>
          </table:table-cell>
          <table:table-cell office:value-type="float" office:value="-13500">
            <text:p>-13500</text:p>
          </table:table-cell>
          <table:table-cell office:value-type="float" office:value="-15200">
            <text:p>-15200</text:p>
          </table:table-cell>
          <table:table-cell table:number-columns-repeated="2" office:value-type="float" office:value="-15300">
            <text:p>-15300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PENDM13</text:p>
          </table:table-cell>
          <table:table-cell table:formula="of:=HYPERLINK(CONCATENATE(&quot;http://www.holyhog.com/deficit_hawk/&quot;;[.B14]; &quot;.html&quot;))" office:value-type="string" office:string-value="http://www.holyhog.com/deficit_hawk/SPENDM13.html">
            <text:p>http://www.holyhog.com/deficit_hawk/SPENDM13.html</text:p>
          </table:table-cell>
          <table:table-cell office:value-type="string">
            <text:p>HEALTH</text:p>
          </table:table-cell>
          <table:table-cell/>
          <table:table-cell office:value-type="string">
            <text:p>Limit Medical Malpractice Torts </text:p>
          </table:table-cell>
          <table:table-cell office:value-type="float" office:value="-100">
            <text:p>-100</text:p>
          </table:table-cell>
          <table:table-cell office:value-type="float" office:value="-800">
            <text:p>-800</text:p>
          </table:table-cell>
          <table:table-cell office:value-type="float" office:value="-2500">
            <text:p>-2500</text:p>
          </table:table-cell>
          <table:table-cell office:value-type="float" office:value="-4700">
            <text:p>-4700</text:p>
          </table:table-cell>
          <table:table-cell office:value-type="float" office:value="-7000">
            <text:p>-7000</text:p>
          </table:table-cell>
          <table:table-cell office:value-type="float" office:value="-8200">
            <text:p>-8200</text:p>
          </table:table-cell>
          <table:table-cell office:value-type="float" office:value="-8800">
            <text:p>-8800</text:p>
          </table:table-cell>
          <table:table-cell office:value-type="float" office:value="-9500">
            <text:p>-9500</text:p>
          </table:table-cell>
          <table:table-cell office:value-type="float" office:value="-10100">
            <text:p>-10100</text:p>
          </table:table-cell>
          <table:table-cell office:value-type="float" office:value="-10700">
            <text:p>-10700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ENDM14</text:p>
          </table:table-cell>
          <table:table-cell table:formula="of:=HYPERLINK(CONCATENATE(&quot;http://www.holyhog.com/deficit_hawk/&quot;;[.B15]; &quot;.html&quot;))" office:value-type="string" office:string-value="http://www.holyhog.com/deficit_hawk/SPENDM14.html">
            <text:p>http://www.holyhog.com/deficit_hawk/SPENDM14.html</text:p>
          </table:table-cell>
          <table:table-cell office:value-type="string">
            <text:p>HEALTH</text:p>
          </table:table-cell>
          <table:table-cell/>
          <table:table-cell office:value-type="string">
            <text:p>Adopt a Voucher Plan and Slow the Growth of Federal Contributions for the Federal Employees Health Benefits Program <text:s/>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  <table:table-cell office:value-type="float" office:value="-1090">
            <text:p>-1090</text:p>
          </table:table-cell>
          <table:table-cell office:value-type="float" office:value="-1690">
            <text:p>-1690</text:p>
          </table:table-cell>
          <table:table-cell office:value-type="float" office:value="-2390">
            <text:p>-2390</text:p>
          </table:table-cell>
          <table:table-cell office:value-type="float" office:value="-2790">
            <text:p>-2790</text:p>
          </table:table-cell>
          <table:table-cell office:value-type="float" office:value="-3880">
            <text:p>-3880</text:p>
          </table:table-cell>
          <table:table-cell office:value-type="float" office:value="-5080">
            <text:p>-5080</text:p>
          </table:table-cell>
          <table:table-cell office:value-type="float" office:value="-6370">
            <text:p>-6370</text:p>
          </table:table-cell>
          <table:table-cell office:value-type="float" office:value="-7760">
            <text:p>-776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ENDM15</text:p>
          </table:table-cell>
          <table:table-cell table:formula="of:=HYPERLINK(CONCATENATE(&quot;http://www.holyhog.com/deficit_hawk/&quot;;[.B16]; &quot;.html&quot;))" office:value-type="string" office:string-value="http://www.holyhog.com/deficit_hawk/SPENDM15.html">
            <text:p>http://www.holyhog.com/deficit_hawk/SPENDM15.html</text:p>
          </table:table-cell>
          <table:table-cell office:value-type="string">
            <text:p>HEALTH</text:p>
          </table:table-cell>
          <table:table-cell office:value-type="float" office:value="4">
            <text:p>4</text:p>
          </table:table-cell>
          <table:table-cell office:value-type="string">
            <text:p>Convert the Federal Share of Medicaid\'s Payments for Long-Term Care Services into a Block Grant|Index the grant to changes in the ECI </text:p>
          </table:table-cell>
          <table:table-cell office:value-type="float" office:value="-3800">
            <text:p>-3800</text:p>
          </table:table-cell>
          <table:table-cell office:value-type="float" office:value="-10800">
            <text:p>-10800</text:p>
          </table:table-cell>
          <table:table-cell office:value-type="float" office:value="-15200">
            <text:p>-15200</text:p>
          </table:table-cell>
          <table:table-cell office:value-type="float" office:value="-19300">
            <text:p>-19300</text:p>
          </table:table-cell>
          <table:table-cell office:value-type="float" office:value="-24300">
            <text:p>-24300</text:p>
          </table:table-cell>
          <table:table-cell office:value-type="float" office:value="-29300">
            <text:p>-29300</text:p>
          </table:table-cell>
          <table:table-cell office:value-type="float" office:value="-35300">
            <text:p>-35300</text:p>
          </table:table-cell>
          <table:table-cell office:value-type="float" office:value="-42100">
            <text:p>-42100</text:p>
          </table:table-cell>
          <table:table-cell office:value-type="float" office:value="-49500">
            <text:p>-49500</text:p>
          </table:table-cell>
          <table:table-cell office:value-type="float" office:value="-57900">
            <text:p>-57900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ENDM15</text:p>
          </table:table-cell>
          <table:table-cell table:formula="of:=HYPERLINK(CONCATENATE(&quot;http://www.holyhog.com/deficit_hawk/&quot;;[.B17]; &quot;.html&quot;))" office:value-type="string" office:string-value="http://www.holyhog.com/deficit_hawk/SPENDM15.html">
            <text:p>http://www.holyhog.com/deficit_hawk/SPENDM15.html</text:p>
          </table:table-cell>
          <table:table-cell office:value-type="string">
            <text:p>HEALTH</text:p>
          </table:table-cell>
          <table:table-cell office:value-type="float" office:value="4">
            <text:p>4</text:p>
          </table:table-cell>
          <table:table-cell office:value-type="string">
            <text:p>Convert the Federal Share of Medicaid\'s Payments for Long-Term Care Services into a Block Grant|Index the grant to changes in the ECI and in the Medicaid aged blind and disabled populations </text:p>
          </table:table-cell>
          <table:table-cell office:value-type="float" office:value="-1900">
            <text:p>-1900</text:p>
          </table:table-cell>
          <table:table-cell office:value-type="float" office:value="-5100">
            <text:p>-5100</text:p>
          </table:table-cell>
          <table:table-cell office:value-type="float" office:value="-8100">
            <text:p>-8100</text:p>
          </table:table-cell>
          <table:table-cell office:value-type="float" office:value="-11000">
            <text:p>-11000</text:p>
          </table:table-cell>
          <table:table-cell office:value-type="float" office:value="-14800">
            <text:p>-14800</text:p>
          </table:table-cell>
          <table:table-cell office:value-type="float" office:value="-18600">
            <text:p>-18600</text:p>
          </table:table-cell>
          <table:table-cell office:value-type="float" office:value="-23300">
            <text:p>-23300</text:p>
          </table:table-cell>
          <table:table-cell office:value-type="float" office:value="-28500">
            <text:p>-28500</text:p>
          </table:table-cell>
          <table:table-cell office:value-type="float" office:value="-34300">
            <text:p>-34300</text:p>
          </table:table-cell>
          <table:table-cell office:value-type="float" office:value="-40900">
            <text:p>-4090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ENDM16</text:p>
          </table:table-cell>
          <table:table-cell table:formula="of:=HYPERLINK(CONCATENATE(&quot;http://www.holyhog.com/deficit_hawk/&quot;;[.B18]; &quot;.html&quot;))" office:value-type="string" office:string-value="http://www.holyhog.com/deficit_hawk/SPENDM16.html">
            <text:p>http://www.holyhog.com/deficit_hawk/SPENDM16.html</text:p>
          </table:table-cell>
          <table:table-cell office:value-type="string">
            <text:p>HEALTH</text:p>
          </table:table-cell>
          <table:table-cell/>
          <table:table-cell office:value-type="string">
            <text:p>Reduce the Floor on Federal Matching Rates for Medicaid Services </text:p>
          </table:table-cell>
          <table:table-cell office:value-type="float" office:value="-13000">
            <text:p>-13000</text:p>
          </table:table-cell>
          <table:table-cell office:value-type="float" office:value="-14000">
            <text:p>-14000</text:p>
          </table:table-cell>
          <table:table-cell office:value-type="float" office:value="-15000">
            <text:p>-15000</text:p>
          </table:table-cell>
          <table:table-cell office:value-type="float" office:value="-16000">
            <text:p>-16000</text:p>
          </table:table-cell>
          <table:table-cell office:value-type="float" office:value="-17000">
            <text:p>-17000</text:p>
          </table:table-cell>
          <table:table-cell office:value-type="float" office:value="-18000">
            <text:p>-18000</text:p>
          </table:table-cell>
          <table:table-cell office:value-type="float" office:value="-20000">
            <text:p>-20000</text:p>
          </table:table-cell>
          <table:table-cell office:value-type="float" office:value="-21000">
            <text:p>-21000</text:p>
          </table:table-cell>
          <table:table-cell office:value-type="float" office:value="-23000">
            <text:p>-23000</text:p>
          </table:table-cell>
          <table:table-cell office:value-type="float" office:value="-25000">
            <text:p>-2500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ENDM17</text:p>
          </table:table-cell>
          <table:table-cell table:formula="of:=HYPERLINK(CONCATENATE(&quot;http://www.holyhog.com/deficit_hawk/&quot;;[.B19]; &quot;.html&quot;))" office:value-type="string" office:string-value="http://www.holyhog.com/deficit_hawk/SPENDM17.html">
            <text:p>http://www.holyhog.com/deficit_hawk/SPENDM17.html</text:p>
          </table:table-cell>
          <table:table-cell office:value-type="string">
            <text:p>EDU</text:p>
          </table:table-cell>
          <table:table-cell/>
          <table:table-cell office:value-type="string">
            <text:p>Consolidate and Reduce Federal Payments for Graduate Medical Education Costs at Teaching Hospitals </text:p>
          </table:table-cell>
          <table:table-cell office:value-type="float" office:value="0">
            <text:p>0</text:p>
          </table:table-cell>
          <table:table-cell office:value-type="float" office:value="-5200">
            <text:p>-5200</text:p>
          </table:table-cell>
          <table:table-cell office:value-type="float" office:value="-5800">
            <text:p>-5800</text:p>
          </table:table-cell>
          <table:table-cell office:value-type="float" office:value="-6400">
            <text:p>-6400</text:p>
          </table:table-cell>
          <table:table-cell office:value-type="float" office:value="-7200">
            <text:p>-7200</text:p>
          </table:table-cell>
          <table:table-cell office:value-type="float" office:value="-7800">
            <text:p>-7800</text:p>
          </table:table-cell>
          <table:table-cell office:value-type="float" office:value="-8300">
            <text:p>-8300</text:p>
          </table:table-cell>
          <table:table-cell office:value-type="float" office:value="-8900">
            <text:p>-8900</text:p>
          </table:table-cell>
          <table:table-cell office:value-type="float" office:value="-9500">
            <text:p>-9500</text:p>
          </table:table-cell>
          <table:table-cell office:value-type="float" office:value="-10300">
            <text:p>-10300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ENDM18</text:p>
          </table:table-cell>
          <table:table-cell table:formula="of:=HYPERLINK(CONCATENATE(&quot;http://www.holyhog.com/deficit_hawk/&quot;;[.B20]; &quot;.html&quot;))" office:value-type="string" office:string-value="http://www.holyhog.com/deficit_hawk/SPENDM18.html">
            <text:p>http://www.holyhog.com/deficit_hawk/SPENDM18.html</text:p>
          </table:table-cell>
          <table:table-cell office:value-type="string">
            <text:p>HEALTH</text:p>
          </table:table-cell>
          <table:table-cell/>
          <table:table-cell office:value-type="string">
            <text:p>Raise the Age of Eligibility for Medicare to 67 </text:p>
          </table:table-cell>
          <table:table-cell table:number-columns-repeated="2" office:value-type="float" office:value="0">
            <text:p>0</text:p>
          </table:table-cell>
          <table:table-cell office:value-type="float" office:value="-3200">
            <text:p>-3200</text:p>
          </table:table-cell>
          <table:table-cell office:value-type="float" office:value="-6100">
            <text:p>-6100</text:p>
          </table:table-cell>
          <table:table-cell office:value-type="float" office:value="-8900">
            <text:p>-8900</text:p>
          </table:table-cell>
          <table:table-cell office:value-type="float" office:value="-12300">
            <text:p>-12300</text:p>
          </table:table-cell>
          <table:table-cell office:value-type="float" office:value="-15700">
            <text:p>-15700</text:p>
          </table:table-cell>
          <table:table-cell office:value-type="float" office:value="-20800">
            <text:p>-20800</text:p>
          </table:table-cell>
          <table:table-cell office:value-type="float" office:value="-26000">
            <text:p>-26000</text:p>
          </table:table-cell>
          <table:table-cell office:value-type="float" office:value="-31800">
            <text:p>-31800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ENDM19</text:p>
          </table:table-cell>
          <table:table-cell table:formula="of:=HYPERLINK(CONCATENATE(&quot;http://www.holyhog.com/deficit_hawk/&quot;;[.B21]; &quot;.html&quot;))" office:value-type="string" office:string-value="http://www.holyhog.com/deficit_hawk/SPENDM19.html">
            <text:p>http://www.holyhog.com/deficit_hawk/SPENDM19.html</text:p>
          </table:table-cell>
          <table:table-cell office:value-type="string">
            <text:p>HEALTH</text:p>
          </table:table-cell>
          <table:table-cell/>
          <table:table-cell office:value-type="string">
            <text:p>Impose Cost Sharing for the First 20 Days of a Stay in a Skilled Nursing Facility Under Medicare </text:p>
          </table:table-cell>
          <table:table-cell office:value-type="float" office:value="0">
            <text:p>0</text:p>
          </table:table-cell>
          <table:table-cell office:value-type="float" office:value="-1500">
            <text:p>-1500</text:p>
          </table:table-cell>
          <table:table-cell office:value-type="float" office:value="-2100">
            <text:p>-2100</text:p>
          </table:table-cell>
          <table:table-cell office:value-type="float" office:value="-2200">
            <text:p>-2200</text:p>
          </table:table-cell>
          <table:table-cell office:value-type="float" office:value="-2300">
            <text:p>-2300</text:p>
          </table:table-cell>
          <table:table-cell office:value-type="float" office:value="-2400">
            <text:p>-2400</text:p>
          </table:table-cell>
          <table:table-cell office:value-type="float" office:value="-2500">
            <text:p>-2500</text:p>
          </table:table-cell>
          <table:table-cell office:value-type="float" office:value="-2600">
            <text:p>-2600</text:p>
          </table:table-cell>
          <table:table-cell office:value-type="float" office:value="-2800">
            <text:p>-2800</text:p>
          </table:table-cell>
          <table:table-cell office:value-type="float" office:value="-2900">
            <text:p>-2900</text:p>
          </table:table-cell>
          <table:table-cell table:number-columns-repeated="100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PENDM20</text:p>
          </table:table-cell>
          <table:table-cell table:formula="of:=HYPERLINK(CONCATENATE(&quot;http://www.holyhog.com/deficit_hawk/&quot;;[.B22]; &quot;.html&quot;))" office:value-type="string" office:string-value="http://www.holyhog.com/deficit_hawk/SPENDM20.html">
            <text:p>http://www.holyhog.com/deficit_hawk/SPENDM20.html</text:p>
          </table:table-cell>
          <table:table-cell office:value-type="string">
            <text:p>HEALTH</text:p>
          </table:table-cell>
          <table:table-cell/>
          <table:table-cell office:value-type="string">
            <text:p>Require a Copayment for Home Health Episodes Covered by Medicare </text:p>
          </table:table-cell>
          <table:table-cell office:value-type="float" office:value="0">
            <text:p>0</text:p>
          </table:table-cell>
          <table:table-cell office:value-type="float" office:value="-2600">
            <text:p>-2600</text:p>
          </table:table-cell>
          <table:table-cell office:value-type="float" office:value="-3600">
            <text:p>-3600</text:p>
          </table:table-cell>
          <table:table-cell office:value-type="float" office:value="-3800">
            <text:p>-3800</text:p>
          </table:table-cell>
          <table:table-cell office:value-type="float" office:value="-4100">
            <text:p>-4100</text:p>
          </table:table-cell>
          <table:table-cell office:value-type="float" office:value="-4400">
            <text:p>-4400</text:p>
          </table:table-cell>
          <table:table-cell office:value-type="float" office:value="-4700">
            <text:p>-4700</text:p>
          </table:table-cell>
          <table:table-cell office:value-type="float" office:value="-5200">
            <text:p>-5200</text:p>
          </table:table-cell>
          <table:table-cell office:value-type="float" office:value="-5700">
            <text:p>-5700</text:p>
          </table:table-cell>
          <table:table-cell office:value-type="float" office:value="-6100">
            <text:p>-6100</text:p>
          </table:table-cell>
          <table:table-cell table:number-columns-repeated="100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PENDM21</text:p>
          </table:table-cell>
          <table:table-cell table:formula="of:=HYPERLINK(CONCATENATE(&quot;http://www.holyhog.com/deficit_hawk/&quot;;[.B23]; &quot;.html&quot;))" office:value-type="string" office:string-value="http://www.holyhog.com/deficit_hawk/SPENDM21.html">
            <text:p>http://www.holyhog.com/deficit_hawk/SPENDM21.html</text:p>
          </table:table-cell>
          <table:table-cell office:value-type="string">
            <text:p>HEALTH</text:p>
          </table:table-cell>
          <table:table-cell office:value-type="float" office:value="3">
            <text:p>3</text:p>
          </table:table-cell>
          <table:table-cell office:value-type="string">
            <text:p>Reduce Medicare Costs by Changing the Cost-Sharing Structures for Medicare and Medigap Insurance|Establish uniform cost sharing only </text:p>
          </table:table-cell>
          <table:table-cell office:value-type="float" office:value="0">
            <text:p>0</text:p>
          </table:table-cell>
          <table:table-cell office:value-type="float" office:value="-2700">
            <text:p>-2700</text:p>
          </table:table-cell>
          <table:table-cell office:value-type="float" office:value="-3600">
            <text:p>-3600</text:p>
          </table:table-cell>
          <table:table-cell office:value-type="float" office:value="-3300">
            <text:p>-3300</text:p>
          </table:table-cell>
          <table:table-cell office:value-type="float" office:value="-3200">
            <text:p>-3200</text:p>
          </table:table-cell>
          <table:table-cell office:value-type="float" office:value="-3400">
            <text:p>-3400</text:p>
          </table:table-cell>
          <table:table-cell office:value-type="float" office:value="-3800">
            <text:p>-3800</text:p>
          </table:table-cell>
          <table:table-cell office:value-type="float" office:value="-4000">
            <text:p>-4000</text:p>
          </table:table-cell>
          <table:table-cell table:number-columns-repeated="2" office:value-type="float" office:value="-4100">
            <text:p>-4100</text:p>
          </table:table-cell>
          <table:table-cell table:number-columns-repeated="100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PENDM21</text:p>
          </table:table-cell>
          <table:table-cell table:formula="of:=HYPERLINK(CONCATENATE(&quot;http://www.holyhog.com/deficit_hawk/&quot;;[.B24]; &quot;.html&quot;))" office:value-type="string" office:string-value="http://www.holyhog.com/deficit_hawk/SPENDM21.html">
            <text:p>http://www.holyhog.com/deficit_hawk/SPENDM21.html</text:p>
          </table:table-cell>
          <table:table-cell office:value-type="string">
            <text:p>HEALTH</text:p>
          </table:table-cell>
          <table:table-cell office:value-type="float" office:value="3">
            <text:p>3</text:p>
          </table:table-cell>
          <table:table-cell office:value-type="string">
            <text:p>Reduce Medicare Costs by Changing the Cost-Sharing Structures for Medicare and Medigap Insurance|Restrict medigap plans only </text:p>
          </table:table-cell>
          <table:table-cell office:value-type="float" office:value="0">
            <text:p>0</text:p>
          </table:table-cell>
          <table:table-cell office:value-type="float" office:value="-3700">
            <text:p>-3700</text:p>
          </table:table-cell>
          <table:table-cell office:value-type="float" office:value="-5100">
            <text:p>-5100</text:p>
          </table:table-cell>
          <table:table-cell office:value-type="float" office:value="-5400">
            <text:p>-5400</text:p>
          </table:table-cell>
          <table:table-cell office:value-type="float" office:value="-5700">
            <text:p>-5700</text:p>
          </table:table-cell>
          <table:table-cell office:value-type="float" office:value="-6000">
            <text:p>-6000</text:p>
          </table:table-cell>
          <table:table-cell office:value-type="float" office:value="-6300">
            <text:p>-6300</text:p>
          </table:table-cell>
          <table:table-cell office:value-type="float" office:value="-6700">
            <text:p>-6700</text:p>
          </table:table-cell>
          <table:table-cell office:value-type="float" office:value="-7100">
            <text:p>-7100</text:p>
          </table:table-cell>
          <table:table-cell office:value-type="float" office:value="-7500">
            <text:p>-7500</text:p>
          </table:table-cell>
          <table:table-cell table:number-columns-repeated="100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PENDM21</text:p>
          </table:table-cell>
          <table:table-cell table:formula="of:=HYPERLINK(CONCATENATE(&quot;http://www.holyhog.com/deficit_hawk/&quot;;[.B25]; &quot;.html&quot;))" office:value-type="string" office:string-value="http://www.holyhog.com/deficit_hawk/SPENDM21.html">
            <text:p>http://www.holyhog.com/deficit_hawk/SPENDM21.html</text:p>
          </table:table-cell>
          <table:table-cell office:value-type="string">
            <text:p>HEALTH</text:p>
          </table:table-cell>
          <table:table-cell office:value-type="float" office:value="3">
            <text:p>3</text:p>
          </table:table-cell>
          <table:table-cell office:value-type="string">
            <text:p>Reduce Medicare Costs by Changing the Cost-Sharing Structures for Medicare and Medigap Insurance|Establish uniform cost sharing and restrict medigap plans </text:p>
          </table:table-cell>
          <table:table-cell office:value-type="float" office:value="0">
            <text:p>0</text:p>
          </table:table-cell>
          <table:table-cell office:value-type="float" office:value="-6900">
            <text:p>-6900</text:p>
          </table:table-cell>
          <table:table-cell office:value-type="float" office:value="-9400">
            <text:p>-9400</text:p>
          </table:table-cell>
          <table:table-cell office:value-type="float" office:value="-9300">
            <text:p>-9300</text:p>
          </table:table-cell>
          <table:table-cell office:value-type="float" office:value="-9700">
            <text:p>-9700</text:p>
          </table:table-cell>
          <table:table-cell office:value-type="float" office:value="-10100">
            <text:p>-10100</text:p>
          </table:table-cell>
          <table:table-cell office:value-type="float" office:value="-10900">
            <text:p>-10900</text:p>
          </table:table-cell>
          <table:table-cell office:value-type="float" office:value="-11600">
            <text:p>-11600</text:p>
          </table:table-cell>
          <table:table-cell office:value-type="float" office:value="-12100">
            <text:p>-12100</text:p>
          </table:table-cell>
          <table:table-cell office:value-type="float" office:value="-12600">
            <text:p>-12600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ENDM22</text:p>
          </table:table-cell>
          <table:table-cell table:formula="of:=HYPERLINK(CONCATENATE(&quot;http://www.holyhog.com/deficit_hawk/&quot;;[.B26]; &quot;.html&quot;))" office:value-type="string" office:string-value="http://www.holyhog.com/deficit_hawk/SPENDM22.html">
            <text:p>http://www.holyhog.com/deficit_hawk/SPENDM22.html</text:p>
          </table:table-cell>
          <table:table-cell office:value-type="string">
            <text:p>HEALTH</text:p>
          </table:table-cell>
          <table:table-cell/>
          <table:table-cell office:value-type="string">
            <text:p>Increase the Basic Premium for Medicare Part B to 35 Percent of the Program\'s Costs </text:p>
          </table:table-cell>
          <table:table-cell office:value-type="float" office:value="-3500">
            <text:p>-3500</text:p>
          </table:table-cell>
          <table:table-cell office:value-type="float" office:value="-8300">
            <text:p>-8300</text:p>
          </table:table-cell>
          <table:table-cell office:value-type="float" office:value="-13600">
            <text:p>-13600</text:p>
          </table:table-cell>
          <table:table-cell office:value-type="float" office:value="-19500">
            <text:p>-19500</text:p>
          </table:table-cell>
          <table:table-cell office:value-type="float" office:value="-26400">
            <text:p>-26400</text:p>
          </table:table-cell>
          <table:table-cell office:value-type="float" office:value="-29400">
            <text:p>-29400</text:p>
          </table:table-cell>
          <table:table-cell office:value-type="float" office:value="-31000">
            <text:p>-31000</text:p>
          </table:table-cell>
          <table:table-cell office:value-type="float" office:value="-33500">
            <text:p>-33500</text:p>
          </table:table-cell>
          <table:table-cell office:value-type="float" office:value="-36200">
            <text:p>-36200</text:p>
          </table:table-cell>
          <table:table-cell office:value-type="float" office:value="-39800">
            <text:p>-3980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ENDM23</text:p>
          </table:table-cell>
          <table:table-cell table:formula="of:=HYPERLINK(CONCATENATE(&quot;http://www.holyhog.com/deficit_hawk/&quot;;[.B27]; &quot;.html&quot;))" office:value-type="string" office:string-value="http://www.holyhog.com/deficit_hawk/SPENDM23.html">
            <text:p>http://www.holyhog.com/deficit_hawk/SPENDM23.html</text:p>
          </table:table-cell>
          <table:table-cell office:value-type="string">
            <text:p>HEALTH</text:p>
          </table:table-cell>
          <table:table-cell/>
          <table:table-cell office:value-type="string">
            <text:p>Reduce Medicare\'s Payment Rates Across the Board in High-Spending Areas </text:p>
          </table:table-cell>
          <table:table-cell office:value-type="float" office:value="0">
            <text:p>0</text:p>
          </table:table-cell>
          <table:table-cell office:value-type="float" office:value="-1100">
            <text:p>-1100</text:p>
          </table:table-cell>
          <table:table-cell office:value-type="float" office:value="-2200">
            <text:p>-2200</text:p>
          </table:table-cell>
          <table:table-cell office:value-type="float" office:value="-3400">
            <text:p>-3400</text:p>
          </table:table-cell>
          <table:table-cell office:value-type="float" office:value="-4900">
            <text:p>-4900</text:p>
          </table:table-cell>
          <table:table-cell office:value-type="float" office:value="-6200">
            <text:p>-6200</text:p>
          </table:table-cell>
          <table:table-cell office:value-type="float" office:value="-6400">
            <text:p>-6400</text:p>
          </table:table-cell>
          <table:table-cell office:value-type="float" office:value="-7000">
            <text:p>-7000</text:p>
          </table:table-cell>
          <table:table-cell office:value-type="float" office:value="-7500">
            <text:p>-7500</text:p>
          </table:table-cell>
          <table:table-cell office:value-type="float" office:value="-8000">
            <text:p>-800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ENDM24</text:p>
          </table:table-cell>
          <table:table-cell table:formula="of:=HYPERLINK(CONCATENATE(&quot;http://www.holyhog.com/deficit_hawk/&quot;;[.B28]; &quot;.html&quot;))" office:value-type="string" office:string-value="http://www.holyhog.com/deficit_hawk/SPENDM24.html">
            <text:p>http://www.holyhog.com/deficit_hawk/SPENDM24.html</text:p>
          </table:table-cell>
          <table:table-cell office:value-type="string">
            <text:p>HEALTH</text:p>
          </table:table-cell>
          <table:table-cell/>
          <table:table-cell office:value-type="string">
            <text:p>Eliminate the Critical Access Hospital Medicare-Dependent Hospital and Sole Community Hospital Programs in Medicare </text:p>
          </table:table-cell>
          <table:table-cell office:value-type="float" office:value="-3800">
            <text:p>-3800</text:p>
          </table:table-cell>
          <table:table-cell office:value-type="float" office:value="-4100">
            <text:p>-4100</text:p>
          </table:table-cell>
          <table:table-cell office:value-type="float" office:value="-4500">
            <text:p>-4500</text:p>
          </table:table-cell>
          <table:table-cell office:value-type="float" office:value="-5000">
            <text:p>-5000</text:p>
          </table:table-cell>
          <table:table-cell office:value-type="float" office:value="-5600">
            <text:p>-5600</text:p>
          </table:table-cell>
          <table:table-cell office:value-type="float" office:value="-6300">
            <text:p>-6300</text:p>
          </table:table-cell>
          <table:table-cell office:value-type="float" office:value="-7000">
            <text:p>-7000</text:p>
          </table:table-cell>
          <table:table-cell office:value-type="float" office:value="-7800">
            <text:p>-7800</text:p>
          </table:table-cell>
          <table:table-cell office:value-type="float" office:value="-8600">
            <text:p>-8600</text:p>
          </table:table-cell>
          <table:table-cell office:value-type="float" office:value="-9500">
            <text:p>-9500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PENDM25</text:p>
          </table:table-cell>
          <table:table-cell table:formula="of:=HYPERLINK(CONCATENATE(&quot;http://www.holyhog.com/deficit_hawk/&quot;;[.B29]; &quot;.html&quot;))" office:value-type="string" office:string-value="http://www.holyhog.com/deficit_hawk/SPENDM25.html">
            <text:p>http://www.holyhog.com/deficit_hawk/SPENDM25.html</text:p>
          </table:table-cell>
          <table:table-cell office:value-type="string">
            <text:p>HEALTH</text:p>
          </table:table-cell>
          <table:table-cell/>
          <table:table-cell office:value-type="string">
            <text:p>Require Manufacturers to Pay a Minimum Rebate on Drugs Covered Under Medicare Part D for Low-Income Beneficiaries </text:p>
          </table:table-cell>
          <table:table-cell office:value-type="float" office:value="0">
            <text:p>0</text:p>
          </table:table-cell>
          <table:table-cell office:value-type="float" office:value="-4000">
            <text:p>-4000</text:p>
          </table:table-cell>
          <table:table-cell office:value-type="float" office:value="-10000">
            <text:p>-10000</text:p>
          </table:table-cell>
          <table:table-cell table:number-columns-repeated="2" office:value-type="float" office:value="-12000">
            <text:p>-12000</text:p>
          </table:table-cell>
          <table:table-cell office:value-type="float" office:value="-13000">
            <text:p>-13000</text:p>
          </table:table-cell>
          <table:table-cell table:number-columns-repeated="2" office:value-type="float" office:value="-14000">
            <text:p>-14000</text:p>
          </table:table-cell>
          <table:table-cell office:value-type="float" office:value="-15000">
            <text:p>-15000</text:p>
          </table:table-cell>
          <table:table-cell office:value-type="float" office:value="-18000">
            <text:p>-18000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PENDM26</text:p>
          </table:table-cell>
          <table:table-cell table:formula="of:=HYPERLINK(CONCATENATE(&quot;http://www.holyhog.com/deficit_hawk/&quot;;[.B30]; &quot;.html&quot;))" office:value-type="string" office:string-value="http://www.holyhog.com/deficit_hawk/SPENDM26.html">
            <text:p>http://www.holyhog.com/deficit_hawk/SPENDM26.html</text:p>
          </table:table-cell>
          <table:table-cell office:value-type="string">
            <text:p>FED</text:p>
          </table:table-cell>
          <table:table-cell/>
          <table:table-cell office:value-type="string">
            <text:p>Base Cost-of-Living Adjustments for Federal Civilian and Military Pensions and Veterans\' Benefits on an Alternative Measure of Inflation </text:p>
          </table:table-cell>
          <table:table-cell office:value-type="float" office:value="-300">
            <text:p>-300</text:p>
          </table:table-cell>
          <table:table-cell office:value-type="float" office:value="-800">
            <text:p>-800</text:p>
          </table:table-cell>
          <table:table-cell office:value-type="float" office:value="-1300">
            <text:p>-1300</text:p>
          </table:table-cell>
          <table:table-cell office:value-type="float" office:value="-1700">
            <text:p>-1700</text:p>
          </table:table-cell>
          <table:table-cell office:value-type="float" office:value="-2200">
            <text:p>-2200</text:p>
          </table:table-cell>
          <table:table-cell office:value-type="float" office:value="-2600">
            <text:p>-2600</text:p>
          </table:table-cell>
          <table:table-cell office:value-type="float" office:value="-3000">
            <text:p>-3000</text:p>
          </table:table-cell>
          <table:table-cell office:value-type="float" office:value="-3600">
            <text:p>-3600</text:p>
          </table:table-cell>
          <table:table-cell office:value-type="float" office:value="-4000">
            <text:p>-4000</text:p>
          </table:table-cell>
          <table:table-cell office:value-type="float" office:value="-4500">
            <text:p>-4500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ENDM27</text:p>
          </table:table-cell>
          <table:table-cell table:formula="of:=HYPERLINK(CONCATENATE(&quot;http://www.holyhog.com/deficit_hawk/&quot;;[.B31]; &quot;.html&quot;))" office:value-type="string" office:string-value="http://www.holyhog.com/deficit_hawk/SPENDM27.html">
            <text:p>http://www.holyhog.com/deficit_hawk/SPENDM27.html</text:p>
          </table:table-cell>
          <table:table-cell office:value-type="string">
            <text:p>SS</text:p>
          </table:table-cell>
          <table:table-cell/>
          <table:table-cell office:value-type="string">
            <text:p>Base Social Security Cost-of-Living Adjustments on an Alternative Measure of Inflation </text:p>
          </table:table-cell>
          <table:table-cell office:value-type="float" office:value="-1400">
            <text:p>-1400</text:p>
          </table:table-cell>
          <table:table-cell office:value-type="float" office:value="-3300">
            <text:p>-3300</text:p>
          </table:table-cell>
          <table:table-cell office:value-type="float" office:value="-5300">
            <text:p>-5300</text:p>
          </table:table-cell>
          <table:table-cell office:value-type="float" office:value="-7500">
            <text:p>-7500</text:p>
          </table:table-cell>
          <table:table-cell office:value-type="float" office:value="-9800">
            <text:p>-9800</text:p>
          </table:table-cell>
          <table:table-cell office:value-type="float" office:value="-12100">
            <text:p>-12100</text:p>
          </table:table-cell>
          <table:table-cell office:value-type="float" office:value="-14500">
            <text:p>-14500</text:p>
          </table:table-cell>
          <table:table-cell office:value-type="float" office:value="-16900">
            <text:p>-16900</text:p>
          </table:table-cell>
          <table:table-cell office:value-type="float" office:value="-19300">
            <text:p>-19300</text:p>
          </table:table-cell>
          <table:table-cell office:value-type="float" office:value="-21900">
            <text:p>-21900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PENDM28</text:p>
          </table:table-cell>
          <table:table-cell table:formula="of:=HYPERLINK(CONCATENATE(&quot;http://www.holyhog.com/deficit_hawk/&quot;;[.B32]; &quot;.html&quot;))" office:value-type="string" office:string-value="http://www.holyhog.com/deficit_hawk/SPENDM28.html">
            <text:p>http://www.holyhog.com/deficit_hawk/SPENDM28.html</text:p>
          </table:table-cell>
          <table:table-cell office:value-type="string">
            <text:p>SS</text:p>
          </table:table-cell>
          <table:table-cell office:value-type="float" office:value="10">
            <text:p>10</text:p>
          </table:table-cell>
          <table:table-cell office:value-type="string">
            <text:p>Link Initial Social Security Benefits to Average Prices Instead of Average Earnings|Implement pure price indexing </text:p>
          </table:table-cell>
          <table:table-cell office:value-type="float" office:value="-100">
            <text:p>-100</text:p>
          </table:table-cell>
          <table:table-cell office:value-type="float" office:value="-600">
            <text:p>-600</text:p>
          </table:table-cell>
          <table:table-cell office:value-type="float" office:value="-1800">
            <text:p>-1800</text:p>
          </table:table-cell>
          <table:table-cell office:value-type="float" office:value="-3800">
            <text:p>-3800</text:p>
          </table:table-cell>
          <table:table-cell office:value-type="float" office:value="-6800">
            <text:p>-6800</text:p>
          </table:table-cell>
          <table:table-cell office:value-type="float" office:value="-11000">
            <text:p>-11000</text:p>
          </table:table-cell>
          <table:table-cell office:value-type="float" office:value="-16600">
            <text:p>-16600</text:p>
          </table:table-cell>
          <table:table-cell office:value-type="float" office:value="-23300">
            <text:p>-23300</text:p>
          </table:table-cell>
          <table:table-cell office:value-type="float" office:value="-31500">
            <text:p>-31500</text:p>
          </table:table-cell>
          <table:table-cell office:value-type="float" office:value="-41100">
            <text:p>-41100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ENDM28</text:p>
          </table:table-cell>
          <table:table-cell table:formula="of:=HYPERLINK(CONCATENATE(&quot;http://www.holyhog.com/deficit_hawk/&quot;;[.B33]; &quot;.html&quot;))" office:value-type="string" office:string-value="http://www.holyhog.com/deficit_hawk/SPENDM28.html">
            <text:p>http://www.holyhog.com/deficit_hawk/SPENDM28.html</text:p>
          </table:table-cell>
          <table:table-cell office:value-type="string">
            <text:p>SS</text:p>
          </table:table-cell>
          <table:table-cell office:value-type="float" office:value="10">
            <text:p>10</text:p>
          </table:table-cell>
          <table:table-cell office:value-type="string">
            <text:p>Link Initial Social Security Benefits to Average Prices Instead of Average Earnings|Implement progressive price indexing </text:p>
          </table:table-cell>
          <table:table-cell office:value-type="float" office:value="-100">
            <text:p>-100</text:p>
          </table:table-cell>
          <table:table-cell office:value-type="float" office:value="-400">
            <text:p>-400</text:p>
          </table:table-cell>
          <table:table-cell office:value-type="float" office:value="-1200">
            <text:p>-1200</text:p>
          </table:table-cell>
          <table:table-cell office:value-type="float" office:value="-2400">
            <text:p>-2400</text:p>
          </table:table-cell>
          <table:table-cell office:value-type="float" office:value="-4200">
            <text:p>-4200</text:p>
          </table:table-cell>
          <table:table-cell office:value-type="float" office:value="-6700">
            <text:p>-6700</text:p>
          </table:table-cell>
          <table:table-cell office:value-type="float" office:value="-10200">
            <text:p>-10200</text:p>
          </table:table-cell>
          <table:table-cell office:value-type="float" office:value="-14400">
            <text:p>-14400</text:p>
          </table:table-cell>
          <table:table-cell office:value-type="float" office:value="-19600">
            <text:p>-19600</text:p>
          </table:table-cell>
          <table:table-cell office:value-type="float" office:value="-25400">
            <text:p>-25400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ENDM29</text:p>
          </table:table-cell>
          <table:table-cell table:formula="of:=HYPERLINK(CONCATENATE(&quot;http://www.holyhog.com/deficit_hawk/&quot;;[.B34]; &quot;.html&quot;))" office:value-type="string" office:string-value="http://www.holyhog.com/deficit_hawk/SPENDM29.html">
            <text:p>http://www.holyhog.com/deficit_hawk/SPENDM29.html</text:p>
          </table:table-cell>
          <table:table-cell office:value-type="string">
            <text:p>SS</text:p>
          </table:table-cell>
          <table:table-cell/>
          <table:table-cell office:value-type="string">
            <text:p>Raise the Earliest Eligibility Age for Social Security <text:s/></text:p>
          </table:table-cell>
          <table:table-cell office:value-type="float" office:value="-1700">
            <text:p>-1700</text:p>
          </table:table-cell>
          <table:table-cell office:value-type="float" office:value="-3900">
            <text:p>-3900</text:p>
          </table:table-cell>
          <table:table-cell office:value-type="float" office:value="-6300">
            <text:p>-6300</text:p>
          </table:table-cell>
          <table:table-cell office:value-type="float" office:value="-8900">
            <text:p>-8900</text:p>
          </table:table-cell>
          <table:table-cell office:value-type="float" office:value="-11900">
            <text:p>-11900</text:p>
          </table:table-cell>
          <table:table-cell office:value-type="float" office:value="-15000">
            <text:p>-15000</text:p>
          </table:table-cell>
          <table:table-cell office:value-type="float" office:value="-18400">
            <text:p>-18400</text:p>
          </table:table-cell>
          <table:table-cell office:value-type="float" office:value="-22400">
            <text:p>-22400</text:p>
          </table:table-cell>
          <table:table-cell office:value-type="float" office:value="-26000">
            <text:p>-26000</text:p>
          </table:table-cell>
          <table:table-cell office:value-type="float" office:value="-29400">
            <text:p>-29400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PENDM30</text:p>
          </table:table-cell>
          <table:table-cell table:formula="of:=HYPERLINK(CONCATENATE(&quot;http://www.holyhog.com/deficit_hawk/&quot;;[.B35]; &quot;.html&quot;))" office:value-type="string" office:string-value="http://www.holyhog.com/deficit_hawk/SPENDM30.html">
            <text:p>http://www.holyhog.com/deficit_hawk/SPENDM30.html</text:p>
          </table:table-cell>
          <table:table-cell office:value-type="string">
            <text:p>SS</text:p>
          </table:table-cell>
          <table:table-cell/>
          <table:table-cell office:value-type="string">
            <text:p>Raise the Full Retirement Age in Social Security <text:s/></text:p>
          </table:table-cell>
          <table:table-cell office:value-type="float" office:value="-100">
            <text:p>-100</text:p>
          </table:table-cell>
          <table:table-cell office:value-type="float" office:value="-600">
            <text:p>-600</text:p>
          </table:table-cell>
          <table:table-cell office:value-type="float" office:value="-1600">
            <text:p>-1600</text:p>
          </table:table-cell>
          <table:table-cell office:value-type="float" office:value="-3200">
            <text:p>-3200</text:p>
          </table:table-cell>
          <table:table-cell office:value-type="float" office:value="-6700">
            <text:p>-6700</text:p>
          </table:table-cell>
          <table:table-cell office:value-type="float" office:value="-11200">
            <text:p>-11200</text:p>
          </table:table-cell>
          <table:table-cell office:value-type="float" office:value="-16200">
            <text:p>-16200</text:p>
          </table:table-cell>
          <table:table-cell office:value-type="float" office:value="-21600">
            <text:p>-21600</text:p>
          </table:table-cell>
          <table:table-cell office:value-type="float" office:value="-27300">
            <text:p>-27300</text:p>
          </table:table-cell>
          <table:table-cell office:value-type="float" office:value="-31400">
            <text:p>-3140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PENDM31</text:p>
          </table:table-cell>
          <table:table-cell table:formula="of:=HYPERLINK(CONCATENATE(&quot;http://www.holyhog.com/deficit_hawk/&quot;;[.B36]; &quot;.html&quot;))" office:value-type="string" office:string-value="http://www.holyhog.com/deficit_hawk/SPENDM31.html">
            <text:p>http://www.holyhog.com/deficit_hawk/SPENDM31.html</text:p>
          </table:table-cell>
          <table:table-cell office:value-type="string">
            <text:p>SS</text:p>
          </table:table-cell>
          <table:table-cell/>
          <table:table-cell office:value-type="string">
            <text:p>Lengthen by Three Years the Computation Period for Social Security Benefits <text:s/></text:p>
          </table:table-cell>
          <table:table-cell office:value-type="float" office:value="-100">
            <text:p>-100</text:p>
          </table:table-cell>
          <table:table-cell office:value-type="float" office:value="-400">
            <text:p>-400</text:p>
          </table:table-cell>
          <table:table-cell office:value-type="float" office:value="-1000">
            <text:p>-1000</text:p>
          </table:table-cell>
          <table:table-cell office:value-type="float" office:value="-1900">
            <text:p>-1900</text:p>
          </table:table-cell>
          <table:table-cell office:value-type="float" office:value="-3100">
            <text:p>-3100</text:p>
          </table:table-cell>
          <table:table-cell office:value-type="float" office:value="-4800">
            <text:p>-4800</text:p>
          </table:table-cell>
          <table:table-cell office:value-type="float" office:value="-6700">
            <text:p>-6700</text:p>
          </table:table-cell>
          <table:table-cell office:value-type="float" office:value="-8800">
            <text:p>-8800</text:p>
          </table:table-cell>
          <table:table-cell office:value-type="float" office:value="-11100">
            <text:p>-11100</text:p>
          </table:table-cell>
          <table:table-cell office:value-type="float" office:value="-13500">
            <text:p>-1350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ENDM32</text:p>
          </table:table-cell>
          <table:table-cell table:formula="of:=HYPERLINK(CONCATENATE(&quot;http://www.holyhog.com/deficit_hawk/&quot;;[.B37]; &quot;.html&quot;))" office:value-type="string" office:string-value="http://www.holyhog.com/deficit_hawk/SPENDM32.html">
            <text:p>http://www.holyhog.com/deficit_hawk/SPENDM32.html</text:p>
          </table:table-cell>
          <table:table-cell office:value-type="string">
            <text:p>SS</text:p>
          </table:table-cell>
          <table:table-cell/>
          <table:table-cell office:value-type="string">
            <text:p>Apply the Social Security Benefit Formula to Individual Years of Earnings </text:p>
          </table:table-cell>
          <table:table-cell office:value-type="float" office:value="-300">
            <text:p>-300</text:p>
          </table:table-cell>
          <table:table-cell office:value-type="float" office:value="-1200">
            <text:p>-1200</text:p>
          </table:table-cell>
          <table:table-cell office:value-type="float" office:value="-2500">
            <text:p>-2500</text:p>
          </table:table-cell>
          <table:table-cell office:value-type="float" office:value="-4200">
            <text:p>-4200</text:p>
          </table:table-cell>
          <table:table-cell office:value-type="float" office:value="-6400">
            <text:p>-6400</text:p>
          </table:table-cell>
          <table:table-cell office:value-type="float" office:value="-8900">
            <text:p>-8900</text:p>
          </table:table-cell>
          <table:table-cell office:value-type="float" office:value="-11700">
            <text:p>-11700</text:p>
          </table:table-cell>
          <table:table-cell office:value-type="float" office:value="-14600">
            <text:p>-14600</text:p>
          </table:table-cell>
          <table:table-cell office:value-type="float" office:value="-17800">
            <text:p>-17800</text:p>
          </table:table-cell>
          <table:table-cell office:value-type="float" office:value="-20900">
            <text:p>-20900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ENDD1</text:p>
          </table:table-cell>
          <table:table-cell table:formula="of:=HYPERLINK(CONCATENATE(&quot;http://www.holyhog.com/deficit_hawk/&quot;;[.B38]; &quot;.html&quot;))" office:value-type="string" office:string-value="http://www.holyhog.com/deficit_hawk/SPENDD1.html">
            <text:p>http://www.holyhog.com/deficit_hawk/SPENDD1.html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Reduce the Growth in Appropriations for the Department of Defense|Reduce Growth by 1 Percentage Point Annually </text:p>
          </table:table-cell>
          <table:table-cell office:value-type="float" office:value="-3300">
            <text:p>-3300</text:p>
          </table:table-cell>
          <table:table-cell office:value-type="float" office:value="-7900">
            <text:p>-7900</text:p>
          </table:table-cell>
          <table:table-cell office:value-type="float" office:value="-13100">
            <text:p>-13100</text:p>
          </table:table-cell>
          <table:table-cell office:value-type="float" office:value="-18600">
            <text:p>-18600</text:p>
          </table:table-cell>
          <table:table-cell office:value-type="float" office:value="-24400">
            <text:p>-24400</text:p>
          </table:table-cell>
          <table:table-cell office:value-type="float" office:value="-30500">
            <text:p>-30500</text:p>
          </table:table-cell>
          <table:table-cell office:value-type="float" office:value="-36900">
            <text:p>-36900</text:p>
          </table:table-cell>
          <table:table-cell office:value-type="float" office:value="-43500">
            <text:p>-43500</text:p>
          </table:table-cell>
          <table:table-cell office:value-type="float" office:value="-50400">
            <text:p>-50400</text:p>
          </table:table-cell>
          <table:table-cell office:value-type="float" office:value="-57500">
            <text:p>-5750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PENDD1</text:p>
          </table:table-cell>
          <table:table-cell table:formula="of:=HYPERLINK(CONCATENATE(&quot;http://www.holyhog.com/deficit_hawk/&quot;;[.B39]; &quot;.html&quot;))" office:value-type="string" office:string-value="http://www.holyhog.com/deficit_hawk/SPENDD1.html">
            <text:p>http://www.holyhog.com/deficit_hawk/SPENDD1.html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Reduce the Growth in Appropriations for the Department of Defense|Freeze Funding at 2011 Level </text:p>
          </table:table-cell>
          <table:table-cell office:value-type="float" office:value="-5500">
            <text:p>-5500</text:p>
          </table:table-cell>
          <table:table-cell office:value-type="float" office:value="-14300">
            <text:p>-14300</text:p>
          </table:table-cell>
          <table:table-cell office:value-type="float" office:value="-25000">
            <text:p>-25000</text:p>
          </table:table-cell>
          <table:table-cell office:value-type="float" office:value="-36600">
            <text:p>-36600</text:p>
          </table:table-cell>
          <table:table-cell office:value-type="float" office:value="-49400">
            <text:p>-49400</text:p>
          </table:table-cell>
          <table:table-cell office:value-type="float" office:value="-63900">
            <text:p>-63900</text:p>
          </table:table-cell>
          <table:table-cell office:value-type="float" office:value="-79500">
            <text:p>-79500</text:p>
          </table:table-cell>
          <table:table-cell office:value-type="float" office:value="-95800">
            <text:p>-95800</text:p>
          </table:table-cell>
          <table:table-cell office:value-type="float" office:value="-112100">
            <text:p>-112100</text:p>
          </table:table-cell>
          <table:table-cell office:value-type="float" office:value="-128600">
            <text:p>-128600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ENDD1</text:p>
          </table:table-cell>
          <table:table-cell table:formula="of:=HYPERLINK(CONCATENATE(&quot;http://www.holyhog.com/deficit_hawk/&quot;;[.B40]; &quot;.html&quot;))" office:value-type="string" office:string-value="http://www.holyhog.com/deficit_hawk/SPENDD1.html">
            <text:p>http://www.holyhog.com/deficit_hawk/SPENDD1.html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Reduce the Growth in Appropriations for the Department of Defense|Reduce Funding by 1 Percent Annually </text:p>
          </table:table-cell>
          <table:table-cell office:value-type="float" office:value="-8800">
            <text:p>-8800</text:p>
          </table:table-cell>
          <table:table-cell office:value-type="float" office:value="-22100">
            <text:p>-22100</text:p>
          </table:table-cell>
          <table:table-cell office:value-type="float" office:value="-37700">
            <text:p>-37700</text:p>
          </table:table-cell>
          <table:table-cell office:value-type="float" office:value="-54300">
            <text:p>-54300</text:p>
          </table:table-cell>
          <table:table-cell office:value-type="float" office:value="-72100">
            <text:p>-72100</text:p>
          </table:table-cell>
          <table:table-cell office:value-type="float" office:value="-91500">
            <text:p>-91500</text:p>
          </table:table-cell>
          <table:table-cell office:value-type="float" office:value="-112100">
            <text:p>-112100</text:p>
          </table:table-cell>
          <table:table-cell office:value-type="float" office:value="-133200">
            <text:p>-133200</text:p>
          </table:table-cell>
          <table:table-cell office:value-type="float" office:value="-154400">
            <text:p>-154400</text:p>
          </table:table-cell>
          <table:table-cell office:value-type="float" office:value="-175700">
            <text:p>-175700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PENDD2</text:p>
          </table:table-cell>
          <table:table-cell table:formula="of:=HYPERLINK(CONCATENATE(&quot;http://www.holyhog.com/deficit_hawk/&quot;;[.B41]; &quot;.html&quot;))" office:value-type="string" office:string-value="http://www.holyhog.com/deficit_hawk/SPENDD2.html">
            <text:p>http://www.holyhog.com/deficit_hawk/SPENDD2.html</text:p>
          </table:table-cell>
          <table:table-cell office:value-type="string">
            <text:p>MIL</text:p>
          </table:table-cell>
          <table:table-cell/>
          <table:table-cell office:value-type="string">
            <text:p>Cap Increases in Military Basic Pay </text:p>
          </table:table-cell>
          <table:table-cell office:value-type="float" office:value="-270">
            <text:p>-270</text:p>
          </table:table-cell>
          <table:table-cell office:value-type="float" office:value="-680">
            <text:p>-680</text:p>
          </table:table-cell>
          <table:table-cell office:value-type="float" office:value="-1100">
            <text:p>-1100</text:p>
          </table:table-cell>
          <table:table-cell office:value-type="float" office:value="-1550">
            <text:p>-1550</text:p>
          </table:table-cell>
          <table:table-cell office:value-type="float" office:value="-2060">
            <text:p>-2060</text:p>
          </table:table-cell>
          <table:table-cell office:value-type="float" office:value="-2150">
            <text:p>-2150</text:p>
          </table:table-cell>
          <table:table-cell office:value-type="float" office:value="-2230">
            <text:p>-2230</text:p>
          </table:table-cell>
          <table:table-cell office:value-type="float" office:value="-2330">
            <text:p>-2330</text:p>
          </table:table-cell>
          <table:table-cell office:value-type="float" office:value="-2430">
            <text:p>-2430</text:p>
          </table:table-cell>
          <table:table-cell office:value-type="float" office:value="-2520">
            <text:p>-252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PENDD3</text:p>
          </table:table-cell>
          <table:table-cell table:formula="of:=HYPERLINK(CONCATENATE(&quot;http://www.holyhog.com/deficit_hawk/&quot;;[.B42]; &quot;.html&quot;))" office:value-type="string" office:string-value="http://www.holyhog.com/deficit_hawk/SPENDD3.html">
            <text:p>http://www.holyhog.com/deficit_hawk/SPENDD3.html</text:p>
          </table:table-cell>
          <table:table-cell office:value-type="string">
            <text:p>MIL</text:p>
          </table:table-cell>
          <table:table-cell/>
          <table:table-cell office:value-type="string">
            <text:p>Increase Medical Cost Sharing for Military Retirees Who Are Not Yet Eligible for Medicare </text:p>
          </table:table-cell>
          <table:table-cell office:value-type="float" office:value="-700">
            <text:p>-700</text:p>
          </table:table-cell>
          <table:table-cell office:value-type="float" office:value="-1500">
            <text:p>-1500</text:p>
          </table:table-cell>
          <table:table-cell office:value-type="float" office:value="-2300">
            <text:p>-2300</text:p>
          </table:table-cell>
          <table:table-cell office:value-type="float" office:value="-2600">
            <text:p>-2600</text:p>
          </table:table-cell>
          <table:table-cell office:value-type="float" office:value="-2900">
            <text:p>-2900</text:p>
          </table:table-cell>
          <table:table-cell office:value-type="float" office:value="-3100">
            <text:p>-3100</text:p>
          </table:table-cell>
          <table:table-cell office:value-type="float" office:value="-3300">
            <text:p>-3300</text:p>
          </table:table-cell>
          <table:table-cell office:value-type="float" office:value="-3600">
            <text:p>-3600</text:p>
          </table:table-cell>
          <table:table-cell office:value-type="float" office:value="-3900">
            <text:p>-3900</text:p>
          </table:table-cell>
          <table:table-cell office:value-type="float" office:value="-4200">
            <text:p>-420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ENDD4</text:p>
          </table:table-cell>
          <table:table-cell table:formula="of:=HYPERLINK(CONCATENATE(&quot;http://www.holyhog.com/deficit_hawk/&quot;;[.B43]; &quot;.html&quot;))" office:value-type="string" office:string-value="http://www.holyhog.com/deficit_hawk/SPENDD4.html">
            <text:p>http://www.holyhog.com/deficit_hawk/SPENDD4.html</text:p>
          </table:table-cell>
          <table:table-cell office:value-type="string">
            <text:p>MIL</text:p>
          </table:table-cell>
          <table:table-cell/>
          <table:table-cell office:value-type="string">
            <text:p>Limit the TRICARE Benefit for Military Retirees and Their Dependents </text:p>
          </table:table-cell>
          <table:table-cell office:value-type="float" office:value="-2300">
            <text:p>-2300</text:p>
          </table:table-cell>
          <table:table-cell office:value-type="float" office:value="-5800">
            <text:p>-5800</text:p>
          </table:table-cell>
          <table:table-cell office:value-type="float" office:value="-9100">
            <text:p>-9100</text:p>
          </table:table-cell>
          <table:table-cell office:value-type="float" office:value="-10300">
            <text:p>-10300</text:p>
          </table:table-cell>
          <table:table-cell office:value-type="float" office:value="-11100">
            <text:p>-11100</text:p>
          </table:table-cell>
          <table:table-cell office:value-type="float" office:value="-11800">
            <text:p>-11800</text:p>
          </table:table-cell>
          <table:table-cell office:value-type="float" office:value="-12500">
            <text:p>-12500</text:p>
          </table:table-cell>
          <table:table-cell office:value-type="float" office:value="-13300">
            <text:p>-13300</text:p>
          </table:table-cell>
          <table:table-cell office:value-type="float" office:value="-14100">
            <text:p>-14100</text:p>
          </table:table-cell>
          <table:table-cell office:value-type="float" office:value="-14900">
            <text:p>-14900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ENDD5</text:p>
          </table:table-cell>
          <table:table-cell table:formula="of:=HYPERLINK(CONCATENATE(&quot;http://www.holyhog.com/deficit_hawk/&quot;;[.B44]; &quot;.html&quot;))" office:value-type="string" office:string-value="http://www.holyhog.com/deficit_hawk/SPENDD5.html">
            <text:p>http://www.holyhog.com/deficit_hawk/SPENDD5.html</text:p>
          </table:table-cell>
          <table:table-cell office:value-type="string">
            <text:p>MIL</text:p>
          </table:table-cell>
          <table:table-cell/>
          <table:table-cell office:value-type="string">
            <text:p>Increase Cost Sharing for Pharmaceuticals Under TRICARE </text:p>
          </table:table-cell>
          <table:table-cell office:value-type="float" office:value="-500">
            <text:p>-500</text:p>
          </table:table-cell>
          <table:table-cell office:value-type="float" office:value="-900">
            <text:p>-900</text:p>
          </table:table-cell>
          <table:table-cell office:value-type="float" office:value="-1000">
            <text:p>-1000</text:p>
          </table:table-cell>
          <table:table-cell office:value-type="float" office:value="-1100">
            <text:p>-1100</text:p>
          </table:table-cell>
          <table:table-cell office:value-type="float" office:value="-1200">
            <text:p>-1200</text:p>
          </table:table-cell>
          <table:table-cell office:value-type="float" office:value="-1300">
            <text:p>-1300</text:p>
          </table:table-cell>
          <table:table-cell office:value-type="float" office:value="-1400">
            <text:p>-1400</text:p>
          </table:table-cell>
          <table:table-cell office:value-type="float" office:value="-1600">
            <text:p>-1600</text:p>
          </table:table-cell>
          <table:table-cell office:value-type="float" office:value="-1700">
            <text:p>-1700</text:p>
          </table:table-cell>
          <table:table-cell office:value-type="float" office:value="-1800">
            <text:p>-1800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PENDD6</text:p>
          </table:table-cell>
          <table:table-cell table:formula="of:=HYPERLINK(CONCATENATE(&quot;http://www.holyhog.com/deficit_hawk/&quot;;[.B45]; &quot;.html&quot;))" office:value-type="string" office:string-value="http://www.holyhog.com/deficit_hawk/SPENDD6.html">
            <text:p>http://www.holyhog.com/deficit_hawk/SPENDD6.html</text:p>
          </table:table-cell>
          <table:table-cell office:value-type="string">
            <text:p>MIL</text:p>
          </table:table-cell>
          <table:table-cell/>
          <table:table-cell office:value-type="string">
            <text:p>Consolidate the Department of Defense\'s Retail Activities and Provide a Grocery Allowance to Service Members 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400">
            <text:p>-400</text:p>
          </table:table-cell>
          <table:table-cell office:value-type="float" office:value="-700">
            <text:p>-700</text:p>
          </table:table-cell>
          <table:table-cell office:value-type="float" office:value="-1000">
            <text:p>-1000</text:p>
          </table:table-cell>
          <table:table-cell table:number-columns-repeated="3" office:value-type="float" office:value="-1200">
            <text:p>-1200</text:p>
          </table:table-cell>
          <table:table-cell table:number-columns-repeated="2" office:value-type="float" office:value="-1300">
            <text:p>-1300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PENDD7</text:p>
          </table:table-cell>
          <table:table-cell table:formula="of:=HYPERLINK(CONCATENATE(&quot;http://www.holyhog.com/deficit_hawk/&quot;;[.B46]; &quot;.html&quot;))" office:value-type="string" office:string-value="http://www.holyhog.com/deficit_hawk/SPENDD7.html">
            <text:p>http://www.holyhog.com/deficit_hawk/SPENDD7.html</text:p>
          </table:table-cell>
          <table:table-cell office:value-type="string">
            <text:p>MIL</text:p>
          </table:table-cell>
          <table:table-cell/>
          <table:table-cell office:value-type="string">
            <text:p>Replace the Joint Strike Fighter Program with F-16s and F/A-18s </text:p>
          </table:table-cell>
          <table:table-cell office:value-type="float" office:value="-1900">
            <text:p>-1900</text:p>
          </table:table-cell>
          <table:table-cell office:value-type="float" office:value="-4900">
            <text:p>-4900</text:p>
          </table:table-cell>
          <table:table-cell office:value-type="float" office:value="-7100">
            <text:p>-7100</text:p>
          </table:table-cell>
          <table:table-cell office:value-type="float" office:value="-7000">
            <text:p>-7000</text:p>
          </table:table-cell>
          <table:table-cell office:value-type="float" office:value="-6000">
            <text:p>-600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PENDD8</text:p>
          </table:table-cell>
          <table:table-cell table:formula="of:=HYPERLINK(CONCATENATE(&quot;http://www.holyhog.com/deficit_hawk/&quot;;[.B47]; &quot;.html&quot;))" office:value-type="string" office:string-value="http://www.holyhog.com/deficit_hawk/SPENDD8.html">
            <text:p>http://www.holyhog.com/deficit_hawk/SPENDD8.html</text:p>
          </table:table-cell>
          <table:table-cell office:value-type="string">
            <text:p>MIL</text:p>
          </table:table-cell>
          <table:table-cell/>
          <table:table-cell office:value-type="string">
            <text:p>Cancel the Navy and Marine Corps\' Joint Strike Fighters and Replace Those Aircraft with F/A-18E/Fs </text:p>
          </table:table-cell>
          <table:table-cell office:value-type="float" office:value="-900">
            <text:p>-900</text:p>
          </table:table-cell>
          <table:table-cell office:value-type="float" office:value="-2600">
            <text:p>-2600</text:p>
          </table:table-cell>
          <table:table-cell office:value-type="float" office:value="-3500">
            <text:p>-3500</text:p>
          </table:table-cell>
          <table:table-cell office:value-type="float" office:value="-2800">
            <text:p>-2800</text:p>
          </table:table-cell>
          <table:table-cell office:value-type="float" office:value="-2200">
            <text:p>-220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ENDD9</text:p>
          </table:table-cell>
          <table:table-cell table:formula="of:=HYPERLINK(CONCATENATE(&quot;http://www.holyhog.com/deficit_hawk/&quot;;[.B48]; &quot;.html&quot;))" office:value-type="string" office:string-value="http://www.holyhog.com/deficit_hawk/SPENDD9.html">
            <text:p>http://www.holyhog.com/deficit_hawk/SPENDD9.html</text:p>
          </table:table-cell>
          <table:table-cell office:value-type="string">
            <text:p>MIL</text:p>
          </table:table-cell>
          <table:table-cell/>
          <table:table-cell office:value-type="string">
            <text:p>Cut the Number of Aircraft Carriers to 10 and the Number of Navy Air Wings to 9 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-100">
            <text:p>-100</text:p>
          </table:table-cell>
          <table:table-cell office:value-type="float" office:value="-180">
            <text:p>-180</text:p>
          </table:table-cell>
          <table:table-cell office:value-type="float" office:value="-310">
            <text:p>-31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ENDD10</text:p>
          </table:table-cell>
          <table:table-cell table:formula="of:=HYPERLINK(CONCATENATE(&quot;http://www.holyhog.com/deficit_hawk/&quot;;[.B49]; &quot;.html&quot;))" office:value-type="string" office:string-value="http://www.holyhog.com/deficit_hawk/SPENDD10.html">
            <text:p>http://www.holyhog.com/deficit_hawk/SPENDD10.html</text:p>
          </table:table-cell>
          <table:table-cell office:value-type="string">
            <text:p>MIL</text:p>
          </table:table-cell>
          <table:table-cell/>
          <table:table-cell office:value-type="string">
            <text:p>Cancel the Expeditionary Fighting Vehicle </text:p>
          </table:table-cell>
          <table:table-cell office:value-type="float" office:value="-60">
            <text:p>-60</text:p>
          </table:table-cell>
          <table:table-cell office:value-type="float" office:value="-160">
            <text:p>-160</text:p>
          </table:table-cell>
          <table:table-cell office:value-type="float" office:value="-350">
            <text:p>-350</text:p>
          </table:table-cell>
          <table:table-cell office:value-type="float" office:value="-480">
            <text:p>-480</text:p>
          </table:table-cell>
          <table:table-cell office:value-type="float" office:value="-540">
            <text:p>-54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PENDD11</text:p>
          </table:table-cell>
          <table:table-cell table:formula="of:=HYPERLINK(CONCATENATE(&quot;http://www.holyhog.com/deficit_hawk/&quot;;[.B50]; &quot;.html&quot;))" office:value-type="string" office:string-value="http://www.holyhog.com/deficit_hawk/SPENDD11.html">
            <text:p>http://www.holyhog.com/deficit_hawk/SPENDD11.html</text:p>
          </table:table-cell>
          <table:table-cell office:value-type="string">
            <text:p>MIL</text:p>
          </table:table-cell>
          <table:table-cell/>
          <table:table-cell office:value-type="string">
            <text:p>Delay Fielding of the Army\'s Ground Combat Vehicle </text:p>
          </table:table-cell>
          <table:table-cell office:value-type="float" office:value="-600">
            <text:p>-600</text:p>
          </table:table-cell>
          <table:table-cell table:number-columns-repeated="2" office:value-type="float" office:value="-1400">
            <text:p>-1400</text:p>
          </table:table-cell>
          <table:table-cell office:value-type="float" office:value="-1000">
            <text:p>-1000</text:p>
          </table:table-cell>
          <table:table-cell office:value-type="float" office:value="-700">
            <text:p>-70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PENDD12</text:p>
          </table:table-cell>
          <table:table-cell table:formula="of:=HYPERLINK(CONCATENATE(&quot;http://www.holyhog.com/deficit_hawk/&quot;;[.B51]; &quot;.html&quot;))" office:value-type="string" office:string-value="http://www.holyhog.com/deficit_hawk/SPENDD12.html">
            <text:p>http://www.holyhog.com/deficit_hawk/SPENDD12.html</text:p>
          </table:table-cell>
          <table:table-cell office:value-type="string">
            <text:p>MIL</text:p>
          </table:table-cell>
          <table:table-cell/>
          <table:table-cell office:value-type="string">
            <text:p>Terminate the Medium Extended Air Defense System Program </text:p>
          </table:table-cell>
          <table:table-cell office:value-type="float" office:value="-250">
            <text:p>-250</text:p>
          </table:table-cell>
          <table:table-cell office:value-type="float" office:value="-500">
            <text:p>-500</text:p>
          </table:table-cell>
          <table:table-cell office:value-type="float" office:value="-550">
            <text:p>-550</text:p>
          </table:table-cell>
          <table:table-cell office:value-type="float" office:value="-570">
            <text:p>-570</text:p>
          </table:table-cell>
          <table:table-cell office:value-type="float" office:value="-970">
            <text:p>-97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PENDD13</text:p>
          </table:table-cell>
          <table:table-cell table:formula="of:=HYPERLINK(CONCATENATE(&quot;http://www.holyhog.com/deficit_hawk/&quot;;[.B52]; &quot;.html&quot;))" office:value-type="string" office:string-value="http://www.holyhog.com/deficit_hawk/SPENDD13.html">
            <text:p>http://www.holyhog.com/deficit_hawk/SPENDD13.html</text:p>
          </table:table-cell>
          <table:table-cell office:value-type="string">
            <text:p>MIL</text:p>
          </table:table-cell>
          <table:table-cell/>
          <table:table-cell office:value-type="string">
            <text:p>Terminate the Precision Tracking Space System Program </text:p>
          </table:table-cell>
          <table:table-cell office:value-type="float" office:value="-60">
            <text:p>-60</text:p>
          </table:table-cell>
          <table:table-cell office:value-type="float" office:value="-140">
            <text:p>-140</text:p>
          </table:table-cell>
          <table:table-cell office:value-type="float" office:value="-250">
            <text:p>-250</text:p>
          </table:table-cell>
          <table:table-cell office:value-type="float" office:value="-380">
            <text:p>-380</text:p>
          </table:table-cell>
          <table:table-cell office:value-type="float" office:value="-440">
            <text:p>-440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ENDD14</text:p>
          </table:table-cell>
          <table:table-cell table:formula="of:=HYPERLINK(CONCATENATE(&quot;http://www.holyhog.com/deficit_hawk/&quot;;[.B53]; &quot;.html&quot;))" office:value-type="string" office:string-value="http://www.holyhog.com/deficit_hawk/SPENDD14.html">
            <text:p>http://www.holyhog.com/deficit_hawk/SPENDD14.html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 office:value-type="string">
            <text:p>Reduce Growth in Appropriations for Agencies Other Than the Department of Defense|Reduce Growth by 1 Percentage Point Annually </text:p>
          </table:table-cell>
          <table:table-cell office:value-type="float" office:value="-3400">
            <text:p>-3400</text:p>
          </table:table-cell>
          <table:table-cell office:value-type="float" office:value="-8600">
            <text:p>-8600</text:p>
          </table:table-cell>
          <table:table-cell office:value-type="float" office:value="-14700">
            <text:p>-14700</text:p>
          </table:table-cell>
          <table:table-cell office:value-type="float" office:value="-21100">
            <text:p>-21100</text:p>
          </table:table-cell>
          <table:table-cell office:value-type="float" office:value="-27800">
            <text:p>-27800</text:p>
          </table:table-cell>
          <table:table-cell office:value-type="float" office:value="-34900">
            <text:p>-34900</text:p>
          </table:table-cell>
          <table:table-cell office:value-type="float" office:value="-42200">
            <text:p>-42200</text:p>
          </table:table-cell>
          <table:table-cell office:value-type="float" office:value="-49900">
            <text:p>-49900</text:p>
          </table:table-cell>
          <table:table-cell office:value-type="float" office:value="-57900">
            <text:p>-57900</text:p>
          </table:table-cell>
          <table:table-cell office:value-type="float" office:value="-66200">
            <text:p>-6620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PENDD14</text:p>
          </table:table-cell>
          <table:table-cell table:formula="of:=HYPERLINK(CONCATENATE(&quot;http://www.holyhog.com/deficit_hawk/&quot;;[.B54]; &quot;.html&quot;))" office:value-type="string" office:string-value="http://www.holyhog.com/deficit_hawk/SPENDD14.html">
            <text:p>http://www.holyhog.com/deficit_hawk/SPENDD14.html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 office:value-type="string">
            <text:p>Reduce Growth in Appropriations for Agencies Other Than the Department of Defense|Freeze Funding at 2011 Level </text:p>
          </table:table-cell>
          <table:table-cell office:value-type="float" office:value="-4100">
            <text:p>-4100</text:p>
          </table:table-cell>
          <table:table-cell office:value-type="float" office:value="-12700">
            <text:p>-12700</text:p>
          </table:table-cell>
          <table:table-cell office:value-type="float" office:value="-24300">
            <text:p>-24300</text:p>
          </table:table-cell>
          <table:table-cell office:value-type="float" office:value="-37000">
            <text:p>-37000</text:p>
          </table:table-cell>
          <table:table-cell office:value-type="float" office:value="-51100">
            <text:p>-51100</text:p>
          </table:table-cell>
          <table:table-cell office:value-type="float" office:value="-67100">
            <text:p>-67100</text:p>
          </table:table-cell>
          <table:table-cell office:value-type="float" office:value="-84200">
            <text:p>-84200</text:p>
          </table:table-cell>
          <table:table-cell office:value-type="float" office:value="-102200">
            <text:p>-102200</text:p>
          </table:table-cell>
          <table:table-cell office:value-type="float" office:value="-120300">
            <text:p>-120300</text:p>
          </table:table-cell>
          <table:table-cell office:value-type="float" office:value="-139000">
            <text:p>-13900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ENDD14</text:p>
          </table:table-cell>
          <table:table-cell table:formula="of:=HYPERLINK(CONCATENATE(&quot;http://www.holyhog.com/deficit_hawk/&quot;;[.B55]; &quot;.html&quot;))" office:value-type="string" office:string-value="http://www.holyhog.com/deficit_hawk/SPENDD14.html">
            <text:p>http://www.holyhog.com/deficit_hawk/SPENDD14.html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 office:value-type="string">
            <text:p>Reduce Growth in Appropriations for Agencies Other Than the Department of Defense|Reduce Funding by 1 Percent Annually </text:p>
          </table:table-cell>
          <table:table-cell office:value-type="float" office:value="-7500">
            <text:p>-7500</text:p>
          </table:table-cell>
          <table:table-cell office:value-type="float" office:value="-21300">
            <text:p>-21300</text:p>
          </table:table-cell>
          <table:table-cell office:value-type="float" office:value="-38500">
            <text:p>-38500</text:p>
          </table:table-cell>
          <table:table-cell office:value-type="float" office:value="-57100">
            <text:p>-57100</text:p>
          </table:table-cell>
          <table:table-cell office:value-type="float" office:value="-77100">
            <text:p>-77100</text:p>
          </table:table-cell>
          <table:table-cell office:value-type="float" office:value="-99000">
            <text:p>-99000</text:p>
          </table:table-cell>
          <table:table-cell office:value-type="float" office:value="-122000">
            <text:p>-122000</text:p>
          </table:table-cell>
          <table:table-cell office:value-type="float" office:value="-145700">
            <text:p>-145700</text:p>
          </table:table-cell>
          <table:table-cell office:value-type="float" office:value="-169600">
            <text:p>-169600</text:p>
          </table:table-cell>
          <table:table-cell office:value-type="float" office:value="-194000">
            <text:p>-194000</text:p>
          </table:table-cell>
          <table:table-cell table:number-columns-repeated="100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PENDD15</text:p>
          </table:table-cell>
          <table:table-cell table:formula="of:=HYPERLINK(CONCATENATE(&quot;http://www.holyhog.com/deficit_hawk/&quot;;[.B56]; &quot;.html&quot;))" office:value-type="string" office:string-value="http://www.holyhog.com/deficit_hawk/SPENDD15.html">
            <text:p>http://www.holyhog.com/deficit_hawk/SPENDD15.html</text:p>
          </table:table-cell>
          <table:table-cell office:value-type="string">
            <text:p>ENG</text:p>
          </table:table-cell>
          <table:table-cell/>
          <table:table-cell office:value-type="string">
            <text:p>Eliminate the Department of Energy\'s Grants to States for Energy Conservation and Weatherization </text:p>
          </table:table-cell>
          <table:table-cell office:value-type="float" office:value="-73">
            <text:p>-73</text:p>
          </table:table-cell>
          <table:table-cell office:value-type="float" office:value="-138">
            <text:p>-138</text:p>
          </table:table-cell>
          <table:table-cell office:value-type="float" office:value="-193">
            <text:p>-193</text:p>
          </table:table-cell>
          <table:table-cell office:value-type="float" office:value="-239">
            <text:p>-239</text:p>
          </table:table-cell>
          <table:table-cell office:value-type="float" office:value="-264">
            <text:p>-264</text:p>
          </table:table-cell>
          <table:table-cell office:value-type="float" office:value="-269">
            <text:p>-269</text:p>
          </table:table-cell>
          <table:table-cell office:value-type="float" office:value="-274">
            <text:p>-274</text:p>
          </table:table-cell>
          <table:table-cell office:value-type="float" office:value="-280">
            <text:p>-280</text:p>
          </table:table-cell>
          <table:table-cell office:value-type="float" office:value="-285">
            <text:p>-285</text:p>
          </table:table-cell>
          <table:table-cell office:value-type="float" office:value="-291">
            <text:p>-291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PENDD16</text:p>
          </table:table-cell>
          <table:table-cell table:formula="of:=HYPERLINK(CONCATENATE(&quot;http://www.holyhog.com/deficit_hawk/&quot;;[.B57]; &quot;.html&quot;))" office:value-type="string" office:string-value="http://www.holyhog.com/deficit_hawk/SPENDD16.html">
            <text:p>http://www.holyhog.com/deficit_hawk/SPENDD16.html</text:p>
          </table:table-cell>
          <table:table-cell office:value-type="string">
            <text:p>ENG</text:p>
          </table:table-cell>
          <table:table-cell/>
          <table:table-cell office:value-type="string">
            <text:p>Reduce Department of Energy Funding for Energy Technology Development|Reduce Funding for Fossil Energy Research Development and Demonstration </text:p>
          </table:table-cell>
          <table:table-cell office:value-type="float" office:value="-22">
            <text:p>-22</text:p>
          </table:table-cell>
          <table:table-cell office:value-type="float" office:value="-75">
            <text:p>-75</text:p>
          </table:table-cell>
          <table:table-cell office:value-type="float" office:value="-158">
            <text:p>-158</text:p>
          </table:table-cell>
          <table:table-cell office:value-type="float" office:value="-233">
            <text:p>-233</text:p>
          </table:table-cell>
          <table:table-cell office:value-type="float" office:value="-287">
            <text:p>-287</text:p>
          </table:table-cell>
          <table:table-cell office:value-type="float" office:value="-319">
            <text:p>-319</text:p>
          </table:table-cell>
          <table:table-cell office:value-type="float" office:value="-339">
            <text:p>-339</text:p>
          </table:table-cell>
          <table:table-cell office:value-type="float" office:value="-351">
            <text:p>-351</text:p>
          </table:table-cell>
          <table:table-cell office:value-type="float" office:value="-358">
            <text:p>-358</text:p>
          </table:table-cell>
          <table:table-cell office:value-type="float" office:value="-366">
            <text:p>-36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PENDD16</text:p>
          </table:table-cell>
          <table:table-cell table:formula="of:=HYPERLINK(CONCATENATE(&quot;http://www.holyhog.com/deficit_hawk/&quot;;[.B58]; &quot;.html&quot;))" office:value-type="string" office:string-value="http://www.holyhog.com/deficit_hawk/SPENDD16.html">
            <text:p>http://www.holyhog.com/deficit_hawk/SPENDD16.html</text:p>
          </table:table-cell>
          <table:table-cell office:value-type="string">
            <text:p>ENG</text:p>
          </table:table-cell>
          <table:table-cell/>
          <table:table-cell office:value-type="string">
            <text:p>Reduce Department of Energy Funding for Energy Technology Development|Reduce Funding for Nuclear Energy Research Development and Demonstration </text:p>
          </table:table-cell>
          <table:table-cell office:value-type="float" office:value="-75">
            <text:p>-75</text:p>
          </table:table-cell>
          <table:table-cell office:value-type="float" office:value="-188">
            <text:p>-188</text:p>
          </table:table-cell>
          <table:table-cell office:value-type="float" office:value="-318">
            <text:p>-318</text:p>
          </table:table-cell>
          <table:table-cell office:value-type="float" office:value="-376">
            <text:p>-376</text:p>
          </table:table-cell>
          <table:table-cell office:value-type="float" office:value="-398">
            <text:p>-398</text:p>
          </table:table-cell>
          <table:table-cell office:value-type="float" office:value="-408">
            <text:p>-408</text:p>
          </table:table-cell>
          <table:table-cell office:value-type="float" office:value="-417">
            <text:p>-417</text:p>
          </table:table-cell>
          <table:table-cell office:value-type="float" office:value="-426">
            <text:p>-426</text:p>
          </table:table-cell>
          <table:table-cell office:value-type="float" office:value="-435">
            <text:p>-435</text:p>
          </table:table-cell>
          <table:table-cell office:value-type="float" office:value="-444">
            <text:p>-444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PENDD16</text:p>
          </table:table-cell>
          <table:table-cell table:formula="of:=HYPERLINK(CONCATENATE(&quot;http://www.holyhog.com/deficit_hawk/&quot;;[.B59]; &quot;.html&quot;))" office:value-type="string" office:string-value="http://www.holyhog.com/deficit_hawk/SPENDD16.html">
            <text:p>http://www.holyhog.com/deficit_hawk/SPENDD16.html</text:p>
          </table:table-cell>
          <table:table-cell office:value-type="string">
            <text:p>ENG</text:p>
          </table:table-cell>
          <table:table-cell/>
          <table:table-cell office:value-type="string">
            <text:p>Reduce Department of Energy Funding for Energy Technology Development|Reduce Funding for Energy Efficiency and Renewable Energy Research Development and Demonstration </text:p>
          </table:table-cell>
          <table:table-cell office:value-type="float" office:value="-71">
            <text:p>-71</text:p>
          </table:table-cell>
          <table:table-cell office:value-type="float" office:value="-205">
            <text:p>-205</text:p>
          </table:table-cell>
          <table:table-cell office:value-type="float" office:value="-374">
            <text:p>-374</text:p>
          </table:table-cell>
          <table:table-cell office:value-type="float" office:value="-496">
            <text:p>-496</text:p>
          </table:table-cell>
          <table:table-cell office:value-type="float" office:value="-578">
            <text:p>-578</text:p>
          </table:table-cell>
          <table:table-cell office:value-type="float" office:value="-653">
            <text:p>-653</text:p>
          </table:table-cell>
          <table:table-cell office:value-type="float" office:value="-721">
            <text:p>-721</text:p>
          </table:table-cell>
          <table:table-cell office:value-type="float" office:value="-773">
            <text:p>-773</text:p>
          </table:table-cell>
          <table:table-cell office:value-type="float" office:value="-807">
            <text:p>-807</text:p>
          </table:table-cell>
          <table:table-cell office:value-type="float" office:value="-829">
            <text:p>-829</text:p>
          </table:table-cell>
          <table:table-cell table:number-columns-repeated="100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SPENDD17</text:p>
          </table:table-cell>
          <table:table-cell table:formula="of:=HYPERLINK(CONCATENATE(&quot;http://www.holyhog.com/deficit_hawk/&quot;;[.B60]; &quot;.html&quot;))" office:value-type="string" office:string-value="http://www.holyhog.com/deficit_hawk/SPENDD17.html">
            <text:p>http://www.holyhog.com/deficit_hawk/SPENDD17.html</text:p>
          </table:table-cell>
          <table:table-cell office:value-type="string">
            <text:p>AG</text:p>
          </table:table-cell>
          <table:table-cell/>
          <table:table-cell office:value-type="string">
            <text:p>Eliminate Federal Grants for Wastewater and Drinking Water Infrastructure <text:s/></text:p>
          </table:table-cell>
          <table:table-cell office:value-type="float" office:value="-60">
            <text:p>-60</text:p>
          </table:table-cell>
          <table:table-cell office:value-type="float" office:value="-420">
            <text:p>-420</text:p>
          </table:table-cell>
          <table:table-cell office:value-type="float" office:value="-1100">
            <text:p>-1100</text:p>
          </table:table-cell>
          <table:table-cell office:value-type="float" office:value="-2010">
            <text:p>-2010</text:p>
          </table:table-cell>
          <table:table-cell office:value-type="float" office:value="-2810">
            <text:p>-2810</text:p>
          </table:table-cell>
          <table:table-cell office:value-type="float" office:value="-3330">
            <text:p>-3330</text:p>
          </table:table-cell>
          <table:table-cell office:value-type="float" office:value="-3610">
            <text:p>-3610</text:p>
          </table:table-cell>
          <table:table-cell office:value-type="float" office:value="-3770">
            <text:p>-3770</text:p>
          </table:table-cell>
          <table:table-cell office:value-type="float" office:value="-3890">
            <text:p>-3890</text:p>
          </table:table-cell>
          <table:table-cell office:value-type="float" office:value="-3990">
            <text:p>-3990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PENDD18</text:p>
          </table:table-cell>
          <table:table-cell table:formula="of:=HYPERLINK(CONCATENATE(&quot;http://www.holyhog.com/deficit_hawk/&quot;;[.B61]; &quot;.html&quot;))" office:value-type="string" office:string-value="http://www.holyhog.com/deficit_hawk/SPENDD18.html">
            <text:p>http://www.holyhog.com/deficit_hawk/SPENDD18.html</text:p>
          </table:table-cell>
          <table:table-cell office:value-type="string">
            <text:p>OTHER</text:p>
          </table:table-cell>
          <table:table-cell/>
          <table:table-cell office:value-type="string">
            <text:p>Increase Fees for Use of the Inland Waterway System <text:s/></text:p>
          </table:table-cell>
          <table:table-cell office:value-type="float" office:value="-109">
            <text:p>-109</text:p>
          </table:table-cell>
          <table:table-cell office:value-type="float" office:value="-228">
            <text:p>-228</text:p>
          </table:table-cell>
          <table:table-cell office:value-type="float" office:value="-355">
            <text:p>-355</text:p>
          </table:table-cell>
          <table:table-cell office:value-type="float" office:value="-483">
            <text:p>-483</text:p>
          </table:table-cell>
          <table:table-cell office:value-type="float" office:value="-494">
            <text:p>-494</text:p>
          </table:table-cell>
          <table:table-cell office:value-type="float" office:value="-506">
            <text:p>-506</text:p>
          </table:table-cell>
          <table:table-cell office:value-type="float" office:value="-518">
            <text:p>-518</text:p>
          </table:table-cell>
          <table:table-cell office:value-type="float" office:value="-531">
            <text:p>-531</text:p>
          </table:table-cell>
          <table:table-cell office:value-type="float" office:value="-544">
            <text:p>-544</text:p>
          </table:table-cell>
          <table:table-cell office:value-type="float" office:value="-558">
            <text:p>-558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PENDD19</text:p>
          </table:table-cell>
          <table:table-cell table:formula="of:=HYPERLINK(CONCATENATE(&quot;http://www.holyhog.com/deficit_hawk/&quot;;[.B62]; &quot;.html&quot;))" office:value-type="string" office:string-value="http://www.holyhog.com/deficit_hawk/SPENDD19.html">
            <text:p>http://www.holyhog.com/deficit_hawk/SPENDD19.html</text:p>
          </table:table-cell>
          <table:table-cell office:value-type="string">
            <text:p>OTHER</text:p>
          </table:table-cell>
          <table:table-cell/>
          <table:table-cell office:value-type="string">
            <text:p>Eliminate the International Trade Administration\'s Trade Promotion Activities or Charge the Beneficiaries </text:p>
          </table:table-cell>
          <table:table-cell office:value-type="float" office:value="-285">
            <text:p>-285</text:p>
          </table:table-cell>
          <table:table-cell office:value-type="float" office:value="-332">
            <text:p>-332</text:p>
          </table:table-cell>
          <table:table-cell office:value-type="float" office:value="-347">
            <text:p>-347</text:p>
          </table:table-cell>
          <table:table-cell office:value-type="float" office:value="-357">
            <text:p>-357</text:p>
          </table:table-cell>
          <table:table-cell office:value-type="float" office:value="-367">
            <text:p>-367</text:p>
          </table:table-cell>
          <table:table-cell office:value-type="float" office:value="-380">
            <text:p>-380</text:p>
          </table:table-cell>
          <table:table-cell office:value-type="float" office:value="-393">
            <text:p>-393</text:p>
          </table:table-cell>
          <table:table-cell office:value-type="float" office:value="-406">
            <text:p>-406</text:p>
          </table:table-cell>
          <table:table-cell office:value-type="float" office:value="-419">
            <text:p>-419</text:p>
          </table:table-cell>
          <table:table-cell office:value-type="float" office:value="-432">
            <text:p>-432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PENDD20</text:p>
          </table:table-cell>
          <table:table-cell table:formula="of:=HYPERLINK(CONCATENATE(&quot;http://www.holyhog.com/deficit_hawk/&quot;;[.B63]; &quot;.html&quot;))" office:value-type="string" office:string-value="http://www.holyhog.com/deficit_hawk/SPENDD20.html">
            <text:p>http://www.holyhog.com/deficit_hawk/SPENDD20.html</text:p>
          </table:table-cell>
          <table:table-cell office:value-type="string">
            <text:p>TRANS</text:p>
          </table:table-cell>
          <table:table-cell/>
          <table:table-cell office:value-type="string">
            <text:p>Limit Highway Funding to Expected Highway Revenues </text:p>
          </table:table-cell>
          <table:table-cell office:value-type="float" office:value="-2300">
            <text:p>-2300</text:p>
          </table:table-cell>
          <table:table-cell office:value-type="float" office:value="-6200">
            <text:p>-6200</text:p>
          </table:table-cell>
          <table:table-cell office:value-type="float" office:value="-7600">
            <text:p>-7600</text:p>
          </table:table-cell>
          <table:table-cell office:value-type="float" office:value="-8100">
            <text:p>-8100</text:p>
          </table:table-cell>
          <table:table-cell office:value-type="float" office:value="-8700">
            <text:p>-8700</text:p>
          </table:table-cell>
          <table:table-cell office:value-type="float" office:value="-9200">
            <text:p>-9200</text:p>
          </table:table-cell>
          <table:table-cell office:value-type="float" office:value="-9800">
            <text:p>-9800</text:p>
          </table:table-cell>
          <table:table-cell office:value-type="float" office:value="-10600">
            <text:p>-10600</text:p>
          </table:table-cell>
          <table:table-cell office:value-type="float" office:value="-11200">
            <text:p>-11200</text:p>
          </table:table-cell>
          <table:table-cell office:value-type="float" office:value="-11900">
            <text:p>-11900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PENDD21</text:p>
          </table:table-cell>
          <table:table-cell table:formula="of:=HYPERLINK(CONCATENATE(&quot;http://www.holyhog.com/deficit_hawk/&quot;;[.B64]; &quot;.html&quot;))" office:value-type="string" office:string-value="http://www.holyhog.com/deficit_hawk/SPENDD21.html">
            <text:p>http://www.holyhog.com/deficit_hawk/SPENDD21.html</text:p>
          </table:table-cell>
          <table:table-cell office:value-type="string">
            <text:p>TRANS</text:p>
          </table:table-cell>
          <table:table-cell/>
          <table:table-cell office:value-type="string">
            <text:p>Eliminate Grants to Large and Medium-Sized Hub Airports </text:p>
          </table:table-cell>
          <table:table-cell office:value-type="float" office:value="-200">
            <text:p>-200</text:p>
          </table:table-cell>
          <table:table-cell office:value-type="float" office:value="-660">
            <text:p>-660</text:p>
          </table:table-cell>
          <table:table-cell office:value-type="float" office:value="-900">
            <text:p>-900</text:p>
          </table:table-cell>
          <table:table-cell office:value-type="float" office:value="-1020">
            <text:p>-1020</text:p>
          </table:table-cell>
          <table:table-cell office:value-type="float" office:value="-1110">
            <text:p>-1110</text:p>
          </table:table-cell>
          <table:table-cell office:value-type="float" office:value="-1140">
            <text:p>-1140</text:p>
          </table:table-cell>
          <table:table-cell office:value-type="float" office:value="-1160">
            <text:p>-1160</text:p>
          </table:table-cell>
          <table:table-cell office:value-type="float" office:value="-1180">
            <text:p>-1180</text:p>
          </table:table-cell>
          <table:table-cell office:value-type="float" office:value="-1210">
            <text:p>-1210</text:p>
          </table:table-cell>
          <table:table-cell office:value-type="float" office:value="-1230">
            <text:p>-1230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PENDD22</text:p>
          </table:table-cell>
          <table:table-cell table:formula="of:=HYPERLINK(CONCATENATE(&quot;http://www.holyhog.com/deficit_hawk/&quot;;[.B65]; &quot;.html&quot;))" office:value-type="string" office:string-value="http://www.holyhog.com/deficit_hawk/SPENDD22.html">
            <text:p>http://www.holyhog.com/deficit_hawk/SPENDD22.html</text:p>
          </table:table-cell>
          <table:table-cell office:value-type="string">
            <text:p>TRANS</text:p>
          </table:table-cell>
          <table:table-cell/>
          <table:table-cell office:value-type="string">
            <text:p>Increase Fees for Aviation Security </text:p>
          </table:table-cell>
          <table:table-cell table:number-columns-repeated="2" office:value-type="float" office:value="-1900">
            <text:p>-1900</text:p>
          </table:table-cell>
          <table:table-cell table:number-columns-repeated="2" office:value-type="float" office:value="-2000">
            <text:p>-2000</text:p>
          </table:table-cell>
          <table:table-cell table:number-columns-repeated="3" office:value-type="float" office:value="-2100">
            <text:p>-2100</text:p>
          </table:table-cell>
          <table:table-cell table:number-columns-repeated="2" office:value-type="float" office:value="-2200">
            <text:p>-2200</text:p>
          </table:table-cell>
          <table:table-cell office:value-type="float" office:value="-2300">
            <text:p>-2300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PENDD23</text:p>
          </table:table-cell>
          <table:table-cell table:formula="of:=HYPERLINK(CONCATENATE(&quot;http://www.holyhog.com/deficit_hawk/&quot;;[.B66]; &quot;.html&quot;))" office:value-type="string" office:string-value="http://www.holyhog.com/deficit_hawk/SPENDD23.html">
            <text:p>http://www.holyhog.com/deficit_hawk/SPENDD23.html</text:p>
          </table:table-cell>
          <table:table-cell office:value-type="string">
            <text:p>TRANS</text:p>
          </table:table-cell>
          <table:table-cell/>
          <table:table-cell office:value-type="string">
            <text:p>Eliminate Intercity Rail Subsidies </text:p>
          </table:table-cell>
          <table:table-cell office:value-type="float" office:value="-1600">
            <text:p>-1600</text:p>
          </table:table-cell>
          <table:table-cell office:value-type="float" office:value="-1800">
            <text:p>-1800</text:p>
          </table:table-cell>
          <table:table-cell office:value-type="float" office:value="-2000">
            <text:p>-2000</text:p>
          </table:table-cell>
          <table:table-cell office:value-type="float" office:value="-2300">
            <text:p>-2300</text:p>
          </table:table-cell>
          <table:table-cell office:value-type="float" office:value="-2800">
            <text:p>-2800</text:p>
          </table:table-cell>
          <table:table-cell office:value-type="float" office:value="-3300">
            <text:p>-3300</text:p>
          </table:table-cell>
          <table:table-cell office:value-type="float" office:value="-3600">
            <text:p>-3600</text:p>
          </table:table-cell>
          <table:table-cell office:value-type="float" office:value="-3900">
            <text:p>-3900</text:p>
          </table:table-cell>
          <table:table-cell office:value-type="float" office:value="-4200">
            <text:p>-4200</text:p>
          </table:table-cell>
          <table:table-cell office:value-type="float" office:value="-4400">
            <text:p>-4400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PENDD24</text:p>
          </table:table-cell>
          <table:table-cell table:formula="of:=HYPERLINK(CONCATENATE(&quot;http://www.holyhog.com/deficit_hawk/&quot;;[.B67]; &quot;.html&quot;))" office:value-type="string" office:string-value="http://www.holyhog.com/deficit_hawk/SPENDD24.html">
            <text:p>http://www.holyhog.com/deficit_hawk/SPENDD24.html</text:p>
          </table:table-cell>
          <table:table-cell office:value-type="string">
            <text:p>TRANS</text:p>
          </table:table-cell>
          <table:table-cell/>
          <table:table-cell office:value-type="string">
            <text:p>Eliminate the Transit Starts Programs </text:p>
          </table:table-cell>
          <table:table-cell office:value-type="float" office:value="-240">
            <text:p>-240</text:p>
          </table:table-cell>
          <table:table-cell office:value-type="float" office:value="-790">
            <text:p>-790</text:p>
          </table:table-cell>
          <table:table-cell office:value-type="float" office:value="-1210">
            <text:p>-1210</text:p>
          </table:table-cell>
          <table:table-cell office:value-type="float" office:value="-1530">
            <text:p>-1530</text:p>
          </table:table-cell>
          <table:table-cell office:value-type="float" office:value="-1800">
            <text:p>-1800</text:p>
          </table:table-cell>
          <table:table-cell office:value-type="float" office:value="-2010">
            <text:p>-2010</text:p>
          </table:table-cell>
          <table:table-cell office:value-type="float" office:value="-2130">
            <text:p>-2130</text:p>
          </table:table-cell>
          <table:table-cell office:value-type="float" office:value="-2170">
            <text:p>-2170</text:p>
          </table:table-cell>
          <table:table-cell office:value-type="float" office:value="-2210">
            <text:p>-2210</text:p>
          </table:table-cell>
          <table:table-cell office:value-type="float" office:value="-2260">
            <text:p>-2260</text:p>
          </table:table-cell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PENDD25</text:p>
          </table:table-cell>
          <table:table-cell table:formula="of:=HYPERLINK(CONCATENATE(&quot;http://www.holyhog.com/deficit_hawk/&quot;;[.B68]; &quot;.html&quot;))" office:value-type="string" office:string-value="http://www.holyhog.com/deficit_hawk/SPENDD25.html">
            <text:p>http://www.holyhog.com/deficit_hawk/SPENDD25.html</text:p>
          </table:table-cell>
          <table:table-cell office:value-type="string">
            <text:p>AG</text:p>
          </table:table-cell>
          <table:table-cell/>
          <table:table-cell office:value-type="string">
            <text:p>Create State Revolving Funds to Finance Rural Water and Waste Disposal <text:s/>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9">
            <text:p>-9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-88">
            <text:p>-88</text:p>
          </table:table-cell>
          <table:table-cell office:value-type="float" office:value="-258">
            <text:p>-258</text:p>
          </table:table-cell>
          <table:table-cell office:value-type="float" office:value="-407">
            <text:p>-407</text:p>
          </table:table-cell>
          <table:table-cell office:value-type="float" office:value="-490">
            <text:p>-490</text:p>
          </table:table-cell>
          <table:table-cell office:value-type="float" office:value="-558">
            <text:p>-558</text:p>
          </table:table-cell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PENDD26</text:p>
          </table:table-cell>
          <table:table-cell table:formula="of:=HYPERLINK(CONCATENATE(&quot;http://www.holyhog.com/deficit_hawk/&quot;;[.B69]; &quot;.html&quot;))" office:value-type="string" office:string-value="http://www.holyhog.com/deficit_hawk/SPENDD26.html">
            <text:p>http://www.holyhog.com/deficit_hawk/SPENDD26.html</text:p>
          </table:table-cell>
          <table:table-cell office:value-type="string">
            <text:p>OTHER</text:p>
          </table:table-cell>
          <table:table-cell/>
          <table:table-cell office:value-type="string">
            <text:p>Drop Wealthier Communities from the Community Development Block Grant Program </text:p>
          </table:table-cell>
          <table:table-cell office:value-type="float" office:value="-5">
            <text:p>-5</text:p>
          </table:table-cell>
          <table:table-cell office:value-type="float" office:value="-150">
            <text:p>-150</text:p>
          </table:table-cell>
          <table:table-cell office:value-type="float" office:value="-445">
            <text:p>-445</text:p>
          </table:table-cell>
          <table:table-cell office:value-type="float" office:value="-550">
            <text:p>-550</text:p>
          </table:table-cell>
          <table:table-cell office:value-type="float" office:value="-570">
            <text:p>-570</text:p>
          </table:table-cell>
          <table:table-cell office:value-type="float" office:value="-585">
            <text:p>-585</text:p>
          </table:table-cell>
          <table:table-cell office:value-type="float" office:value="-600">
            <text:p>-600</text:p>
          </table:table-cell>
          <table:table-cell office:value-type="float" office:value="-615">
            <text:p>-615</text:p>
          </table:table-cell>
          <table:table-cell office:value-type="float" office:value="-625">
            <text:p>-625</text:p>
          </table:table-cell>
          <table:table-cell office:value-type="float" office:value="-640">
            <text:p>-640</text:p>
          </table:table-cell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PENDD27</text:p>
          </table:table-cell>
          <table:table-cell table:formula="of:=HYPERLINK(CONCATENATE(&quot;http://www.holyhog.com/deficit_hawk/&quot;;[.B70]; &quot;.html&quot;))" office:value-type="string" office:string-value="http://www.holyhog.com/deficit_hawk/SPENDD27.html">
            <text:p>http://www.holyhog.com/deficit_hawk/SPENDD27.html</text:p>
          </table:table-cell>
          <table:table-cell office:value-type="string">
            <text:p>EDU</text:p>
          </table:table-cell>
          <table:table-cell/>
          <table:table-cell office:value-type="string">
            <text:p>Eliminate Certain Grant Programs for Elementary and Secondary Education </text:p>
          </table:table-cell>
          <table:table-cell office:value-type="float" office:value="-30">
            <text:p>-30</text:p>
          </table:table-cell>
          <table:table-cell office:value-type="float" office:value="-900">
            <text:p>-900</text:p>
          </table:table-cell>
          <table:table-cell office:value-type="float" office:value="-1400">
            <text:p>-1400</text:p>
          </table:table-cell>
          <table:table-cell table:number-columns-repeated="2" office:value-type="float" office:value="-1600">
            <text:p>-1600</text:p>
          </table:table-cell>
          <table:table-cell table:number-columns-repeated="3" office:value-type="float" office:value="-1700">
            <text:p>-1700</text:p>
          </table:table-cell>
          <table:table-cell table:number-columns-repeated="2" office:value-type="float" office:value="-1800">
            <text:p>-1800</text:p>
          </table:table-cell>
          <table:table-cell table:number-columns-repeated="100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PENDD28</text:p>
          </table:table-cell>
          <table:table-cell table:formula="of:=HYPERLINK(CONCATENATE(&quot;http://www.holyhog.com/deficit_hawk/&quot;;[.B71]; &quot;.html&quot;))" office:value-type="string" office:string-value="http://www.holyhog.com/deficit_hawk/SPENDD28.html">
            <text:p>http://www.holyhog.com/deficit_hawk/SPENDD28.html</text:p>
          </table:table-cell>
          <table:table-cell office:value-type="string">
            <text:p>EDU</text:p>
          </table:table-cell>
          <table:table-cell/>
          <table:table-cell office:value-type="string">
            <text:p>Restrict Pell Grants to the Neediest Students </text:p>
          </table:table-cell>
          <table:table-cell office:value-type="float" office:value="-100">
            <text:p>-100</text:p>
          </table:table-cell>
          <table:table-cell office:value-type="float" office:value="-400">
            <text:p>-400</text:p>
          </table:table-cell>
          <table:table-cell office:value-type="float" office:value="-500">
            <text:p>-500</text:p>
          </table:table-cell>
          <table:table-cell office:value-type="float" office:value="-600">
            <text:p>-600</text:p>
          </table:table-cell>
          <table:table-cell office:value-type="float" office:value="-700">
            <text:p>-700</text:p>
          </table:table-cell>
          <table:table-cell office:value-type="float" office:value="-800">
            <text:p>-800</text:p>
          </table:table-cell>
          <table:table-cell table:number-columns-repeated="2" office:value-type="float" office:value="-900">
            <text:p>-900</text:p>
          </table:table-cell>
          <table:table-cell table:number-columns-repeated="2" office:value-type="float" office:value="-1000">
            <text:p>-1000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PENDD29</text:p>
          </table:table-cell>
          <table:table-cell table:formula="of:=HYPERLINK(CONCATENATE(&quot;http://www.holyhog.com/deficit_hawk/&quot;;[.B72]; &quot;.html&quot;))" office:value-type="string" office:string-value="http://www.holyhog.com/deficit_hawk/SPENDD29.html">
            <text:p>http://www.holyhog.com/deficit_hawk/SPENDD29.html</text:p>
          </table:table-cell>
          <table:table-cell office:value-type="string">
            <text:p>OTHER</text:p>
          </table:table-cell>
          <table:table-cell/>
          <table:table-cell office:value-type="string">
            <text:p>Eliminate Funding for National Community Service Programs <text:s/></text:p>
          </table:table-cell>
          <table:table-cell office:value-type="float" office:value="-270">
            <text:p>-270</text:p>
          </table:table-cell>
          <table:table-cell office:value-type="float" office:value="-780">
            <text:p>-780</text:p>
          </table:table-cell>
          <table:table-cell office:value-type="float" office:value="-940">
            <text:p>-940</text:p>
          </table:table-cell>
          <table:table-cell office:value-type="float" office:value="-1020">
            <text:p>-1020</text:p>
          </table:table-cell>
          <table:table-cell office:value-type="float" office:value="-1050">
            <text:p>-1050</text:p>
          </table:table-cell>
          <table:table-cell office:value-type="float" office:value="-1090">
            <text:p>-1090</text:p>
          </table:table-cell>
          <table:table-cell office:value-type="float" office:value="-1130">
            <text:p>-1130</text:p>
          </table:table-cell>
          <table:table-cell office:value-type="float" office:value="-1160">
            <text:p>-1160</text:p>
          </table:table-cell>
          <table:table-cell office:value-type="float" office:value="-1180">
            <text:p>-1180</text:p>
          </table:table-cell>
          <table:table-cell office:value-type="float" office:value="-1320">
            <text:p>-1320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PENDD30</text:p>
          </table:table-cell>
          <table:table-cell table:formula="of:=HYPERLINK(CONCATENATE(&quot;http://www.holyhog.com/deficit_hawk/&quot;;[.B73]; &quot;.html&quot;))" office:value-type="string" office:string-value="http://www.holyhog.com/deficit_hawk/SPENDD30.html">
            <text:p>http://www.holyhog.com/deficit_hawk/SPENDD30.html</text:p>
          </table:table-cell>
          <table:table-cell office:value-type="string">
            <text:p>OTHER</text:p>
          </table:table-cell>
          <table:table-cell/>
          <table:table-cell office:value-type="string">
            <text:p>Eliminate the Senior Community Service Employment Program <text:s/></text:p>
          </table:table-cell>
          <table:table-cell office:value-type="float" office:value="-142">
            <text:p>-142</text:p>
          </table:table-cell>
          <table:table-cell office:value-type="float" office:value="-811">
            <text:p>-811</text:p>
          </table:table-cell>
          <table:table-cell office:value-type="float" office:value="-841">
            <text:p>-841</text:p>
          </table:table-cell>
          <table:table-cell office:value-type="float" office:value="-859">
            <text:p>-859</text:p>
          </table:table-cell>
          <table:table-cell office:value-type="float" office:value="-874">
            <text:p>-874</text:p>
          </table:table-cell>
          <table:table-cell office:value-type="float" office:value="-889">
            <text:p>-889</text:p>
          </table:table-cell>
          <table:table-cell office:value-type="float" office:value="-907">
            <text:p>-907</text:p>
          </table:table-cell>
          <table:table-cell office:value-type="float" office:value="-926">
            <text:p>-926</text:p>
          </table:table-cell>
          <table:table-cell office:value-type="float" office:value="-944">
            <text:p>-944</text:p>
          </table:table-cell>
          <table:table-cell office:value-type="float" office:value="-963">
            <text:p>-963</text:p>
          </table:table-cell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PENDD31</text:p>
          </table:table-cell>
          <table:table-cell table:formula="of:=HYPERLINK(CONCATENATE(&quot;http://www.holyhog.com/deficit_hawk/&quot;;[.B74]; &quot;.html&quot;))" office:value-type="string" office:string-value="http://www.holyhog.com/deficit_hawk/SPENDD31.html">
            <text:p>http://www.holyhog.com/deficit_hawk/SPENDD31.html</text:p>
          </table:table-cell>
          <table:table-cell office:value-type="string">
            <text:p>OTHER</text:p>
          </table:table-cell>
          <table:table-cell/>
          <table:table-cell office:value-type="string">
            <text:p>Reduce Funding for the Arts and Humanities <text:s/></text:p>
          </table:table-cell>
          <table:table-cell office:value-type="float" office:value="-349">
            <text:p>-349</text:p>
          </table:table-cell>
          <table:table-cell office:value-type="float" office:value="-439">
            <text:p>-439</text:p>
          </table:table-cell>
          <table:table-cell office:value-type="float" office:value="-478">
            <text:p>-478</text:p>
          </table:table-cell>
          <table:table-cell office:value-type="float" office:value="-497">
            <text:p>-497</text:p>
          </table:table-cell>
          <table:table-cell office:value-type="float" office:value="-510">
            <text:p>-510</text:p>
          </table:table-cell>
          <table:table-cell office:value-type="float" office:value="-524">
            <text:p>-524</text:p>
          </table:table-cell>
          <table:table-cell office:value-type="float" office:value="-538">
            <text:p>-538</text:p>
          </table:table-cell>
          <table:table-cell office:value-type="float" office:value="-553">
            <text:p>-553</text:p>
          </table:table-cell>
          <table:table-cell office:value-type="float" office:value="-568">
            <text:p>-568</text:p>
          </table:table-cell>
          <table:table-cell office:value-type="float" office:value="-583">
            <text:p>-583</text:p>
          </table:table-cell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PENDD32</text:p>
          </table:table-cell>
          <table:table-cell table:formula="of:=HYPERLINK(CONCATENATE(&quot;http://www.holyhog.com/deficit_hawk/&quot;;[.B75]; &quot;.html&quot;))" office:value-type="string" office:string-value="http://www.holyhog.com/deficit_hawk/SPENDD32.html">
            <text:p>http://www.holyhog.com/deficit_hawk/SPENDD32.html</text:p>
          </table:table-cell>
          <table:table-cell office:value-type="string">
            <text:p>OTHER</text:p>
          </table:table-cell>
          <table:table-cell/>
          <table:table-cell office:value-type="string">
            <text:p>Finance the Food Safety and Inspection Service Through Fees </text:p>
          </table:table-cell>
          <table:table-cell table:number-columns-repeated="2" office:value-type="float" office:value="-1000">
            <text:p>-1000</text:p>
          </table:table-cell>
          <table:table-cell table:number-columns-repeated="3" office:value-type="float" office:value="-1100">
            <text:p>-1100</text:p>
          </table:table-cell>
          <table:table-cell table:number-columns-repeated="2" office:value-type="float" office:value="-1200">
            <text:p>-1200</text:p>
          </table:table-cell>
          <table:table-cell table:number-columns-repeated="3" office:value-type="float" office:value="-1300">
            <text:p>-1300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PENDD33</text:p>
          </table:table-cell>
          <table:table-cell table:formula="of:=HYPERLINK(CONCATENATE(&quot;http://www.holyhog.com/deficit_hawk/&quot;;[.B76]; &quot;.html&quot;))" office:value-type="string" office:string-value="http://www.holyhog.com/deficit_hawk/SPENDD33.html">
            <text:p>http://www.holyhog.com/deficit_hawk/SPENDD33.html</text:p>
          </table:table-cell>
          <table:table-cell office:value-type="string">
            <text:p>HEALTH</text:p>
          </table:table-cell>
          <table:table-cell office:value-type="float" office:value="12">
            <text:p>12</text:p>
          </table:table-cell>
          <table:table-cell office:value-type="string">
            <text:p>Reduce or Constrain Funding for the National Institutes of Health|Restrict Funding Growth to 1 Percent </text:p>
          </table:table-cell>
          <table:table-cell office:value-type="float" office:value="-20">
            <text:p>-20</text:p>
          </table:table-cell>
          <table:table-cell office:value-type="float" office:value="-110">
            <text:p>-110</text:p>
          </table:table-cell>
          <table:table-cell office:value-type="float" office:value="-260">
            <text:p>-260</text:p>
          </table:table-cell>
          <table:table-cell office:value-type="float" office:value="-400">
            <text:p>-400</text:p>
          </table:table-cell>
          <table:table-cell office:value-type="float" office:value="-640">
            <text:p>-640</text:p>
          </table:table-cell>
          <table:table-cell office:value-type="float" office:value="-960">
            <text:p>-960</text:p>
          </table:table-cell>
          <table:table-cell office:value-type="float" office:value="-1350">
            <text:p>-1350</text:p>
          </table:table-cell>
          <table:table-cell office:value-type="float" office:value="-1770">
            <text:p>-1770</text:p>
          </table:table-cell>
          <table:table-cell office:value-type="float" office:value="-2190">
            <text:p>-2190</text:p>
          </table:table-cell>
          <table:table-cell office:value-type="float" office:value="-2610">
            <text:p>-2610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PENDD33</text:p>
          </table:table-cell>
          <table:table-cell table:formula="of:=HYPERLINK(CONCATENATE(&quot;http://www.holyhog.com/deficit_hawk/&quot;;[.B77]; &quot;.html&quot;))" office:value-type="string" office:string-value="http://www.holyhog.com/deficit_hawk/SPENDD33.html">
            <text:p>http://www.holyhog.com/deficit_hawk/SPENDD33.html</text:p>
          </table:table-cell>
          <table:table-cell office:value-type="string">
            <text:p>HEALTH</text:p>
          </table:table-cell>
          <table:table-cell office:value-type="float" office:value="12">
            <text:p>12</text:p>
          </table:table-cell>
          <table:table-cell office:value-type="string">
            <text:p>Reduce or Constrain Funding for the National Institutes of Health|Reduce 2012 Funding Level and Allow Growth at Rate of Inflation </text:p>
          </table:table-cell>
          <table:table-cell office:value-type="float" office:value="-1020">
            <text:p>-1020</text:p>
          </table:table-cell>
          <table:table-cell office:value-type="float" office:value="-3160">
            <text:p>-3160</text:p>
          </table:table-cell>
          <table:table-cell office:value-type="float" office:value="-3800">
            <text:p>-3800</text:p>
          </table:table-cell>
          <table:table-cell office:value-type="float" office:value="-3980">
            <text:p>-3980</text:p>
          </table:table-cell>
          <table:table-cell office:value-type="float" office:value="-4080">
            <text:p>-4080</text:p>
          </table:table-cell>
          <table:table-cell office:value-type="float" office:value="-4170">
            <text:p>-4170</text:p>
          </table:table-cell>
          <table:table-cell office:value-type="float" office:value="-4260">
            <text:p>-4260</text:p>
          </table:table-cell>
          <table:table-cell office:value-type="float" office:value="-4350">
            <text:p>-4350</text:p>
          </table:table-cell>
          <table:table-cell office:value-type="float" office:value="-4450">
            <text:p>-4450</text:p>
          </table:table-cell>
          <table:table-cell office:value-type="float" office:value="-4540">
            <text:p>-4540</text:p>
          </table:table-cell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PENDD34</text:p>
          </table:table-cell>
          <table:table-cell table:formula="of:=HYPERLINK(CONCATENATE(&quot;http://www.holyhog.com/deficit_hawk/&quot;;[.B78]; &quot;.html&quot;))" office:value-type="string" office:string-value="http://www.holyhog.com/deficit_hawk/SPENDD34.html">
            <text:p>http://www.holyhog.com/deficit_hawk/SPENDD34.html</text:p>
          </table:table-cell>
          <table:table-cell office:value-type="string">
            <text:p>WEL</text:p>
          </table:table-cell>
          <table:table-cell/>
          <table:table-cell office:value-type="string">
            <text:p>Increase Payments by Tenants in Federally Assisted Housing </text:p>
          </table:table-cell>
          <table:table-cell office:value-type="float" office:value="-420">
            <text:p>-420</text:p>
          </table:table-cell>
          <table:table-cell office:value-type="float" office:value="-1020">
            <text:p>-1020</text:p>
          </table:table-cell>
          <table:table-cell office:value-type="float" office:value="-1640">
            <text:p>-1640</text:p>
          </table:table-cell>
          <table:table-cell office:value-type="float" office:value="-2290">
            <text:p>-2290</text:p>
          </table:table-cell>
          <table:table-cell office:value-type="float" office:value="-2980">
            <text:p>-2980</text:p>
          </table:table-cell>
          <table:table-cell office:value-type="float" office:value="-3230">
            <text:p>-3230</text:p>
          </table:table-cell>
          <table:table-cell office:value-type="float" office:value="-3320">
            <text:p>-3320</text:p>
          </table:table-cell>
          <table:table-cell office:value-type="float" office:value="-3420">
            <text:p>-3420</text:p>
          </table:table-cell>
          <table:table-cell office:value-type="float" office:value="-3510">
            <text:p>-3510</text:p>
          </table:table-cell>
          <table:table-cell office:value-type="float" office:value="-3610">
            <text:p>-3610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PENDD35</text:p>
          </table:table-cell>
          <table:table-cell table:formula="of:=HYPERLINK(CONCATENATE(&quot;http://www.holyhog.com/deficit_hawk/&quot;;[.B79]; &quot;.html&quot;))" office:value-type="string" office:string-value="http://www.holyhog.com/deficit_hawk/SPENDD35.html">
            <text:p>http://www.holyhog.com/deficit_hawk/SPENDD35.html</text:p>
          </table:table-cell>
          <table:table-cell office:value-type="string">
            <text:p>MIL</text:p>
          </table:table-cell>
          <table:table-cell/>
          <table:table-cell office:value-type="string">
            <text:p>End Enrollment in VA Medical Care for Veterans in Priority Groups 7 and 8 </text:p>
          </table:table-cell>
          <table:table-cell office:value-type="float" office:value="-5000">
            <text:p>-5000</text:p>
          </table:table-cell>
          <table:table-cell office:value-type="float" office:value="-5800">
            <text:p>-5800</text:p>
          </table:table-cell>
          <table:table-cell office:value-type="float" office:value="-5900">
            <text:p>-5900</text:p>
          </table:table-cell>
          <table:table-cell office:value-type="float" office:value="-6000">
            <text:p>-6000</text:p>
          </table:table-cell>
          <table:table-cell office:value-type="float" office:value="-6200">
            <text:p>-6200</text:p>
          </table:table-cell>
          <table:table-cell office:value-type="float" office:value="-6300">
            <text:p>-6300</text:p>
          </table:table-cell>
          <table:table-cell office:value-type="float" office:value="-6500">
            <text:p>-6500</text:p>
          </table:table-cell>
          <table:table-cell office:value-type="float" office:value="-6700">
            <text:p>-6700</text:p>
          </table:table-cell>
          <table:table-cell office:value-type="float" office:value="-6900">
            <text:p>-6900</text:p>
          </table:table-cell>
          <table:table-cell office:value-type="float" office:value="-7100">
            <text:p>-710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PENDD36</text:p>
          </table:table-cell>
          <table:table-cell table:formula="of:=HYPERLINK(CONCATENATE(&quot;http://www.holyhog.com/deficit_hawk/&quot;;[.B80]; &quot;.html&quot;))" office:value-type="string" office:string-value="http://www.holyhog.com/deficit_hawk/SPENDD36.html">
            <text:p>http://www.holyhog.com/deficit_hawk/SPENDD36.html</text:p>
          </table:table-cell>
          <table:table-cell office:value-type="string">
            <text:p>OTHER</text:p>
          </table:table-cell>
          <table:table-cell/>
          <table:table-cell office:value-type="string">
            <text:p>Reduce Funding for Certain Department of Justice Grants </text:p>
          </table:table-cell>
          <table:table-cell office:value-type="float" office:value="-154">
            <text:p>-154</text:p>
          </table:table-cell>
          <table:table-cell office:value-type="float" office:value="-401">
            <text:p>-401</text:p>
          </table:table-cell>
          <table:table-cell office:value-type="float" office:value="-589">
            <text:p>-589</text:p>
          </table:table-cell>
          <table:table-cell office:value-type="float" office:value="-738">
            <text:p>-738</text:p>
          </table:table-cell>
          <table:table-cell office:value-type="float" office:value="-865">
            <text:p>-865</text:p>
          </table:table-cell>
          <table:table-cell office:value-type="float" office:value="-880">
            <text:p>-880</text:p>
          </table:table-cell>
          <table:table-cell office:value-type="float" office:value="-896">
            <text:p>-896</text:p>
          </table:table-cell>
          <table:table-cell office:value-type="float" office:value="-914">
            <text:p>-914</text:p>
          </table:table-cell>
          <table:table-cell office:value-type="float" office:value="-932">
            <text:p>-932</text:p>
          </table:table-cell>
          <table:table-cell office:value-type="float" office:value="-951">
            <text:p>-951</text:p>
          </table:table-cell>
          <table:table-cell table:number-columns-repeated="100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PENDD37</text:p>
          </table:table-cell>
          <table:table-cell table:formula="of:=HYPERLINK(CONCATENATE(&quot;http://www.holyhog.com/deficit_hawk/&quot;;[.B81]; &quot;.html&quot;))" office:value-type="string" office:string-value="http://www.holyhog.com/deficit_hawk/SPENDD37.html">
            <text:p>http://www.holyhog.com/deficit_hawk/SPENDD37.html</text:p>
          </table:table-cell>
          <table:table-cell office:value-type="string">
            <text:p>FED</text:p>
          </table:table-cell>
          <table:table-cell/>
          <table:table-cell office:value-type="string">
            <text:p>Reduce the Across-the-Board Adjustment for Federal Civilian Employees\' Pay <text:s/></text:p>
          </table:table-cell>
          <table:table-cell office:value-type="float" office:value="0">
            <text:p>0</text:p>
          </table:table-cell>
          <table:table-cell office:value-type="float" office:value="-740">
            <text:p>-740</text:p>
          </table:table-cell>
          <table:table-cell office:value-type="float" office:value="-1800">
            <text:p>-1800</text:p>
          </table:table-cell>
          <table:table-cell office:value-type="float" office:value="-2920">
            <text:p>-2920</text:p>
          </table:table-cell>
          <table:table-cell office:value-type="float" office:value="-4090">
            <text:p>-4090</text:p>
          </table:table-cell>
          <table:table-cell office:value-type="float" office:value="-5320">
            <text:p>-5320</text:p>
          </table:table-cell>
          <table:table-cell office:value-type="float" office:value="-6640">
            <text:p>-6640</text:p>
          </table:table-cell>
          <table:table-cell office:value-type="float" office:value="-8050">
            <text:p>-8050</text:p>
          </table:table-cell>
          <table:table-cell office:value-type="float" office:value="-9560">
            <text:p>-9560</text:p>
          </table:table-cell>
          <table:table-cell office:value-type="float" office:value="-11140">
            <text:p>-11140</text:p>
          </table:table-cell>
          <table:table-cell table:number-columns-repeated="100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2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OTHER</text:p>
          </table:table-cell>
          <table:table-cell/>
          <table:table-cell office:value-type="string">
            <text:p>Increase fees for permits issued by the Army Corps of Engineers </text:p>
          </table:table-cell>
          <table:table-cell office:value-type="float" office:value="-23">
            <text:p>-23</text:p>
          </table:table-cell>
          <table:table-cell office:value-type="float" office:value="-50">
            <text:p>-50</text:p>
          </table:table-cell>
          <table:table-cell office:value-type="float" office:value="-53">
            <text:p>-53</text:p>
          </table:table-cell>
          <table:table-cell office:value-type="float" office:value="-55">
            <text:p>-55</text:p>
          </table:table-cell>
          <table:table-cell office:value-type="float" office:value="-57">
            <text:p>-57</text:p>
          </table:table-cell>
          <table:table-cell office:value-type="float" office:value="-59">
            <text:p>-59</text:p>
          </table:table-cell>
          <table:table-cell office:value-type="float" office:value="-61">
            <text:p>-61</text:p>
          </table:table-cell>
          <table:table-cell office:value-type="float" office:value="-63">
            <text:p>-63</text:p>
          </table:table-cell>
          <table:table-cell office:value-type="float" office:value="-65">
            <text:p>-65</text:p>
          </table:table-cell>
          <table:table-cell office:value-type="float" office:value="-68">
            <text:p>-68</text:p>
          </table:table-cell>
          <table:table-cell table:number-columns-repeated="1008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3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OTHER</text:p>
          </table:table-cell>
          <table:table-cell/>
          <table:table-cell office:value-type="string">
            <text:p>Authorize maintenance and location fees for hardrock mining on federal lands </text:p>
          </table:table-cell>
          <table:table-cell office:value-type="float" office:value="-54">
            <text:p>-54</text:p>
          </table:table-cell>
          <table:table-cell table:number-columns-repeated="4" office:value-type="float" office:value="-53">
            <text:p>-53</text:p>
          </table:table-cell>
          <table:table-cell table:number-columns-repeated="4" office:value-type="float" office:value="-52">
            <text:p>-52</text:p>
          </table:table-cell>
          <table:table-cell office:value-type="float" office:value="-51">
            <text:p>-51</text:p>
          </table:table-cell>
          <table:table-cell table:number-columns-repeated="100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4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AG</text:p>
          </table:table-cell>
          <table:table-cell/>
          <table:table-cell office:value-type="string">
            <text:p>Use state formulas to set grazing fees for federal lands 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-14">
            <text:p>-14</text:p>
          </table:table-cell>
          <table:table-cell office:value-type="float" office:value="-17">
            <text:p>-17</text:p>
          </table:table-cell>
          <table:table-cell office:value-type="float" office:value="-20">
            <text:p>-20</text:p>
          </table:table-cell>
          <table:table-cell office:value-type="float" office:value="-24">
            <text:p>-24</text:p>
          </table:table-cell>
          <table:table-cell office:value-type="float" office:value="-27">
            <text:p>-27</text:p>
          </table:table-cell>
          <table:table-cell office:value-type="float" office:value="-31">
            <text:p>-31</text:p>
          </table:table-cell>
          <table:table-cell table:number-columns-repeated="100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5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OTHER</text:p>
          </table:table-cell>
          <table:table-cell/>
          <table:table-cell office:value-type="string">
            <text:p>Impose fees on users of the St. Lawrence Seaway </text:p>
          </table:table-cell>
          <table:table-cell office:value-type="float" office:value="-17">
            <text:p>-17</text:p>
          </table:table-cell>
          <table:table-cell table:number-columns-repeated="2" office:value-type="float" office:value="-35">
            <text:p>-35</text:p>
          </table:table-cell>
          <table:table-cell table:number-columns-repeated="2" office:value-type="float" office:value="-36">
            <text:p>-36</text:p>
          </table:table-cell>
          <table:table-cell office:value-type="float" office:value="-37">
            <text:p>-37</text:p>
          </table:table-cell>
          <table:table-cell office:value-type="float" office:value="-38">
            <text:p>-38</text:p>
          </table:table-cell>
          <table:table-cell office:value-type="float" office:value="-39">
            <text:p>-39</text:p>
          </table:table-cell>
          <table:table-cell office:value-type="float" office:value="-40">
            <text:p>-40</text:p>
          </table:table-cell>
          <table:table-cell office:value-type="float" office:value="-41">
            <text:p>-41</text:p>
          </table:table-cell>
          <table:table-cell table:number-columns-repeated="100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6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OTHER</text:p>
          </table:table-cell>
          <table:table-cell/>
          <table:table-cell office:value-type="string">
            <text:p>Impose fees that recover the costs of pesticide and new-chemical registration </text:p>
          </table:table-cell>
          <table:table-cell office:value-type="float" office:value="-50">
            <text:p>-50</text:p>
          </table:table-cell>
          <table:table-cell office:value-type="float" office:value="-51">
            <text:p>-51</text:p>
          </table:table-cell>
          <table:table-cell office:value-type="float" office:value="-80">
            <text:p>-80</text:p>
          </table:table-cell>
          <table:table-cell office:value-type="float" office:value="-83">
            <text:p>-83</text:p>
          </table:table-cell>
          <table:table-cell table:number-columns-repeated="2" office:value-type="float" office:value="-89">
            <text:p>-89</text:p>
          </table:table-cell>
          <table:table-cell table:number-columns-repeated="2" office:value-type="float" office:value="-92">
            <text:p>-92</text:p>
          </table:table-cell>
          <table:table-cell table:number-columns-repeated="2" office:value-type="float" office:value="-95">
            <text:p>-95</text:p>
          </table:table-cell>
          <table:table-cell table:number-columns-repeated="100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7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TRANS</text:p>
          </table:table-cell>
          <table:table-cell/>
          <table:table-cell office:value-type="string">
            <text:p>Charge fees to offset the cost of federal rail safety activities </text:p>
          </table:table-cell>
          <table:table-cell office:value-type="float" office:value="-91">
            <text:p>-91</text:p>
          </table:table-cell>
          <table:table-cell office:value-type="float" office:value="-185">
            <text:p>-185</text:p>
          </table:table-cell>
          <table:table-cell office:value-type="float" office:value="-188">
            <text:p>-188</text:p>
          </table:table-cell>
          <table:table-cell office:value-type="float" office:value="-191">
            <text:p>-191</text:p>
          </table:table-cell>
          <table:table-cell office:value-type="float" office:value="-194">
            <text:p>-194</text:p>
          </table:table-cell>
          <table:table-cell office:value-type="float" office:value="-198">
            <text:p>-198</text:p>
          </table:table-cell>
          <table:table-cell office:value-type="float" office:value="-203">
            <text:p>-203</text:p>
          </table:table-cell>
          <table:table-cell office:value-type="float" office:value="-206">
            <text:p>-206</text:p>
          </table:table-cell>
          <table:table-cell office:value-type="float" office:value="-211">
            <text:p>-211</text:p>
          </table:table-cell>
          <table:table-cell office:value-type="float" office:value="-215">
            <text:p>-215</text:p>
          </table:table-cell>
          <table:table-cell table:number-columns-repeated="100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8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FIN</text:p>
          </table:table-cell>
          <table:table-cell/>
          <table:table-cell office:value-type="string">
            <text:p>Charge transactions fees to fund the Commodity Futures Trading Commission </text:p>
          </table:table-cell>
          <table:table-cell office:value-type="float" office:value="-173">
            <text:p>-173</text:p>
          </table:table-cell>
          <table:table-cell office:value-type="float" office:value="-177">
            <text:p>-177</text:p>
          </table:table-cell>
          <table:table-cell office:value-type="float" office:value="-183">
            <text:p>-183</text:p>
          </table:table-cell>
          <table:table-cell office:value-type="float" office:value="-188">
            <text:p>-188</text:p>
          </table:table-cell>
          <table:table-cell office:value-type="float" office:value="-194">
            <text:p>-194</text:p>
          </table:table-cell>
          <table:table-cell office:value-type="float" office:value="-201">
            <text:p>-201</text:p>
          </table:table-cell>
          <table:table-cell office:value-type="float" office:value="-209">
            <text:p>-209</text:p>
          </table:table-cell>
          <table:table-cell office:value-type="float" office:value="-217">
            <text:p>-217</text:p>
          </table:table-cell>
          <table:table-cell office:value-type="float" office:value="-224">
            <text:p>-224</text:p>
          </table:table-cell>
          <table:table-cell office:value-type="float" office:value="-232">
            <text:p>-232</text:p>
          </table:table-cell>
          <table:table-cell table:number-columns-repeated="100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89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TRANS</text:p>
          </table:table-cell>
          <table:table-cell/>
          <table:table-cell office:value-type="string">
            <text:p>Increase registration fees for the Federal Aviation Administration </text:p>
          </table:table-cell>
          <table:table-cell office:value-type="float" office:value="-46">
            <text:p>-46</text:p>
          </table:table-cell>
          <table:table-cell office:value-type="float" office:value="-47">
            <text:p>-47</text:p>
          </table:table-cell>
          <table:table-cell office:value-type="float" office:value="-49">
            <text:p>-49</text:p>
          </table:table-cell>
          <table:table-cell office:value-type="float" office:value="-50">
            <text:p>-50</text:p>
          </table:table-cell>
          <table:table-cell office:value-type="float" office:value="-52">
            <text:p>-52</text:p>
          </table:table-cell>
          <table:table-cell office:value-type="float" office:value="-54">
            <text:p>-54</text:p>
          </table:table-cell>
          <table:table-cell office:value-type="float" office:value="-55">
            <text:p>-55</text:p>
          </table:table-cell>
          <table:table-cell office:value-type="float" office:value="-57">
            <text:p>-57</text:p>
          </table:table-cell>
          <table:table-cell office:value-type="float" office:value="-59">
            <text:p>-59</text:p>
          </table:table-cell>
          <table:table-cell office:value-type="float" office:value="-61">
            <text:p>-61</text:p>
          </table:table-cell>
          <table:table-cell table:number-columns-repeated="100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PENDD38</text:p>
          </table:table-cell>
          <table:table-cell table:formula="of:=HYPERLINK(CONCATENATE(&quot;http://www.holyhog.com/deficit_hawk/&quot;;[.B90]; &quot;.html&quot;))" office:value-type="string" office:string-value="http://www.holyhog.com/deficit_hawk/SPENDD38.html">
            <text:p>http://www.holyhog.com/deficit_hawk/SPENDD38.html</text:p>
          </table:table-cell>
          <table:table-cell office:value-type="string">
            <text:p>OTHER</text:p>
          </table:table-cell>
          <table:table-cell/>
          <table:table-cell office:value-type="string">
            <text:p>Collect new fees for the Food and Drug Administration </text:p>
          </table:table-cell>
          <table:table-cell office:value-type="float" office:value="-71">
            <text:p>-71</text:p>
          </table:table-cell>
          <table:table-cell office:value-type="float" office:value="-74">
            <text:p>-74</text:p>
          </table:table-cell>
          <table:table-cell office:value-type="float" office:value="-77">
            <text:p>-77</text:p>
          </table:table-cell>
          <table:table-cell office:value-type="float" office:value="-79">
            <text:p>-79</text:p>
          </table:table-cell>
          <table:table-cell office:value-type="float" office:value="-82">
            <text:p>-82</text:p>
          </table:table-cell>
          <table:table-cell office:value-type="float" office:value="-86">
            <text:p>-86</text:p>
          </table:table-cell>
          <table:table-cell office:value-type="float" office:value="-88">
            <text:p>-88</text:p>
          </table:table-cell>
          <table:table-cell office:value-type="float" office:value="-92">
            <text:p>-92</text:p>
          </table:table-cell>
          <table:table-cell office:value-type="float" office:value="-95">
            <text:p>-95</text:p>
          </table:table-cell>
          <table:table-cell office:value-type="float" office:value="-99">
            <text:p>-99</text:p>
          </table:table-cell>
          <table:table-cell table:number-columns-repeated="1008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TAX1</text:p>
          </table:table-cell>
          <table:table-cell table:formula="of:=HYPERLINK(CONCATENATE(&quot;http://www.holyhog.com/deficit_hawk/&quot;;[.B91]; &quot;.html&quot;))" office:value-type="string" office:string-value="http://www.holyhog.com/deficit_hawk/TAX1.html">
            <text:p>http://www.holyhog.com/deficit_hawk/TAX1.html</text:p>
          </table:table-cell>
          <table:table-cell office:value-type="string">
            <text:p>INDT</text:p>
          </table:table-cell>
          <table:table-cell office:value-type="float" office:value="5">
            <text:p>5</text:p>
          </table:table-cell>
          <table:table-cell office:value-type="string">
            <text:p>Increase Individual Income Tax Rates|Raise all tax rates on ordinary income by 1 percentage point </text:p>
          </table:table-cell>
          <table:table-cell office:value-type="float" office:value="18600">
            <text:p>18600</text:p>
          </table:table-cell>
          <table:table-cell office:value-type="float" office:value="40300">
            <text:p>40300</text:p>
          </table:table-cell>
          <table:table-cell office:value-type="float" office:value="47800">
            <text:p>47800</text:p>
          </table:table-cell>
          <table:table-cell office:value-type="float" office:value="49700">
            <text:p>49700</text:p>
          </table:table-cell>
          <table:table-cell office:value-type="float" office:value="51500">
            <text:p>51500</text:p>
          </table:table-cell>
          <table:table-cell office:value-type="float" office:value="52800">
            <text:p>52800</text:p>
          </table:table-cell>
          <table:table-cell office:value-type="float" office:value="53800">
            <text:p>53800</text:p>
          </table:table-cell>
          <table:table-cell office:value-type="float" office:value="54500">
            <text:p>54500</text:p>
          </table:table-cell>
          <table:table-cell office:value-type="float" office:value="55200">
            <text:p>55200</text:p>
          </table:table-cell>
          <table:table-cell office:value-type="float" office:value="56100">
            <text:p>56100</text:p>
          </table:table-cell>
          <table:table-cell table:number-columns-repeated="1008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TAX1</text:p>
          </table:table-cell>
          <table:table-cell table:formula="of:=HYPERLINK(CONCATENATE(&quot;http://www.holyhog.com/deficit_hawk/&quot;;[.B92]; &quot;.html&quot;))" office:value-type="string" office:string-value="http://www.holyhog.com/deficit_hawk/TAX1.html">
            <text:p>http://www.holyhog.com/deficit_hawk/TAX1.html</text:p>
          </table:table-cell>
          <table:table-cell office:value-type="string">
            <text:p>INDT</text:p>
          </table:table-cell>
          <table:table-cell office:value-type="float" office:value="5">
            <text:p>5</text:p>
          </table:table-cell>
          <table:table-cell office:value-type="string">
            <text:p>Increase Individual Income Tax Rates|Raise all ordinary tax rates and AMT rates by 1 percentage point </text:p>
          </table:table-cell>
          <table:table-cell office:value-type="float" office:value="36900">
            <text:p>36900</text:p>
          </table:table-cell>
          <table:table-cell office:value-type="float" office:value="57000">
            <text:p>57000</text:p>
          </table:table-cell>
          <table:table-cell office:value-type="float" office:value="61600">
            <text:p>61600</text:p>
          </table:table-cell>
          <table:table-cell office:value-type="float" office:value="65500">
            <text:p>65500</text:p>
          </table:table-cell>
          <table:table-cell office:value-type="float" office:value="69600">
            <text:p>69600</text:p>
          </table:table-cell>
          <table:table-cell office:value-type="float" office:value="73500">
            <text:p>73500</text:p>
          </table:table-cell>
          <table:table-cell office:value-type="float" office:value="77800">
            <text:p>77800</text:p>
          </table:table-cell>
          <table:table-cell office:value-type="float" office:value="82200">
            <text:p>82200</text:p>
          </table:table-cell>
          <table:table-cell office:value-type="float" office:value="86700">
            <text:p>86700</text:p>
          </table:table-cell>
          <table:table-cell office:value-type="float" office:value="91500">
            <text:p>91500</text:p>
          </table:table-cell>
          <table:table-cell table:number-columns-repeated="1008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TAX1</text:p>
          </table:table-cell>
          <table:table-cell table:formula="of:=HYPERLINK(CONCATENATE(&quot;http://www.holyhog.com/deficit_hawk/&quot;;[.B93]; &quot;.html&quot;))" office:value-type="string" office:string-value="http://www.holyhog.com/deficit_hawk/TAX1.html">
            <text:p>http://www.holyhog.com/deficit_hawk/TAX1.html</text:p>
          </table:table-cell>
          <table:table-cell office:value-type="string">
            <text:p>INDT</text:p>
          </table:table-cell>
          <table:table-cell office:value-type="float" office:value="5">
            <text:p>5</text:p>
          </table:table-cell>
          <table:table-cell office:value-type="string">
            <text:p>Increase Individual Income Tax Rates|Raise all ordinary tax rates, AMT rates, and dividend and capital gains rates by 1 percentage point </text:p>
          </table:table-cell>
          <table:table-cell office:value-type="float" office:value="37300">
            <text:p>37300</text:p>
          </table:table-cell>
          <table:table-cell office:value-type="float" office:value="59000">
            <text:p>59000</text:p>
          </table:table-cell>
          <table:table-cell office:value-type="float" office:value="61100">
            <text:p>61100</text:p>
          </table:table-cell>
          <table:table-cell office:value-type="float" office:value="66900">
            <text:p>66900</text:p>
          </table:table-cell>
          <table:table-cell office:value-type="float" office:value="71000">
            <text:p>71000</text:p>
          </table:table-cell>
          <table:table-cell office:value-type="float" office:value="75000">
            <text:p>75000</text:p>
          </table:table-cell>
          <table:table-cell office:value-type="float" office:value="79300">
            <text:p>79300</text:p>
          </table:table-cell>
          <table:table-cell office:value-type="float" office:value="83800">
            <text:p>83800</text:p>
          </table:table-cell>
          <table:table-cell office:value-type="float" office:value="88300">
            <text:p>88300</text:p>
          </table:table-cell>
          <table:table-cell office:value-type="float" office:value="93200">
            <text:p>93200</text:p>
          </table:table-cell>
          <table:table-cell table:number-columns-repeated="1008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TAX1</text:p>
          </table:table-cell>
          <table:table-cell table:formula="of:=HYPERLINK(CONCATENATE(&quot;http://www.holyhog.com/deficit_hawk/&quot;;[.B94]; &quot;.html&quot;))" office:value-type="string" office:string-value="http://www.holyhog.com/deficit_hawk/TAX1.html">
            <text:p>http://www.holyhog.com/deficit_hawk/TAX1.html</text:p>
          </table:table-cell>
          <table:table-cell office:value-type="string">
            <text:p>INDT</text:p>
          </table:table-cell>
          <table:table-cell office:value-type="float" office:value="5">
            <text:p>5</text:p>
          </table:table-cell>
          <table:table-cell office:value-type="string">
            <text:p>Increase Individual Income Tax Rates|Raise the top ordinary tax rate by 1 percentage point </text:p>
          </table:table-cell>
          <table:table-cell office:value-type="float" office:value="2800">
            <text:p>2800</text:p>
          </table:table-cell>
          <table:table-cell office:value-type="float" office:value="5300">
            <text:p>5300</text:p>
          </table:table-cell>
          <table:table-cell office:value-type="float" office:value="6500">
            <text:p>6500</text:p>
          </table:table-cell>
          <table:table-cell office:value-type="float" office:value="7400">
            <text:p>7400</text:p>
          </table:table-cell>
          <table:table-cell office:value-type="float" office:value="8400">
            <text:p>8400</text:p>
          </table:table-cell>
          <table:table-cell office:value-type="float" office:value="9200">
            <text:p>9200</text:p>
          </table:table-cell>
          <table:table-cell office:value-type="float" office:value="9900">
            <text:p>9900</text:p>
          </table:table-cell>
          <table:table-cell office:value-type="float" office:value="10600">
            <text:p>10600</text:p>
          </table:table-cell>
          <table:table-cell office:value-type="float" office:value="11400">
            <text:p>11400</text:p>
          </table:table-cell>
          <table:table-cell office:value-type="float" office:value="12300">
            <text:p>12300</text:p>
          </table:table-cell>
          <table:table-cell table:number-columns-repeated="1008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TAX1</text:p>
          </table:table-cell>
          <table:table-cell table:formula="of:=HYPERLINK(CONCATENATE(&quot;http://www.holyhog.com/deficit_hawk/&quot;;[.B95]; &quot;.html&quot;))" office:value-type="string" office:string-value="http://www.holyhog.com/deficit_hawk/TAX1.html">
            <text:p>http://www.holyhog.com/deficit_hawk/TAX1.html</text:p>
          </table:table-cell>
          <table:table-cell office:value-type="string">
            <text:p>INDT</text:p>
          </table:table-cell>
          <table:table-cell office:value-type="float" office:value="5">
            <text:p>5</text:p>
          </table:table-cell>
          <table:table-cell office:value-type="string">
            <text:p>Increase Individual Income Tax Rates|Raise the top two ordinary tax rates by 1 percentage point </text:p>
          </table:table-cell>
          <table:table-cell office:value-type="float" office:value="3500">
            <text:p>3500</text:p>
          </table:table-cell>
          <table:table-cell office:value-type="float" office:value="7300">
            <text:p>7300</text:p>
          </table:table-cell>
          <table:table-cell office:value-type="float" office:value="9200">
            <text:p>9200</text:p>
          </table:table-cell>
          <table:table-cell office:value-type="float" office:value="10300">
            <text:p>10300</text:p>
          </table:table-cell>
          <table:table-cell office:value-type="float" office:value="11500">
            <text:p>11500</text:p>
          </table:table-cell>
          <table:table-cell office:value-type="float" office:value="12500">
            <text:p>12500</text:p>
          </table:table-cell>
          <table:table-cell office:value-type="float" office:value="13600">
            <text:p>13600</text:p>
          </table:table-cell>
          <table:table-cell office:value-type="float" office:value="14600">
            <text:p>14600</text:p>
          </table:table-cell>
          <table:table-cell office:value-type="float" office:value="15700">
            <text:p>15700</text:p>
          </table:table-cell>
          <table:table-cell office:value-type="float" office:value="16800">
            <text:p>16800</text:p>
          </table:table-cell>
          <table:table-cell table:number-columns-repeated="1008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TAX1</text:p>
          </table:table-cell>
          <table:table-cell table:formula="of:=HYPERLINK(CONCATENATE(&quot;http://www.holyhog.com/deficit_hawk/&quot;;[.B96]; &quot;.html&quot;))" office:value-type="string" office:string-value="http://www.holyhog.com/deficit_hawk/TAX1.html">
            <text:p>http://www.holyhog.com/deficit_hawk/TAX1.html</text:p>
          </table:table-cell>
          <table:table-cell office:value-type="string">
            <text:p>INDT</text:p>
          </table:table-cell>
          <table:table-cell office:value-type="float" office:value="5">
            <text:p>5</text:p>
          </table:table-cell>
          <table:table-cell office:value-type="string">
            <text:p>Increase Individual Income Tax Rates|Raise the top three ordinary tax rates by 1 percentage point </text:p>
          </table:table-cell>
          <table:table-cell office:value-type="float" office:value="3900">
            <text:p>3900</text:p>
          </table:table-cell>
          <table:table-cell office:value-type="float" office:value="9100">
            <text:p>9100</text:p>
          </table:table-cell>
          <table:table-cell office:value-type="float" office:value="11500">
            <text:p>11500</text:p>
          </table:table-cell>
          <table:table-cell office:value-type="float" office:value="12800">
            <text:p>12800</text:p>
          </table:table-cell>
          <table:table-cell office:value-type="float" office:value="14100">
            <text:p>14100</text:p>
          </table:table-cell>
          <table:table-cell office:value-type="float" office:value="15200">
            <text:p>15200</text:p>
          </table:table-cell>
          <table:table-cell office:value-type="float" office:value="16400">
            <text:p>16400</text:p>
          </table:table-cell>
          <table:table-cell office:value-type="float" office:value="17500">
            <text:p>17500</text:p>
          </table:table-cell>
          <table:table-cell office:value-type="float" office:value="18700">
            <text:p>18700</text:p>
          </table:table-cell>
          <table:table-cell office:value-type="float" office:value="19900">
            <text:p>19900</text:p>
          </table:table-cell>
          <table:table-cell table:number-columns-repeated="1008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TAX2</text:p>
          </table:table-cell>
          <table:table-cell table:formula="of:=HYPERLINK(CONCATENATE(&quot;http://www.holyhog.com/deficit_hawk/&quot;;[.B97]; &quot;.html&quot;))" office:value-type="string" office:string-value="http://www.holyhog.com/deficit_hawk/TAX2.html">
            <text:p>http://www.holyhog.com/deficit_hawk/TAX2.html</text:p>
          </table:table-cell>
          <table:table-cell office:value-type="string">
            <text:p>INDT</text:p>
          </table:table-cell>
          <table:table-cell/>
          <table:table-cell office:value-type="string">
            <text:p>Raise Tax Rates on Capital Gains 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-300">
            <text:p>-300</text:p>
          </table:table-cell>
          <table:table-cell office:value-type="float" office:value="3700">
            <text:p>3700</text:p>
          </table:table-cell>
          <table:table-cell office:value-type="float" office:value="4300">
            <text:p>4300</text:p>
          </table:table-cell>
          <table:table-cell office:value-type="float" office:value="4900">
            <text:p>4900</text:p>
          </table:table-cell>
          <table:table-cell office:value-type="float" office:value="6000">
            <text:p>6000</text:p>
          </table:table-cell>
          <table:table-cell office:value-type="float" office:value="7200">
            <text:p>7200</text:p>
          </table:table-cell>
          <table:table-cell office:value-type="float" office:value="9100">
            <text:p>9100</text:p>
          </table:table-cell>
          <table:table-cell office:value-type="float" office:value="11400">
            <text:p>11400</text:p>
          </table:table-cell>
          <table:table-cell table:number-columns-repeated="1008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TAX3</text:p>
          </table:table-cell>
          <table:table-cell table:formula="of:=HYPERLINK(CONCATENATE(&quot;http://www.holyhog.com/deficit_hawk/&quot;;[.B98]; &quot;.html&quot;))" office:value-type="string" office:string-value="http://www.holyhog.com/deficit_hawk/TAX3.html">
            <text:p>http://www.holyhog.com/deficit_hawk/TAX3.html</text:p>
          </table:table-cell>
          <table:table-cell office:value-type="string">
            <text:p>INDT</text:p>
          </table:table-cell>
          <table:table-cell/>
          <table:table-cell office:value-type="string">
            <text:p>Use an Alternative Measure of Inflation to Index Some Parameters of the Tax Code <text:s/></text:p>
          </table:table-cell>
          <table:table-cell office:value-type="float" office:value="700">
            <text:p>700</text:p>
          </table:table-cell>
          <table:table-cell office:value-type="float" office:value="1600">
            <text:p>1600</text:p>
          </table:table-cell>
          <table:table-cell office:value-type="float" office:value="3100">
            <text:p>3100</text:p>
          </table:table-cell>
          <table:table-cell office:value-type="float" office:value="5200">
            <text:p>5200</text:p>
          </table:table-cell>
          <table:table-cell office:value-type="float" office:value="6800">
            <text:p>6800</text:p>
          </table:table-cell>
          <table:table-cell office:value-type="float" office:value="7800">
            <text:p>7800</text:p>
          </table:table-cell>
          <table:table-cell office:value-type="float" office:value="9800">
            <text:p>9800</text:p>
          </table:table-cell>
          <table:table-cell office:value-type="float" office:value="11000">
            <text:p>11000</text:p>
          </table:table-cell>
          <table:table-cell office:value-type="float" office:value="12300">
            <text:p>12300</text:p>
          </table:table-cell>
          <table:table-cell office:value-type="float" office:value="13700">
            <text:p>13700</text:p>
          </table:table-cell>
          <table:table-cell table:number-columns-repeated="1008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TAX4</text:p>
          </table:table-cell>
          <table:table-cell table:formula="of:=HYPERLINK(CONCATENATE(&quot;http://www.holyhog.com/deficit_hawk/&quot;;[.B99]; &quot;.html&quot;))" office:value-type="string" office:string-value="http://www.holyhog.com/deficit_hawk/TAX4.html">
            <text:p>http://www.holyhog.com/deficit_hawk/TAX4.html</text:p>
          </table:table-cell>
          <table:table-cell office:value-type="string">
            <text:p>INDT</text:p>
          </table:table-cell>
          <table:table-cell/>
          <table:table-cell office:value-type="string">
            <text:p>Gradually Eliminate the Mortgage Interest Deduction </text:p>
          </table:table-cell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4500">
            <text:p>4500</text:p>
          </table:table-cell>
          <table:table-cell office:value-type="float" office:value="8400">
            <text:p>8400</text:p>
          </table:table-cell>
          <table:table-cell office:value-type="float" office:value="14300">
            <text:p>14300</text:p>
          </table:table-cell>
          <table:table-cell office:value-type="float" office:value="23300">
            <text:p>23300</text:p>
          </table:table-cell>
          <table:table-cell office:value-type="float" office:value="35700">
            <text:p>35700</text:p>
          </table:table-cell>
          <table:table-cell office:value-type="float" office:value="52600">
            <text:p>52600</text:p>
          </table:table-cell>
          <table:table-cell office:value-type="float" office:value="75100">
            <text:p>75100</text:p>
          </table:table-cell>
          <table:table-cell table:number-columns-repeated="1008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TAX5</text:p>
          </table:table-cell>
          <table:table-cell table:formula="of:=HYPERLINK(CONCATENATE(&quot;http://www.holyhog.com/deficit_hawk/&quot;;[.B100]; &quot;.html&quot;))" office:value-type="string" office:string-value="http://www.holyhog.com/deficit_hawk/TAX5.html">
            <text:p>http://www.holyhog.com/deficit_hawk/TAX5.html</text:p>
          </table:table-cell>
          <table:table-cell office:value-type="string">
            <text:p>INDT</text:p>
          </table:table-cell>
          <table:table-cell office:value-type="float" office:value="6">
            <text:p>6</text:p>
          </table:table-cell>
          <table:table-cell office:value-type="string">
            <text:p>Limit or Eliminate the Deduction for State and Local Taxes|End the current itemized deduction </text:p>
          </table:table-cell>
          <table:table-cell office:value-type="float" office:value="11300">
            <text:p>11300</text:p>
          </table:table-cell>
          <table:table-cell office:value-type="float" office:value="55900">
            <text:p>55900</text:p>
          </table:table-cell>
          <table:table-cell office:value-type="float" office:value="88700">
            <text:p>88700</text:p>
          </table:table-cell>
          <table:table-cell office:value-type="float" office:value="92700">
            <text:p>92700</text:p>
          </table:table-cell>
          <table:table-cell office:value-type="float" office:value="96500">
            <text:p>96500</text:p>
          </table:table-cell>
          <table:table-cell office:value-type="float" office:value="99600">
            <text:p>99600</text:p>
          </table:table-cell>
          <table:table-cell office:value-type="float" office:value="101700">
            <text:p>101700</text:p>
          </table:table-cell>
          <table:table-cell office:value-type="float" office:value="103600">
            <text:p>103600</text:p>
          </table:table-cell>
          <table:table-cell office:value-type="float" office:value="105000">
            <text:p>105000</text:p>
          </table:table-cell>
          <table:table-cell office:value-type="float" office:value="107100">
            <text:p>107100</text:p>
          </table:table-cell>
          <table:table-cell table:number-columns-repeated="1008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TAX5</text:p>
          </table:table-cell>
          <table:table-cell table:formula="of:=HYPERLINK(CONCATENATE(&quot;http://www.holyhog.com/deficit_hawk/&quot;;[.B101]; &quot;.html&quot;))" office:value-type="string" office:string-value="http://www.holyhog.com/deficit_hawk/TAX5.html">
            <text:p>http://www.holyhog.com/deficit_hawk/TAX5.html</text:p>
          </table:table-cell>
          <table:table-cell office:value-type="string">
            <text:p>INDT</text:p>
          </table:table-cell>
          <table:table-cell office:value-type="float" office:value="6">
            <text:p>6</text:p>
          </table:table-cell>
          <table:table-cell office:value-type="string">
            <text:p>Limit or Eliminate the Deduction for State and Local Taxes|Cap the deduction at 2 percent of adjusted gross income </text:p>
          </table:table-cell>
          <table:table-cell office:value-type="float" office:value="7800">
            <text:p>7800</text:p>
          </table:table-cell>
          <table:table-cell office:value-type="float" office:value="39800">
            <text:p>39800</text:p>
          </table:table-cell>
          <table:table-cell office:value-type="float" office:value="66100">
            <text:p>66100</text:p>
          </table:table-cell>
          <table:table-cell office:value-type="float" office:value="68400">
            <text:p>68400</text:p>
          </table:table-cell>
          <table:table-cell office:value-type="float" office:value="70900">
            <text:p>70900</text:p>
          </table:table-cell>
          <table:table-cell office:value-type="float" office:value="72800">
            <text:p>72800</text:p>
          </table:table-cell>
          <table:table-cell office:value-type="float" office:value="74100">
            <text:p>74100</text:p>
          </table:table-cell>
          <table:table-cell table:number-columns-repeated="2" office:value-type="float" office:value="76200">
            <text:p>76200</text:p>
          </table:table-cell>
          <table:table-cell office:value-type="float" office:value="78000">
            <text:p>78000</text:p>
          </table:table-cell>
          <table:table-cell table:number-columns-repeated="1008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TAX6</text:p>
          </table:table-cell>
          <table:table-cell table:formula="of:=HYPERLINK(CONCATENATE(&quot;http://www.holyhog.com/deficit_hawk/&quot;;[.B102]; &quot;.html&quot;))" office:value-type="string" office:string-value="http://www.holyhog.com/deficit_hawk/TAX6.html">
            <text:p>http://www.holyhog.com/deficit_hawk/TAX6.html</text:p>
          </table:table-cell>
          <table:table-cell office:value-type="string">
            <text:p>INDT</text:p>
          </table:table-cell>
          <table:table-cell/>
          <table:table-cell office:value-type="string">
            <text:p>Curtail the Deduction for Charitable Giving </text:p>
          </table:table-cell>
          <table:table-cell office:value-type="float" office:value="3700">
            <text:p>3700</text:p>
          </table:table-cell>
          <table:table-cell office:value-type="float" office:value="18700">
            <text:p>18700</text:p>
          </table:table-cell>
          <table:table-cell office:value-type="float" office:value="20000">
            <text:p>20000</text:p>
          </table:table-cell>
          <table:table-cell office:value-type="float" office:value="21300">
            <text:p>21300</text:p>
          </table:table-cell>
          <table:table-cell office:value-type="float" office:value="22500">
            <text:p>22500</text:p>
          </table:table-cell>
          <table:table-cell office:value-type="float" office:value="23800">
            <text:p>23800</text:p>
          </table:table-cell>
          <table:table-cell office:value-type="float" office:value="25100">
            <text:p>25100</text:p>
          </table:table-cell>
          <table:table-cell office:value-type="float" office:value="26500">
            <text:p>26500</text:p>
          </table:table-cell>
          <table:table-cell office:value-type="float" office:value="28000">
            <text:p>28000</text:p>
          </table:table-cell>
          <table:table-cell office:value-type="float" office:value="29400">
            <text:p>29400</text:p>
          </table:table-cell>
          <table:table-cell table:number-columns-repeated="1008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TAX7</text:p>
          </table:table-cell>
          <table:table-cell table:formula="of:=HYPERLINK(CONCATENATE(&quot;http://www.holyhog.com/deficit_hawk/&quot;;[.B103]; &quot;.html&quot;))" office:value-type="string" office:string-value="http://www.holyhog.com/deficit_hawk/TAX7.html">
            <text:p>http://www.holyhog.com/deficit_hawk/TAX7.html</text:p>
          </table:table-cell>
          <table:table-cell office:value-type="string">
            <text:p>INDT</text:p>
          </table:table-cell>
          <table:table-cell/>
          <table:table-cell office:value-type="string">
            <text:p>Limit the Tax Benefit of Itemized Deductions to 15 Percent </text:p>
          </table:table-cell>
          <table:table-cell office:value-type="float" office:value="23400">
            <text:p>23400</text:p>
          </table:table-cell>
          <table:table-cell office:value-type="float" office:value="77600">
            <text:p>77600</text:p>
          </table:table-cell>
          <table:table-cell office:value-type="float" office:value="112000">
            <text:p>112000</text:p>
          </table:table-cell>
          <table:table-cell office:value-type="float" office:value="119600">
            <text:p>119600</text:p>
          </table:table-cell>
          <table:table-cell office:value-type="float" office:value="127500">
            <text:p>127500</text:p>
          </table:table-cell>
          <table:table-cell office:value-type="float" office:value="134700">
            <text:p>134700</text:p>
          </table:table-cell>
          <table:table-cell office:value-type="float" office:value="140600">
            <text:p>140600</text:p>
          </table:table-cell>
          <table:table-cell office:value-type="float" office:value="145300">
            <text:p>145300</text:p>
          </table:table-cell>
          <table:table-cell office:value-type="float" office:value="148700">
            <text:p>148700</text:p>
          </table:table-cell>
          <table:table-cell office:value-type="float" office:value="151500">
            <text:p>151500</text:p>
          </table:table-cell>
          <table:table-cell table:number-columns-repeated="1008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TAX8</text:p>
          </table:table-cell>
          <table:table-cell table:formula="of:=HYPERLINK(CONCATENATE(&quot;http://www.holyhog.com/deficit_hawk/&quot;;[.B104]; &quot;.html&quot;))" office:value-type="string" office:string-value="http://www.holyhog.com/deficit_hawk/TAX8.html">
            <text:p>http://www.holyhog.com/deficit_hawk/TAX8.html</text:p>
          </table:table-cell>
          <table:table-cell office:value-type="string">
            <text:p>INDT</text:p>
          </table:table-cell>
          <table:table-cell/>
          <table:table-cell office:value-type="string">
            <text:p>Include Employer-Paid Premiums for Income Replacement Insurance in Employees\' Taxable Income </text:p>
          </table:table-cell>
          <table:table-cell office:value-type="float" office:value="13000">
            <text:p>13000</text:p>
          </table:table-cell>
          <table:table-cell office:value-type="float" office:value="28800">
            <text:p>28800</text:p>
          </table:table-cell>
          <table:table-cell office:value-type="float" office:value="29700">
            <text:p>29700</text:p>
          </table:table-cell>
          <table:table-cell office:value-type="float" office:value="31300">
            <text:p>31300</text:p>
          </table:table-cell>
          <table:table-cell office:value-type="float" office:value="32300">
            <text:p>32300</text:p>
          </table:table-cell>
          <table:table-cell office:value-type="float" office:value="33400">
            <text:p>33400</text:p>
          </table:table-cell>
          <table:table-cell office:value-type="float" office:value="34500">
            <text:p>34500</text:p>
          </table:table-cell>
          <table:table-cell office:value-type="float" office:value="35300">
            <text:p>35300</text:p>
          </table:table-cell>
          <table:table-cell office:value-type="float" office:value="36300">
            <text:p>36300</text:p>
          </table:table-cell>
          <table:table-cell office:value-type="float" office:value="36900">
            <text:p>36900</text:p>
          </table:table-cell>
          <table:table-cell table:number-columns-repeated="1008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TAX9</text:p>
          </table:table-cell>
          <table:table-cell table:formula="of:=HYPERLINK(CONCATENATE(&quot;http://www.holyhog.com/deficit_hawk/&quot;;[.B105]; &quot;.html&quot;))" office:value-type="string" office:string-value="http://www.holyhog.com/deficit_hawk/TAX9.html">
            <text:p>http://www.holyhog.com/deficit_hawk/TAX9.html</text:p>
          </table:table-cell>
          <table:table-cell office:value-type="string">
            <text:p>INDT</text:p>
          </table:table-cell>
          <table:table-cell/>
          <table:table-cell office:value-type="string">
            <text:p>Include Investment Income from Life Insurance and Annuities in Taxable Income </text:p>
          </table:table-cell>
          <table:table-cell office:value-type="float" office:value="12500">
            <text:p>12500</text:p>
          </table:table-cell>
          <table:table-cell office:value-type="float" office:value="25300">
            <text:p>25300</text:p>
          </table:table-cell>
          <table:table-cell office:value-type="float" office:value="25800">
            <text:p>25800</text:p>
          </table:table-cell>
          <table:table-cell office:value-type="float" office:value="26300">
            <text:p>26300</text:p>
          </table:table-cell>
          <table:table-cell office:value-type="float" office:value="26900">
            <text:p>26900</text:p>
          </table:table-cell>
          <table:table-cell office:value-type="float" office:value="27400">
            <text:p>27400</text:p>
          </table:table-cell>
          <table:table-cell office:value-type="float" office:value="28000">
            <text:p>28000</text:p>
          </table:table-cell>
          <table:table-cell office:value-type="float" office:value="28500">
            <text:p>28500</text:p>
          </table:table-cell>
          <table:table-cell office:value-type="float" office:value="29100">
            <text:p>29100</text:p>
          </table:table-cell>
          <table:table-cell office:value-type="float" office:value="29700">
            <text:p>29700</text:p>
          </table:table-cell>
          <table:table-cell table:number-columns-repeated="1008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TAX10</text:p>
          </table:table-cell>
          <table:table-cell table:formula="of:=HYPERLINK(CONCATENATE(&quot;http://www.holyhog.com/deficit_hawk/&quot;;[.B106]; &quot;.html&quot;))" office:value-type="string" office:string-value="http://www.holyhog.com/deficit_hawk/TAX10.html">
            <text:p>http://www.holyhog.com/deficit_hawk/TAX10.html</text:p>
          </table:table-cell>
          <table:table-cell office:value-type="string">
            <text:p>CORP</text:p>
          </table:table-cell>
          <table:table-cell/>
          <table:table-cell office:value-type="string">
            <text:p>Tax Carried Interest as Ordinary Income </text:p>
          </table:table-cell>
          <table:table-cell table:number-columns-repeated="2" office:value-type="float" office:value="2200">
            <text:p>2200</text:p>
          </table:table-cell>
          <table:table-cell office:value-type="float" office:value="1900">
            <text:p>1900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200">
            <text:p>2200</text:p>
          </table:table-cell>
          <table:table-cell office:value-type="float" office:value="2500">
            <text:p>2500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2300">
            <text:p>2300</text:p>
          </table:table-cell>
          <table:table-cell table:number-columns-repeated="1008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TAX11</text:p>
          </table:table-cell>
          <table:table-cell table:formula="of:=HYPERLINK(CONCATENATE(&quot;http://www.holyhog.com/deficit_hawk/&quot;;[.B107]; &quot;.html&quot;))" office:value-type="string" office:string-value="http://www.holyhog.com/deficit_hawk/TAX11.html">
            <text:p>http://www.holyhog.com/deficit_hawk/TAX11.html</text:p>
          </table:table-cell>
          <table:table-cell office:value-type="string">
            <text:p>SST</text:p>
          </table:table-cell>
          <table:table-cell/>
          <table:table-cell office:value-type="string">
            <text:p>Tax Social Security and Railroad Retirement Benefits in the Same Way That Distributions from Defined-Benefit Pensions Are Taxed </text:p>
          </table:table-cell>
          <table:table-cell office:value-type="float" office:value="16100">
            <text:p>16100</text:p>
          </table:table-cell>
          <table:table-cell office:value-type="float" office:value="36800">
            <text:p>36800</text:p>
          </table:table-cell>
          <table:table-cell office:value-type="float" office:value="42200">
            <text:p>42200</text:p>
          </table:table-cell>
          <table:table-cell office:value-type="float" office:value="43700">
            <text:p>43700</text:p>
          </table:table-cell>
          <table:table-cell office:value-type="float" office:value="45200">
            <text:p>45200</text:p>
          </table:table-cell>
          <table:table-cell office:value-type="float" office:value="46900">
            <text:p>46900</text:p>
          </table:table-cell>
          <table:table-cell office:value-type="float" office:value="48800">
            <text:p>48800</text:p>
          </table:table-cell>
          <table:table-cell office:value-type="float" office:value="50700">
            <text:p>50700</text:p>
          </table:table-cell>
          <table:table-cell office:value-type="float" office:value="52800">
            <text:p>52800</text:p>
          </table:table-cell>
          <table:table-cell office:value-type="float" office:value="55000">
            <text:p>55000</text:p>
          </table:table-cell>
          <table:table-cell table:number-columns-repeated="1008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TAX12</text:p>
          </table:table-cell>
          <table:table-cell table:formula="of:=HYPERLINK(CONCATENATE(&quot;http://www.holyhog.com/deficit_hawk/&quot;;[.B108]; &quot;.html&quot;))" office:value-type="string" office:string-value="http://www.holyhog.com/deficit_hawk/TAX12.html">
            <text:p>http://www.holyhog.com/deficit_hawk/TAX12.html</text:p>
          </table:table-cell>
          <table:table-cell office:value-type="string">
            <text:p>INDT</text:p>
          </table:table-cell>
          <table:table-cell/>
          <table:table-cell office:value-type="string">
            <text:p>Reduce Limits on Contributions to Retirement Plans <text:s/></text:p>
          </table:table-cell>
          <table:table-cell office:value-type="float" office:value="1500">
            <text:p>1500</text:p>
          </table:table-cell>
          <table:table-cell office:value-type="float" office:value="2600">
            <text:p>2600</text:p>
          </table:table-cell>
          <table:table-cell office:value-type="float" office:value="3100">
            <text:p>3100</text:p>
          </table:table-cell>
          <table:table-cell office:value-type="float" office:value="3900">
            <text:p>3900</text:p>
          </table:table-cell>
          <table:table-cell office:value-type="float" office:value="4700">
            <text:p>4700</text:p>
          </table:table-cell>
          <table:table-cell office:value-type="float" office:value="5000">
            <text:p>5000</text:p>
          </table:table-cell>
          <table:table-cell office:value-type="float" office:value="5600">
            <text:p>5600</text:p>
          </table:table-cell>
          <table:table-cell office:value-type="float" office:value="6100">
            <text:p>6100</text:p>
          </table:table-cell>
          <table:table-cell office:value-type="float" office:value="6300">
            <text:p>6300</text:p>
          </table:table-cell>
          <table:table-cell office:value-type="float" office:value="7100">
            <text:p>7100</text:p>
          </table:table-cell>
          <table:table-cell table:number-columns-repeated="1008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TAX13</text:p>
          </table:table-cell>
          <table:table-cell table:formula="of:=HYPERLINK(CONCATENATE(&quot;http://www.holyhog.com/deficit_hawk/&quot;;[.B109]; &quot;.html&quot;))" office:value-type="string" office:string-value="http://www.holyhog.com/deficit_hawk/TAX13.html">
            <text:p>http://www.holyhog.com/deficit_hawk/TAX13.html</text:p>
          </table:table-cell>
          <table:table-cell office:value-type="string">
            <text:p>INDT</text:p>
          </table:table-cell>
          <table:table-cell/>
          <table:table-cell office:value-type="string">
            <text:p>Replace the Tax Exclusion for Interest Income on State and Local Bonds with a Direct Subsidy for the Issuer <text:s/></text:p>
          </table:table-cell>
          <table:table-cell office:value-type="float" office:value="400">
            <text:p>400</text:p>
          </table:table-cell>
          <table:table-cell office:value-type="float" office:value="2900">
            <text:p>2900</text:p>
          </table:table-cell>
          <table:table-cell office:value-type="float" office:value="6000">
            <text:p>6000</text:p>
          </table:table-cell>
          <table:table-cell office:value-type="float" office:value="9000">
            <text:p>9000</text:p>
          </table:table-cell>
          <table:table-cell office:value-type="float" office:value="12200">
            <text:p>12200</text:p>
          </table:table-cell>
          <table:table-cell office:value-type="float" office:value="15500">
            <text:p>15500</text:p>
          </table:table-cell>
          <table:table-cell office:value-type="float" office:value="19000">
            <text:p>19000</text:p>
          </table:table-cell>
          <table:table-cell office:value-type="float" office:value="22500">
            <text:p>22500</text:p>
          </table:table-cell>
          <table:table-cell office:value-type="float" office:value="25900">
            <text:p>25900</text:p>
          </table:table-cell>
          <table:table-cell office:value-type="float" office:value="29300">
            <text:p>29300</text:p>
          </table:table-cell>
          <table:table-cell table:number-columns-repeated="1008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TAX14</text:p>
          </table:table-cell>
          <table:table-cell table:formula="of:=HYPERLINK(CONCATENATE(&quot;http://www.holyhog.com/deficit_hawk/&quot;;[.B110]; &quot;.html&quot;))" office:value-type="string" office:string-value="http://www.holyhog.com/deficit_hawk/TAX14.html">
            <text:p>http://www.holyhog.com/deficit_hawk/TAX14.html</text:p>
          </table:table-cell>
          <table:table-cell office:value-type="string">
            <text:p>INDT</text:p>
          </table:table-cell>
          <table:table-cell office:value-type="float" office:value="7">
            <text:p>7</text:p>
          </table:table-cell>
          <table:table-cell office:value-type="string">
            <text:p>Modify or Eliminate the Child Tax Credit|Eliminate the refundable portion of the child tax credit <text:s/>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300">
            <text:p>3300</text:p>
          </table:table-cell>
          <table:table-cell table:number-columns-repeated="4" office:value-type="float" office:value="3400">
            <text:p>3400</text:p>
          </table:table-cell>
          <table:table-cell table:number-columns-repeated="2" office:value-type="float" office:value="3300">
            <text:p>3300</text:p>
          </table:table-cell>
          <table:table-cell office:value-type="float" office:value="3200">
            <text:p>3200</text:p>
          </table:table-cell>
          <table:table-cell table:number-columns-repeated="1008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TAX14</text:p>
          </table:table-cell>
          <table:table-cell table:formula="of:=HYPERLINK(CONCATENATE(&quot;http://www.holyhog.com/deficit_hawk/&quot;;[.B111]; &quot;.html&quot;))" office:value-type="string" office:string-value="http://www.holyhog.com/deficit_hawk/TAX14.html">
            <text:p>http://www.holyhog.com/deficit_hawk/TAX14.html</text:p>
          </table:table-cell>
          <table:table-cell office:value-type="string">
            <text:p>INDT</text:p>
          </table:table-cell>
          <table:table-cell office:value-type="float" office:value="7">
            <text:p>7</text:p>
          </table:table-cell>
          <table:table-cell office:value-type="string">
            <text:p>Modify or Eliminate the Child Tax Credit|Eliminate the child tax credit 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15300">
            <text:p>15300</text:p>
          </table:table-cell>
          <table:table-cell office:value-type="float" office:value="15100">
            <text:p>15100</text:p>
          </table:table-cell>
          <table:table-cell office:value-type="float" office:value="14900">
            <text:p>14900</text:p>
          </table:table-cell>
          <table:table-cell office:value-type="float" office:value="14700">
            <text:p>14700</text:p>
          </table:table-cell>
          <table:table-cell office:value-type="float" office:value="14200">
            <text:p>14200</text:p>
          </table:table-cell>
          <table:table-cell office:value-type="float" office:value="13700">
            <text:p>13700</text:p>
          </table:table-cell>
          <table:table-cell office:value-type="float" office:value="13200">
            <text:p>13200</text:p>
          </table:table-cell>
          <table:table-cell office:value-type="float" office:value="12600">
            <text:p>12600</text:p>
          </table:table-cell>
          <table:table-cell table:number-columns-repeated="1008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TAX15</text:p>
          </table:table-cell>
          <table:table-cell table:formula="of:=HYPERLINK(CONCATENATE(&quot;http://www.holyhog.com/deficit_hawk/&quot;;[.B112]; &quot;.html&quot;))" office:value-type="string" office:string-value="http://www.holyhog.com/deficit_hawk/TAX15.html">
            <text:p>http://www.holyhog.com/deficit_hawk/TAX15.html</text:p>
          </table:table-cell>
          <table:table-cell office:value-type="string">
            <text:p>INDT</text:p>
          </table:table-cell>
          <table:table-cell/>
          <table:table-cell office:value-type="string">
            <text:p>Eliminate Certain Tax Preferences for Education Expenses 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6200">
            <text:p>6200</text:p>
          </table:table-cell>
          <table:table-cell office:value-type="float" office:value="6100">
            <text:p>6100</text:p>
          </table:table-cell>
          <table:table-cell office:value-type="float" office:value="6000">
            <text:p>6000</text:p>
          </table:table-cell>
          <table:table-cell office:value-type="float" office:value="5900">
            <text:p>5900</text:p>
          </table:table-cell>
          <table:table-cell office:value-type="float" office:value="5800">
            <text:p>5800</text:p>
          </table:table-cell>
          <table:table-cell office:value-type="float" office:value="5600">
            <text:p>5600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table:number-columns-repeated="1008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TAX16</text:p>
          </table:table-cell>
          <table:table-cell table:formula="of:=HYPERLINK(CONCATENATE(&quot;http://www.holyhog.com/deficit_hawk/&quot;;[.B113]; &quot;.html&quot;))" office:value-type="string" office:string-value="http://www.holyhog.com/deficit_hawk/TAX16.html">
            <text:p>http://www.holyhog.com/deficit_hawk/TAX16.html</text:p>
          </table:table-cell>
          <table:table-cell office:value-type="string">
            <text:p>SST</text:p>
          </table:table-cell>
          <table:table-cell/>
          <table:table-cell office:value-type="string">
            <text:p>Increase the Maximum Taxable Earnings for the Social Security Payroll Tax <text:s/></text:p>
          </table:table-cell>
          <table:table-cell office:value-type="float" office:value="8600">
            <text:p>8600</text:p>
          </table:table-cell>
          <table:table-cell office:value-type="float" office:value="39800">
            <text:p>39800</text:p>
          </table:table-cell>
          <table:table-cell office:value-type="float" office:value="40400">
            <text:p>40400</text:p>
          </table:table-cell>
          <table:table-cell office:value-type="float" office:value="43800">
            <text:p>43800</text:p>
          </table:table-cell>
          <table:table-cell office:value-type="float" office:value="47500">
            <text:p>47500</text:p>
          </table:table-cell>
          <table:table-cell office:value-type="float" office:value="49600">
            <text:p>49600</text:p>
          </table:table-cell>
          <table:table-cell office:value-type="float" office:value="52000">
            <text:p>52000</text:p>
          </table:table-cell>
          <table:table-cell office:value-type="float" office:value="55700">
            <text:p>55700</text:p>
          </table:table-cell>
          <table:table-cell office:value-type="float" office:value="58600">
            <text:p>58600</text:p>
          </table:table-cell>
          <table:table-cell office:value-type="float" office:value="60800">
            <text:p>60800</text:p>
          </table:table-cell>
          <table:table-cell table:number-columns-repeated="1008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TAX17</text:p>
          </table:table-cell>
          <table:table-cell table:formula="of:=HYPERLINK(CONCATENATE(&quot;http://www.holyhog.com/deficit_hawk/&quot;;[.B114]; &quot;.html&quot;))" office:value-type="string" office:string-value="http://www.holyhog.com/deficit_hawk/TAX17.html">
            <text:p>http://www.holyhog.com/deficit_hawk/TAX17.html</text:p>
          </table:table-cell>
          <table:table-cell office:value-type="string">
            <text:p>SST</text:p>
          </table:table-cell>
          <table:table-cell/>
          <table:table-cell office:value-type="string">
            <text:p>Expand Social Security Coverage to Include Newly Hired State and Local Government Employees </text:p>
          </table:table-cell>
          <table:table-cell office:value-type="float" office:value="1000">
            <text:p>1000</text:p>
          </table:table-cell>
          <table:table-cell office:value-type="float" office:value="2800">
            <text:p>2800</text:p>
          </table:table-cell>
          <table:table-cell office:value-type="float" office:value="4700">
            <text:p>4700</text:p>
          </table:table-cell>
          <table:table-cell office:value-type="float" office:value="6600">
            <text:p>6600</text:p>
          </table:table-cell>
          <table:table-cell office:value-type="float" office:value="8600">
            <text:p>8600</text:p>
          </table:table-cell>
          <table:table-cell office:value-type="float" office:value="10500">
            <text:p>10500</text:p>
          </table:table-cell>
          <table:table-cell office:value-type="float" office:value="12500">
            <text:p>12500</text:p>
          </table:table-cell>
          <table:table-cell office:value-type="float" office:value="14400">
            <text:p>14400</text:p>
          </table:table-cell>
          <table:table-cell office:value-type="float" office:value="16500">
            <text:p>16500</text:p>
          </table:table-cell>
          <table:table-cell office:value-type="float" office:value="18500">
            <text:p>18500</text:p>
          </table:table-cell>
          <table:table-cell table:number-columns-repeated="1008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TAX18</text:p>
          </table:table-cell>
          <table:table-cell table:formula="of:=HYPERLINK(CONCATENATE(&quot;http://www.holyhog.com/deficit_hawk/&quot;;[.B115]; &quot;.html&quot;))" office:value-type="string" office:string-value="http://www.holyhog.com/deficit_hawk/TAX18.html">
            <text:p>http://www.holyhog.com/deficit_hawk/TAX18.html</text:p>
          </table:table-cell>
          <table:table-cell office:value-type="string">
            <text:p>CORP</text:p>
          </table:table-cell>
          <table:table-cell office:value-type="float" office:value="8">
            <text:p>8</text:p>
          </table:table-cell>
          <table:table-cell office:value-type="string">
            <text:p>Increase Corporate Income Tax Rates by 1 Percentage Point </text:p>
          </table:table-cell>
          <table:table-cell office:value-type="float" office:value="5900">
            <text:p>5900</text:p>
          </table:table-cell>
          <table:table-cell office:value-type="float" office:value="9500">
            <text:p>9500</text:p>
          </table:table-cell>
          <table:table-cell office:value-type="float" office:value="10100">
            <text:p>10100</text:p>
          </table:table-cell>
          <table:table-cell office:value-type="float" office:value="10600">
            <text:p>10600</text:p>
          </table:table-cell>
          <table:table-cell office:value-type="float" office:value="10700">
            <text:p>10700</text:p>
          </table:table-cell>
          <table:table-cell office:value-type="float" office:value="10500">
            <text:p>10500</text:p>
          </table:table-cell>
          <table:table-cell office:value-type="float" office:value="10600">
            <text:p>10600</text:p>
          </table:table-cell>
          <table:table-cell office:value-type="float" office:value="10500">
            <text:p>10500</text:p>
          </table:table-cell>
          <table:table-cell office:value-type="float" office:value="10800">
            <text:p>10800</text:p>
          </table:table-cell>
          <table:table-cell office:value-type="float" office:value="11500">
            <text:p>11500</text:p>
          </table:table-cell>
          <table:table-cell table:number-columns-repeated="1008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TAX19</text:p>
          </table:table-cell>
          <table:table-cell table:formula="of:=HYPERLINK(CONCATENATE(&quot;http://www.holyhog.com/deficit_hawk/&quot;;[.B116]; &quot;.html&quot;))" office:value-type="string" office:string-value="http://www.holyhog.com/deficit_hawk/TAX19.html">
            <text:p>http://www.holyhog.com/deficit_hawk/TAX19.html</text:p>
          </table:table-cell>
          <table:table-cell office:value-type="string">
            <text:p>CORP</text:p>
          </table:table-cell>
          <table:table-cell office:value-type="float" office:value="8">
            <text:p>8</text:p>
          </table:table-cell>
          <table:table-cell office:value-type="string">
            <text:p>Set the Corporate Income Tax Rate at 35 Percent for All Corporations <text:s/></text:p>
          </table:table-cell>
          <table:table-cell office:value-type="float" office:value="1500">
            <text:p>1500</text:p>
          </table:table-cell>
          <table:table-cell office:value-type="float" office:value="2800">
            <text:p>2800</text:p>
          </table:table-cell>
          <table:table-cell office:value-type="float" office:value="2700">
            <text:p>2700</text:p>
          </table:table-cell>
          <table:table-cell office:value-type="float" office:value="2600">
            <text:p>2600</text:p>
          </table:table-cell>
          <table:table-cell table:number-columns-repeated="5" office:value-type="float" office:value="2500">
            <text:p>2500</text:p>
          </table:table-cell>
          <table:table-cell office:value-type="float" office:value="2400">
            <text:p>2400</text:p>
          </table:table-cell>
          <table:table-cell table:number-columns-repeated="1008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TAX20</text:p>
          </table:table-cell>
          <table:table-cell table:formula="of:=HYPERLINK(CONCATENATE(&quot;http://www.holyhog.com/deficit_hawk/&quot;;[.B117]; &quot;.html&quot;))" office:value-type="string" office:string-value="http://www.holyhog.com/deficit_hawk/TAX20.html">
            <text:p>http://www.holyhog.com/deficit_hawk/TAX20.html</text:p>
          </table:table-cell>
          <table:table-cell office:value-type="string">
            <text:p>CORP</text:p>
          </table:table-cell>
          <table:table-cell/>
          <table:table-cell office:value-type="string">
            <text:p>Repeal the \'LIFO\' and \'Lower of Cost or Market\' Inventory Accounting Methods <text:s/></text:p>
          </table:table-cell>
          <table:table-cell office:value-type="float" office:value="9200">
            <text:p>9200</text:p>
          </table:table-cell>
          <table:table-cell office:value-type="float" office:value="16500">
            <text:p>16500</text:p>
          </table:table-cell>
          <table:table-cell office:value-type="float" office:value="17300">
            <text:p>17300</text:p>
          </table:table-cell>
          <table:table-cell office:value-type="float" office:value="17800">
            <text:p>17800</text:p>
          </table:table-cell>
          <table:table-cell office:value-type="float" office:value="11200">
            <text:p>11200</text:p>
          </table:table-cell>
          <table:table-cell office:value-type="float" office:value="5900">
            <text:p>5900</text:p>
          </table:table-cell>
          <table:table-cell office:value-type="float" office:value="4600">
            <text:p>4600</text:p>
          </table:table-cell>
          <table:table-cell office:value-type="float" office:value="4800">
            <text:p>4800</text:p>
          </table:table-cell>
          <table:table-cell office:value-type="float" office:value="5000">
            <text:p>5000</text:p>
          </table:table-cell>
          <table:table-cell office:value-type="float" office:value="5200">
            <text:p>5200</text:p>
          </table:table-cell>
          <table:table-cell table:number-columns-repeated="1008"/>
        </table:table-row>
        <table:table-row table:style-name="ro2">
          <table:table-cell office:value-type="float" office:value="1027">
            <text:p>1027</text:p>
          </table:table-cell>
          <table:table-cell office:value-type="string">
            <text:p>TAX21</text:p>
          </table:table-cell>
          <table:table-cell table:formula="of:=HYPERLINK(CONCATENATE(&quot;http://www.holyhog.com/deficit_hawk/&quot;;[.B118]; &quot;.html&quot;))" office:value-type="string" office:string-value="http://www.holyhog.com/deficit_hawk/TAX21.html">
            <text:p>http://www.holyhog.com/deficit_hawk/TAX21.html</text:p>
          </table:table-cell>
          <table:table-cell office:value-type="string">
            <text:p>CORP</text:p>
          </table:table-cell>
          <table:table-cell/>
          <table:table-cell office:value-type="string">
            <text:p>End the Expensing of Exploration and Development Costs for Extractive Industries 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1700">
            <text:p>1700</text:p>
          </table:table-cell>
          <table:table-cell office:value-type="float" office:value="1500">
            <text:p>1500</text:p>
          </table:table-cell>
          <table:table-cell office:value-type="float" office:value="1300">
            <text:p>1300</text:p>
          </table:table-cell>
          <table:table-cell office:value-type="float" office:value="1100">
            <text:p>1100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00">
            <text:p>200</text:p>
          </table:table-cell>
          <table:table-cell table:number-columns-repeated="1008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TAX22</text:p>
          </table:table-cell>
          <table:table-cell table:formula="of:=HYPERLINK(CONCATENATE(&quot;http://www.holyhog.com/deficit_hawk/&quot;;[.B119]; &quot;.html&quot;))" office:value-type="string" office:string-value="http://www.holyhog.com/deficit_hawk/TAX22.html">
            <text:p>http://www.holyhog.com/deficit_hawk/TAX22.html</text:p>
          </table:table-cell>
          <table:table-cell office:value-type="string">
            <text:p>CORP</text:p>
          </table:table-cell>
          <table:table-cell/>
          <table:table-cell office:value-type="string">
            <text:p>Extend the Period for Depreciating the Cost of Certain Investments 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6800">
            <text:p>16800</text:p>
          </table:table-cell>
          <table:table-cell office:value-type="float" office:value="26400">
            <text:p>26400</text:p>
          </table:table-cell>
          <table:table-cell office:value-type="float" office:value="30400">
            <text:p>30400</text:p>
          </table:table-cell>
          <table:table-cell office:value-type="float" office:value="34100">
            <text:p>34100</text:p>
          </table:table-cell>
          <table:table-cell office:value-type="float" office:value="36200">
            <text:p>36200</text:p>
          </table:table-cell>
          <table:table-cell office:value-type="float" office:value="33900">
            <text:p>33900</text:p>
          </table:table-cell>
          <table:table-cell office:value-type="float" office:value="30300">
            <text:p>30300</text:p>
          </table:table-cell>
          <table:table-cell office:value-type="float" office:value="28100">
            <text:p>28100</text:p>
          </table:table-cell>
          <table:table-cell table:number-columns-repeated="1008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TAX23</text:p>
          </table:table-cell>
          <table:table-cell table:formula="of:=HYPERLINK(CONCATENATE(&quot;http://www.holyhog.com/deficit_hawk/&quot;;[.B120]; &quot;.html&quot;))" office:value-type="string" office:string-value="http://www.holyhog.com/deficit_hawk/TAX23.html">
            <text:p>http://www.holyhog.com/deficit_hawk/TAX23.html</text:p>
          </table:table-cell>
          <table:table-cell office:value-type="string">
            <text:p>CORP</text:p>
          </table:table-cell>
          <table:table-cell/>
          <table:table-cell office:value-type="string">
            <text:p>Repeal the Deduction for Domestic Production Activities </text:p>
          </table:table-cell>
          <table:table-cell office:value-type="float" office:value="5300">
            <text:p>5300</text:p>
          </table:table-cell>
          <table:table-cell office:value-type="float" office:value="14300">
            <text:p>14300</text:p>
          </table:table-cell>
          <table:table-cell office:value-type="float" office:value="15200">
            <text:p>15200</text:p>
          </table:table-cell>
          <table:table-cell office:value-type="float" office:value="15900">
            <text:p>15900</text:p>
          </table:table-cell>
          <table:table-cell office:value-type="float" office:value="16700">
            <text:p>16700</text:p>
          </table:table-cell>
          <table:table-cell office:value-type="float" office:value="17500">
            <text:p>17500</text:p>
          </table:table-cell>
          <table:table-cell office:value-type="float" office:value="18300">
            <text:p>18300</text:p>
          </table:table-cell>
          <table:table-cell office:value-type="float" office:value="19100">
            <text:p>19100</text:p>
          </table:table-cell>
          <table:table-cell office:value-type="float" office:value="19900">
            <text:p>19900</text:p>
          </table:table-cell>
          <table:table-cell office:value-type="float" office:value="20900">
            <text:p>20900</text:p>
          </table:table-cell>
          <table:table-cell table:number-columns-repeated="1008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TAX24</text:p>
          </table:table-cell>
          <table:table-cell table:formula="of:=HYPERLINK(CONCATENATE(&quot;http://www.holyhog.com/deficit_hawk/&quot;;[.B121]; &quot;.html&quot;))" office:value-type="string" office:string-value="http://www.holyhog.com/deficit_hawk/TAX24.html">
            <text:p>http://www.holyhog.com/deficit_hawk/TAX24.html</text:p>
          </table:table-cell>
          <table:table-cell office:value-type="string">
            <text:p>CORP</text:p>
          </table:table-cell>
          <table:table-cell/>
          <table:table-cell office:value-type="string">
            <text:p>Eliminate the Source-Rules Exception for Exports <text:s/></text:p>
          </table:table-cell>
          <table:table-cell office:value-type="float" office:value="2100">
            <text:p>2100</text:p>
          </table:table-cell>
          <table:table-cell office:value-type="float" office:value="4100">
            <text:p>4100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5700">
            <text:p>5700</text:p>
          </table:table-cell>
          <table:table-cell office:value-type="float" office:value="6100">
            <text:p>6100</text:p>
          </table:table-cell>
          <table:table-cell office:value-type="float" office:value="6500">
            <text:p>6500</text:p>
          </table:table-cell>
          <table:table-cell office:value-type="float" office:value="7000">
            <text:p>7000</text:p>
          </table:table-cell>
          <table:table-cell office:value-type="float" office:value="7500">
            <text:p>7500</text:p>
          </table:table-cell>
          <table:table-cell table:number-columns-repeated="1008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TAX25</text:p>
          </table:table-cell>
          <table:table-cell table:formula="of:=HYPERLINK(CONCATENATE(&quot;http://www.holyhog.com/deficit_hawk/&quot;;[.B122]; &quot;.html&quot;))" office:value-type="string" office:string-value="http://www.holyhog.com/deficit_hawk/TAX25.html">
            <text:p>http://www.holyhog.com/deficit_hawk/TAX25.html</text:p>
          </table:table-cell>
          <table:table-cell office:value-type="string">
            <text:p>CORP</text:p>
          </table:table-cell>
          <table:table-cell/>
          <table:table-cell office:value-type="string">
            <text:p>Tax the Worldwide Income of U.S. Corporations As It Is Earned </text:p>
          </table:table-cell>
          <table:table-cell office:value-type="float" office:value="4700">
            <text:p>4700</text:p>
          </table:table-cell>
          <table:table-cell office:value-type="float" office:value="10800">
            <text:p>10800</text:p>
          </table:table-cell>
          <table:table-cell office:value-type="float" office:value="11100">
            <text:p>11100</text:p>
          </table:table-cell>
          <table:table-cell office:value-type="float" office:value="11400">
            <text:p>11400</text:p>
          </table:table-cell>
          <table:table-cell office:value-type="float" office:value="11700">
            <text:p>11700</text:p>
          </table:table-cell>
          <table:table-cell office:value-type="float" office:value="12100">
            <text:p>12100</text:p>
          </table:table-cell>
          <table:table-cell office:value-type="float" office:value="12500">
            <text:p>12500</text:p>
          </table:table-cell>
          <table:table-cell office:value-type="float" office:value="12900">
            <text:p>12900</text:p>
          </table:table-cell>
          <table:table-cell office:value-type="float" office:value="13300">
            <text:p>13300</text:p>
          </table:table-cell>
          <table:table-cell office:value-type="float" office:value="13700">
            <text:p>13700</text:p>
          </table:table-cell>
          <table:table-cell table:number-columns-repeated="1008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TAX26</text:p>
          </table:table-cell>
          <table:table-cell table:formula="of:=HYPERLINK(CONCATENATE(&quot;http://www.holyhog.com/deficit_hawk/&quot;;[.B123]; &quot;.html&quot;))" office:value-type="string" office:string-value="http://www.holyhog.com/deficit_hawk/TAX26.html">
            <text:p>http://www.holyhog.com/deficit_hawk/TAX26.html</text:p>
          </table:table-cell>
          <table:table-cell office:value-type="string">
            <text:p>OTHERT</text:p>
          </table:table-cell>
          <table:table-cell/>
          <table:table-cell office:value-type="string">
            <text:p>Exempt Active Foreign Dividends from U.S. Taxation and Change the Tax Treatment of Overhead Expenses </text:p>
          </table:table-cell>
          <table:table-cell office:value-type="float" office:value="3300">
            <text:p>33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office:value-type="float" office:value="7300">
            <text:p>7300</text:p>
          </table:table-cell>
          <table:table-cell office:value-type="float" office:value="7700">
            <text:p>7700</text:p>
          </table:table-cell>
          <table:table-cell office:value-type="float" office:value="8100">
            <text:p>8100</text:p>
          </table:table-cell>
          <table:table-cell office:value-type="float" office:value="8500">
            <text:p>8500</text:p>
          </table:table-cell>
          <table:table-cell office:value-type="float" office:value="8900">
            <text:p>8900</text:p>
          </table:table-cell>
          <table:table-cell office:value-type="float" office:value="9300">
            <text:p>9300</text:p>
          </table:table-cell>
          <table:table-cell office:value-type="float" office:value="9700">
            <text:p>9700</text:p>
          </table:table-cell>
          <table:table-cell table:number-columns-repeated="1008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TAX27</text:p>
          </table:table-cell>
          <table:table-cell table:formula="of:=HYPERLINK(CONCATENATE(&quot;http://www.holyhog.com/deficit_hawk/&quot;;[.B124]; &quot;.html&quot;))" office:value-type="string" office:string-value="http://www.holyhog.com/deficit_hawk/TAX27.html">
            <text:p>http://www.holyhog.com/deficit_hawk/TAX27.html</text:p>
          </table:table-cell>
          <table:table-cell office:value-type="string">
            <text:p>VAT</text:p>
          </table:table-cell>
          <table:table-cell office:value-type="float" office:value="9">
            <text:p>9</text:p>
          </table:table-cell>
          <table:table-cell office:value-type="string">
            <text:p>Impose a 5 Percent Value-Added Tax|Broad base </text:p>
          </table:table-cell>
          <table:table-cell office:value-type="float" office:value="0">
            <text:p>0</text:p>
          </table:table-cell>
          <table:table-cell office:value-type="float" office:value="180000">
            <text:p>180000</text:p>
          </table:table-cell>
          <table:table-cell office:value-type="float" office:value="240000">
            <text:p>240000</text:p>
          </table:table-cell>
          <table:table-cell office:value-type="float" office:value="260000">
            <text:p>260000</text:p>
          </table:table-cell>
          <table:table-cell office:value-type="float" office:value="270000">
            <text:p>270000</text:p>
          </table:table-cell>
          <table:table-cell office:value-type="float" office:value="290000">
            <text:p>290000</text:p>
          </table:table-cell>
          <table:table-cell office:value-type="float" office:value="300000">
            <text:p>300000</text:p>
          </table:table-cell>
          <table:table-cell office:value-type="float" office:value="310000">
            <text:p>310000</text:p>
          </table:table-cell>
          <table:table-cell office:value-type="float" office:value="320000">
            <text:p>320000</text:p>
          </table:table-cell>
          <table:table-cell office:value-type="float" office:value="330000">
            <text:p>330000</text:p>
          </table:table-cell>
          <table:table-cell table:number-columns-repeated="1008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TAX27</text:p>
          </table:table-cell>
          <table:table-cell table:formula="of:=HYPERLINK(CONCATENATE(&quot;http://www.holyhog.com/deficit_hawk/&quot;;[.B125]; &quot;.html&quot;))" office:value-type="string" office:string-value="http://www.holyhog.com/deficit_hawk/TAX27.html">
            <text:p>http://www.holyhog.com/deficit_hawk/TAX27.html</text:p>
          </table:table-cell>
          <table:table-cell office:value-type="string">
            <text:p>VAT</text:p>
          </table:table-cell>
          <table:table-cell office:value-type="float" office:value="9">
            <text:p>9</text:p>
          </table:table-cell>
          <table:table-cell office:value-type="string">
            <text:p>Impose a 5 Percent Value-Added Tax|Narrow base 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 office:value-type="float" office:value="140000">
            <text:p>140000</text:p>
          </table:table-cell>
          <table:table-cell office:value-type="float" office:value="150000">
            <text:p>150000</text:p>
          </table:table-cell>
          <table:table-cell table:number-columns-repeated="2" office:value-type="float" office:value="160000">
            <text:p>160000</text:p>
          </table:table-cell>
          <table:table-cell office:value-type="float" office:value="170000">
            <text:p>170000</text:p>
          </table:table-cell>
          <table:table-cell office:value-type="float" office:value="180000">
            <text:p>180000</text:p>
          </table:table-cell>
          <table:table-cell office:value-type="float" office:value="190000">
            <text:p>190000</text:p>
          </table:table-cell>
          <table:table-cell table:number-columns-repeated="1008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TAX28</text:p>
          </table:table-cell>
          <table:table-cell table:formula="of:=HYPERLINK(CONCATENATE(&quot;http://www.holyhog.com/deficit_hawk/&quot;;[.B126]; &quot;.html&quot;))" office:value-type="string" office:string-value="http://www.holyhog.com/deficit_hawk/TAX28.html">
            <text:p>http://www.holyhog.com/deficit_hawk/TAX28.html</text:p>
          </table:table-cell>
          <table:table-cell office:value-type="string">
            <text:p>CORP</text:p>
          </table:table-cell>
          <table:table-cell/>
          <table:table-cell office:value-type="string">
            <text:p>Increase Excise Taxes on Motor Fuels by 25 Cents </text:p>
          </table:table-cell>
          <table:table-cell office:value-type="float" office:value="20900">
            <text:p>20900</text:p>
          </table:table-cell>
          <table:table-cell office:value-type="float" office:value="29400">
            <text:p>29400</text:p>
          </table:table-cell>
          <table:table-cell office:value-type="float" office:value="29700">
            <text:p>29700</text:p>
          </table:table-cell>
          <table:table-cell office:value-type="float" office:value="30000">
            <text:p>30000</text:p>
          </table:table-cell>
          <table:table-cell table:number-columns-repeated="4" office:value-type="float" office:value="30200">
            <text:p>30200</text:p>
          </table:table-cell>
          <table:table-cell office:value-type="float" office:value="30100">
            <text:p>30100</text:p>
          </table:table-cell>
          <table:table-cell office:value-type="float" office:value="30000">
            <text:p>30000</text:p>
          </table:table-cell>
          <table:table-cell table:number-columns-repeated="1008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AX29</text:p>
          </table:table-cell>
          <table:table-cell table:formula="of:=HYPERLINK(CONCATENATE(&quot;http://www.holyhog.com/deficit_hawk/&quot;;[.B127]; &quot;.html&quot;))" office:value-type="string" office:string-value="http://www.holyhog.com/deficit_hawk/TAX29.html">
            <text:p>http://www.holyhog.com/deficit_hawk/TAX29.html</text:p>
          </table:table-cell>
          <table:table-cell office:value-type="string">
            <text:p>OTHERT</text:p>
          </table:table-cell>
          <table:table-cell/>
          <table:table-cell office:value-type="string">
            <text:p>Increase All Taxes on Alcoholic Beverages to $16 per Proof Gallon </text:p>
          </table:table-cell>
          <table:table-cell office:value-type="float" office:value="4800">
            <text:p>4800</text:p>
          </table:table-cell>
          <table:table-cell office:value-type="float" office:value="5800">
            <text:p>5800</text:p>
          </table:table-cell>
          <table:table-cell office:value-type="float" office:value="5900">
            <text:p>5900</text:p>
          </table:table-cell>
          <table:table-cell table:number-columns-repeated="2" office:value-type="float" office:value="6000">
            <text:p>6000</text:p>
          </table:table-cell>
          <table:table-cell office:value-type="float" office:value="6100">
            <text:p>6100</text:p>
          </table:table-cell>
          <table:table-cell office:value-type="float" office:value="6200">
            <text:p>6200</text:p>
          </table:table-cell>
          <table:table-cell office:value-type="float" office:value="6300">
            <text:p>6300</text:p>
          </table:table-cell>
          <table:table-cell table:number-columns-repeated="2" office:value-type="float" office:value="6400">
            <text:p>6400</text:p>
          </table:table-cell>
          <table:table-cell table:number-columns-repeated="1008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AX30</text:p>
          </table:table-cell>
          <table:table-cell table:formula="of:=HYPERLINK(CONCATENATE(&quot;http://www.holyhog.com/deficit_hawk/&quot;;[.B128]; &quot;.html&quot;))" office:value-type="string" office:string-value="http://www.holyhog.com/deficit_hawk/TAX30.html">
            <text:p>http://www.holyhog.com/deficit_hawk/TAX30.html</text:p>
          </table:table-cell>
          <table:table-cell office:value-type="string">
            <text:p>CORP</text:p>
          </table:table-cell>
          <table:table-cell/>
          <table:table-cell office:value-type="string">
            <text:p>Accelerate and Modify the Excise Tax on High-Cost Health Care Coverage </text:p>
          </table:table-cell>
          <table:table-cell table:number-columns-repeated="2" office:value-type="float" office:value="0">
            <text:p>0</text:p>
          </table:table-cell>
          <table:table-cell office:value-type="float" office:value="32400">
            <text:p>32400</text:p>
          </table:table-cell>
          <table:table-cell office:value-type="float" office:value="30600">
            <text:p>30600</text:p>
          </table:table-cell>
          <table:table-cell office:value-type="float" office:value="37100">
            <text:p>37100</text:p>
          </table:table-cell>
          <table:table-cell office:value-type="float" office:value="44300">
            <text:p>44300</text:p>
          </table:table-cell>
          <table:table-cell office:value-type="float" office:value="39300">
            <text:p>39300</text:p>
          </table:table-cell>
          <table:table-cell office:value-type="float" office:value="42400">
            <text:p>42400</text:p>
          </table:table-cell>
          <table:table-cell office:value-type="float" office:value="41300">
            <text:p>41300</text:p>
          </table:table-cell>
          <table:table-cell office:value-type="float" office:value="42100">
            <text:p>42100</text:p>
          </table:table-cell>
          <table:table-cell table:number-columns-repeated="1008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TAX31</text:p>
          </table:table-cell>
          <table:table-cell table:formula="of:=HYPERLINK(CONCATENATE(&quot;http://www.holyhog.com/deficit_hawk/&quot;;[.B129]; &quot;.html&quot;))" office:value-type="string" office:string-value="http://www.holyhog.com/deficit_hawk/TAX31.html">
            <text:p>http://www.holyhog.com/deficit_hawk/TAX31.html</text:p>
          </table:table-cell>
          <table:table-cell office:value-type="string">
            <text:p>INDT</text:p>
          </table:table-cell>
          <table:table-cell/>
          <table:table-cell office:value-type="string">
            <text:p>Increase the Payroll Tax Rate for Medicare Hospital Insurance by 1 Percentage Point </text:p>
          </table:table-cell>
          <table:table-cell office:value-type="float" office:value="48600">
            <text:p>48600</text:p>
          </table:table-cell>
          <table:table-cell office:value-type="float" office:value="53100">
            <text:p>53100</text:p>
          </table:table-cell>
          <table:table-cell office:value-type="float" office:value="58600">
            <text:p>58600</text:p>
          </table:table-cell>
          <table:table-cell office:value-type="float" office:value="61400">
            <text:p>61400</text:p>
          </table:table-cell>
          <table:table-cell office:value-type="float" office:value="64200">
            <text:p>64200</text:p>
          </table:table-cell>
          <table:table-cell office:value-type="float" office:value="66900">
            <text:p>66900</text:p>
          </table:table-cell>
          <table:table-cell office:value-type="float" office:value="70000">
            <text:p>70000</text:p>
          </table:table-cell>
          <table:table-cell office:value-type="float" office:value="73100">
            <text:p>73100</text:p>
          </table:table-cell>
          <table:table-cell office:value-type="float" office:value="76000">
            <text:p>76000</text:p>
          </table:table-cell>
          <table:table-cell office:value-type="float" office:value="79000">
            <text:p>79000</text:p>
          </table:table-cell>
          <table:table-cell table:number-columns-repeated="1008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TAX32</text:p>
          </table:table-cell>
          <table:table-cell table:formula="of:=HYPERLINK(CONCATENATE(&quot;http://www.holyhog.com/deficit_hawk/&quot;;[.B130]; &quot;.html&quot;))" office:value-type="string" office:string-value="http://www.holyhog.com/deficit_hawk/TAX32.html">
            <text:p>http://www.holyhog.com/deficit_hawk/TAX32.html</text:p>
          </table:table-cell>
          <table:table-cell office:value-type="string">
            <text:p>INDT</text:p>
          </table:table-cell>
          <table:table-cell/>
          <table:table-cell office:value-type="string">
            <text:p>Repeal the Individual Health Insurance Mandate <text:s/></text:p>
          </table:table-cell>
          <table:table-cell table:number-columns-repeated="2"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25000">
            <text:p>25000</text:p>
          </table:table-cell>
          <table:table-cell office:value-type="float" office:value="33000">
            <text:p>33000</text:p>
          </table:table-cell>
          <table:table-cell office:value-type="float" office:value="36000">
            <text:p>36000</text:p>
          </table:table-cell>
          <table:table-cell office:value-type="float" office:value="39000">
            <text:p>39000</text:p>
          </table:table-cell>
          <table:table-cell office:value-type="float" office:value="41000">
            <text:p>41000</text:p>
          </table:table-cell>
          <table:table-cell office:value-type="float" office:value="43000">
            <text:p>43000</text:p>
          </table:table-cell>
          <table:table-cell office:value-type="float" office:value="49000">
            <text:p>49000</text:p>
          </table:table-cell>
          <table:table-cell table:number-columns-repeated="1008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TAX33</text:p>
          </table:table-cell>
          <table:table-cell table:formula="of:=HYPERLINK(CONCATENATE(&quot;http://www.holyhog.com/deficit_hawk/&quot;;[.B131]; &quot;.html&quot;))" office:value-type="string" office:string-value="http://www.holyhog.com/deficit_hawk/TAX33.html">
            <text:p>http://www.holyhog.com/deficit_hawk/TAX33.html</text:p>
          </table:table-cell>
          <table:table-cell office:value-type="string">
            <text:p>CORP</text:p>
          </table:table-cell>
          <table:table-cell/>
          <table:table-cell office:value-type="string">
            <text:p>Impose a Fee on Large Financial Institutions <text:s/></text:p>
          </table:table-cell>
          <table:table-cell office:value-type="float" office:value="4100">
            <text:p>4100</text:p>
          </table:table-cell>
          <table:table-cell office:value-type="float" office:value="6400">
            <text:p>64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office:value-type="float" office:value="7200">
            <text:p>7200</text:p>
          </table:table-cell>
          <table:table-cell office:value-type="float" office:value="7400">
            <text:p>7400</text:p>
          </table:table-cell>
          <table:table-cell office:value-type="float" office:value="7700">
            <text:p>7700</text:p>
          </table:table-cell>
          <table:table-cell office:value-type="float" office:value="7900">
            <text:p>79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table:number-columns-repeated="1008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TAX34</text:p>
          </table:table-cell>
          <table:table-cell table:formula="of:=HYPERLINK(CONCATENATE(&quot;http://www.holyhog.com/deficit_hawk/&quot;;[.B132]; &quot;.html&quot;))" office:value-type="string" office:string-value="http://www.holyhog.com/deficit_hawk/TAX34.html">
            <text:p>http://www.holyhog.com/deficit_hawk/TAX34.html</text:p>
          </table:table-cell>
          <table:table-cell office:value-type="string">
            <text:p>CORP</text:p>
          </table:table-cell>
          <table:table-cell/>
          <table:table-cell office:value-type="string">
            <text:p>Reinstate the Superfund Taxes </text:p>
          </table:table-cell>
          <table:table-cell office:value-type="float" office:value="1400">
            <text:p>1400</text:p>
          </table:table-cell>
          <table:table-cell office:value-type="float" office:value="1900">
            <text:p>1900</text:p>
          </table:table-cell>
          <table:table-cell table:number-columns-repeated="3" office:value-type="float" office:value="2000">
            <text:p>2000</text:p>
          </table:table-cell>
          <table:table-cell table:number-columns-repeated="4" office:value-type="float" office:value="2100">
            <text:p>2100</text:p>
          </table:table-cell>
          <table:table-cell office:value-type="float" office:value="2200">
            <text:p>2200</text:p>
          </table:table-cell>
          <table:table-cell table:number-columns-repeated="1008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TAX35</text:p>
          </table:table-cell>
          <table:table-cell table:formula="of:=HYPERLINK(CONCATENATE(&quot;http://www.holyhog.com/deficit_hawk/&quot;;[.B133]; &quot;.html&quot;))" office:value-type="string" office:string-value="http://www.holyhog.com/deficit_hawk/TAX35.html">
            <text:p>http://www.holyhog.com/deficit_hawk/TAX35.html</text:p>
          </table:table-cell>
          <table:table-cell office:value-type="string">
            <text:p>CORP</text:p>
          </table:table-cell>
          <table:table-cell/>
          <table:table-cell office:value-type="string">
            <text:p>Impose a Price on Emissions of Greenhouse Gases </text:p>
          </table:table-cell>
          <table:table-cell office:value-type="float" office:value="88200">
            <text:p>88200</text:p>
          </table:table-cell>
          <table:table-cell office:value-type="float" office:value="93400">
            <text:p>93400</text:p>
          </table:table-cell>
          <table:table-cell office:value-type="float" office:value="99400">
            <text:p>99400</text:p>
          </table:table-cell>
          <table:table-cell office:value-type="float" office:value="105300">
            <text:p>105300</text:p>
          </table:table-cell>
          <table:table-cell office:value-type="float" office:value="112200">
            <text:p>112200</text:p>
          </table:table-cell>
          <table:table-cell office:value-type="float" office:value="119500">
            <text:p>119500</text:p>
          </table:table-cell>
          <table:table-cell office:value-type="float" office:value="127200">
            <text:p>127200</text:p>
          </table:table-cell>
          <table:table-cell office:value-type="float" office:value="135700">
            <text:p>135700</text:p>
          </table:table-cell>
          <table:table-cell office:value-type="float" office:value="144400">
            <text:p>144400</text:p>
          </table:table-cell>
          <table:table-cell office:value-type="float" office:value="153600">
            <text:p>153600</text:p>
          </table:table-cell>
          <table:table-cell table:number-columns-repeated="1008"/>
        </table:table-row>
        <table:table-row table:style-name="ro1">
          <table:table-cell office:value-type="string">
            <text:p><text:s text:c="2"/>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2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7-19T12:29:49.59</dc:date>
    <dc:creator>Mark Harmison</dc:creator>
    <meta:document-statistic meta:table-count="1" meta:cell-count="2026" meta:object-count="0"/>
    <meta:generator>OpenOffice.org/3.1$Win32 OpenOffice.org_project/310m19$Build-9420</meta:generator>
  </office:meta>
</office:document-meta>
</file>